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TC" svg:font-family="'Noto Sans CJK TC'" style:font-family-generic="system" style:font-pitch="variable"/>
  </office:font-face-decls>
  <office:automatic-styles>
    <style:style style:name="P1" style:family="paragraph" style:parent-style-name="Footnote">
      <style:text-properties style:use-window-font-color="true" loext:opacity="0%" style:font-name="Liberation Serif" fo:font-size="10pt" fo:language="en" fo:country="US" officeooo:rsid="0058cfc3" officeooo:paragraph-rsid="0058cfc3" style:letter-kerning="true" style:font-name-asian="Noto Sans CJK TC" style:font-size-asian="10pt" style:language-asian="zh" style:country-asian="CN" style:font-name-complex="DejaVu Sans" style:font-size-complex="10pt" style:language-complex="hi" style:country-complex="IN"/>
    </style:style>
    <style:style style:name="P2" style:family="paragraph" style:parent-style-name="Heading_20_1">
      <style:paragraph-properties fo:text-align="start" style:justify-single-word="false" style:writing-mode="lr-tb"/>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writing-mode="lr-tb"/>
    </style:style>
    <style:style style:name="P5" style:family="paragraph" style:parent-style-name="Standard">
      <style:paragraph-properties fo:line-height="115%" fo:text-align="center" style:justify-single-word="false" style:writing-mode="lr-tb"/>
    </style:style>
    <style:style style:name="P6" style:family="paragraph" style:parent-style-name="Standard">
      <style:paragraph-properties fo:line-height="115%" fo:text-align="start" style:justify-single-word="false" style:writing-mode="lr-tb"/>
    </style:style>
    <style:style style:name="P7" style:family="paragraph" style:parent-style-name="Standard">
      <style:paragraph-properties fo:margin-left="0in" fo:margin-right="0in" fo:line-height="115%" fo:text-align="start" style:justify-single-word="false" fo:text-indent="0in" style:auto-text-indent="false" style:writing-mode="lr-tb"/>
    </style:style>
    <style:style style:name="P8" style:family="paragraph" style:parent-style-name="Standard">
      <style:paragraph-properties fo:line-height="115%" fo:text-align="start" style:justify-single-word="false" style:writing-mode="lr-tb"/>
      <style:text-properties fo:font-style="normal" style:font-style-asian="normal" style:font-style-complex="normal"/>
    </style:style>
    <style:style style:name="P9" style:family="paragraph" style:parent-style-name="Standard">
      <style:paragraph-properties fo:margin-left="0in" fo:margin-right="0in" fo:line-height="115%" fo:text-align="start" style:justify-single-word="false" fo:text-indent="0in" style:auto-text-indent="false" style:writing-mode="lr-tb"/>
      <style:text-properties fo:font-style="normal" style:font-style-asian="normal" style:font-style-complex="normal"/>
    </style:style>
    <style:style style:name="P10" style:family="paragraph" style:parent-style-name="Standard">
      <style:paragraph-properties fo:margin-left="0in" fo:margin-right="0in" fo:line-height="115%" fo:text-align="start" style:justify-single-word="false" fo:text-indent="0in" style:auto-text-indent="false" style:writing-mode="lr-tb"/>
      <style:text-properties style:use-window-font-color="true" loext:opacity="0%" style:font-name="Liberation Serif" fo:font-size="12pt" fo:language="en" fo:country="US" style:letter-kerning="true" style:font-name-asian="Noto Sans CJK TC" style:font-size-asian="12pt" style:language-asian="zh" style:country-asian="CN" style:font-name-complex="DejaVu Sans" style:font-size-complex="12pt" style:language-complex="hi" style:country-complex="IN"/>
    </style:style>
    <style:style style:name="P11" style:family="paragraph" style:parent-style-name="Standard">
      <style:paragraph-properties fo:margin-left="0in" fo:margin-right="0in" fo:line-height="115%" fo:text-align="start" style:justify-single-word="false" fo:text-indent="0in" style:auto-text-indent="false" style:writing-mode="lr-tb"/>
      <style:text-properties style:use-window-font-color="true" loext:opacity="0%" style:font-name="Liberation Serif" fo:font-size="12pt" fo:language="en" fo:country="US" fo:font-style="normal"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P12" style:family="paragraph">
      <style:paragraph-properties style:writing-mode="lr-tb"/>
    </style:style>
    <style:style style:name="P13" style:family="paragraph" style:parent-style-name="Standard">
      <style:paragraph-properties style:writing-mode="lr-tb"/>
    </style:style>
    <style:style style:name="P14" style:family="paragraph" style:parent-style-name="Standard">
      <style:paragraph-properties style:writing-mode="lr-tb"/>
      <style:text-properties officeooo:paragraph-rsid="00547a5c"/>
    </style:style>
    <style:style style:name="P15" style:family="paragraph" style:parent-style-name="Text_20_body">
      <style:text-properties style:use-window-font-color="true" loext:opacity="0%" style:font-name="Liberation Serif" fo:font-size="12pt" fo:language="en" fo:country="US" style:letter-kerning="true" style:font-name-asian="Noto Sans CJK TC" style:font-size-asian="12pt" style:language-asian="zh" style:country-asian="CN" style:font-name-complex="DejaVu Sans" style:font-size-complex="12pt" style:language-complex="hi" style:country-complex="IN"/>
    </style:style>
    <style:style style:name="P16" style:family="paragraph" style:parent-style-name="Text_20_body">
      <style:paragraph-properties fo:margin-top="0in" fo:margin-bottom="0.0972in" style:contextual-spacing="false"/>
    </style:style>
    <style:style style:name="T1" style:family="text">
      <style:text-properties fo:font-size="14pt" style:font-size-asian="14pt" style:font-size-complex="14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41e559" style:font-style-asian="italic" style:font-style-complex="italic"/>
    </style:style>
    <style:style style:name="T5" style:family="text">
      <style:text-properties fo:font-style="italic" officeooo:rsid="0058b766"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82e7" style:font-style-asian="normal" style:font-style-complex="normal"/>
    </style:style>
    <style:style style:name="T9" style:family="text">
      <style:text-properties fo:font-style="normal" officeooo:rsid="001dd4b8" style:font-style-asian="normal" style:font-style-complex="normal"/>
    </style:style>
    <style:style style:name="T10" style:family="text">
      <style:text-properties fo:font-style="normal" officeooo:rsid="001f029a" style:font-style-asian="normal" style:font-style-complex="normal"/>
    </style:style>
    <style:style style:name="T11" style:family="text">
      <style:text-properties fo:font-style="normal" officeooo:rsid="002e7787" style:font-style-asian="normal" style:font-style-complex="normal"/>
    </style:style>
    <style:style style:name="T12" style:family="text">
      <style:text-properties fo:font-style="normal" officeooo:rsid="00312520" style:font-style-asian="normal" style:font-style-complex="normal"/>
    </style:style>
    <style:style style:name="T13" style:family="text">
      <style:text-properties fo:font-style="normal" officeooo:rsid="0035ef57" style:font-style-asian="normal" style:font-style-complex="normal"/>
    </style:style>
    <style:style style:name="T14" style:family="text">
      <style:text-properties fo:font-style="normal" officeooo:rsid="00386758" style:font-style-asian="normal" style:font-style-complex="normal"/>
    </style:style>
    <style:style style:name="T15" style:family="text">
      <style:text-properties fo:font-style="normal" officeooo:rsid="003e0ec5" style:font-style-asian="normal" style:font-style-complex="normal"/>
    </style:style>
    <style:style style:name="T16" style:family="text">
      <style:text-properties fo:font-style="normal" officeooo:rsid="003ffb57" style:font-style-asian="normal" style:font-style-complex="normal"/>
    </style:style>
    <style:style style:name="T17" style:family="text">
      <style:text-properties fo:font-style="normal" officeooo:rsid="004348fc" style:font-style-asian="normal" style:font-style-complex="normal"/>
    </style:style>
    <style:style style:name="T18" style:family="text">
      <style:text-properties fo:font-style="normal" officeooo:rsid="004490b6" style:font-style-asian="normal" style:font-style-complex="normal"/>
    </style:style>
    <style:style style:name="T19" style:family="text">
      <style:text-properties fo:font-style="normal" officeooo:rsid="004600a2" style:font-style-asian="normal" style:font-style-complex="normal"/>
    </style:style>
    <style:style style:name="T20" style:family="text">
      <style:text-properties fo:font-style="normal" officeooo:rsid="0046065f" style:font-style-asian="normal" style:font-style-complex="normal"/>
    </style:style>
    <style:style style:name="T21" style:family="text">
      <style:text-properties fo:font-style="normal" officeooo:rsid="0048021e" style:font-style-asian="normal" style:font-style-complex="normal"/>
    </style:style>
    <style:style style:name="T22" style:family="text">
      <style:text-properties fo:font-style="normal" officeooo:rsid="004c80d0" style:font-style-asian="normal" style:font-style-complex="normal"/>
    </style:style>
    <style:style style:name="T23" style:family="text">
      <style:text-properties fo:font-style="normal" officeooo:rsid="0058b766" style:font-style-asian="normal" style:font-style-complex="normal"/>
    </style:style>
    <style:style style:name="T24" style:family="text">
      <style:text-properties style:font-name="Liberation Serif" fo:font-size="18pt" fo:font-weight="bold" style:font-name-asian="Noto Sans CJK TC" style:font-size-asian="18pt" style:font-weight-asian="bold" style:font-name-complex="DejaVu Sans" style:font-size-complex="18pt" style:font-weight-complex="bold"/>
    </style:style>
    <style:style style:name="T25" style:family="text">
      <style:text-properties style:font-style-asian="italic" style:font-style-complex="italic"/>
    </style:style>
    <style:style style:name="T26" style:family="text">
      <style:text-properties officeooo:rsid="0041e559" style:font-style-asian="italic" style:font-style-complex="italic"/>
    </style:style>
    <style:style style:name="T27" style:family="text">
      <style:text-properties style:use-window-font-color="true" loext:opacity="0%" fo:font-size="12pt" fo:language="en" fo:country="US" fo:font-style="normal"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28" style:family="text">
      <style:text-properties style:use-window-font-color="true" loext:opacity="0%" fo:font-size="12pt" fo:language="en" fo:country="US" fo:font-style="normal" officeooo:rsid="005157b9"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29" style:family="text">
      <style:text-properties style:use-window-font-color="true" loext:opacity="0%" fo:font-size="12pt" fo:language="en" fo:country="US" fo:font-style="normal" officeooo:rsid="0052c10f"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30" style:family="text">
      <style:text-properties style:use-window-font-color="true" loext:opacity="0%" fo:font-size="12pt" fo:language="en" fo:country="US" fo:font-style="normal" officeooo:rsid="00589390"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31" style:family="text">
      <style:text-properties style:use-window-font-color="true" loext:opacity="0%" fo:font-size="12pt" fo:language="en" fo:country="US" style:letter-kerning="true" style:font-name-asian="Noto Sans CJK TC" style:font-size-asian="12pt" style:language-asian="zh" style:country-asian="CN" style:font-name-complex="DejaVu Sans" style:font-size-complex="12pt" style:language-complex="hi" style:country-complex="IN"/>
    </style:style>
    <style:style style:name="T32" style:family="text">
      <style:text-properties style:use-window-font-color="true" loext:opacity="0%" fo:font-size="12pt" fo:language="en" fo:country="US" officeooo:rsid="0059bfd4" style:letter-kerning="true" style:font-name-asian="Noto Sans CJK TC" style:font-size-asian="12pt" style:language-asian="zh" style:country-asian="CN" style:font-name-complex="DejaVu Sans" style:font-size-complex="12pt" style:language-complex="hi" style:country-complex="IN"/>
    </style:style>
    <style:style style:name="T33" style:family="text">
      <style:text-properties style:use-window-font-color="true" loext:opacity="0%" fo:font-size="12pt" fo:language="en" fo:country="US" officeooo:rsid="005bb0b2" style:letter-kerning="true" style:font-name-asian="Noto Sans CJK TC" style:font-size-asian="12pt" style:language-asian="zh" style:country-asian="CN" style:font-name-complex="DejaVu Sans" style:font-size-complex="12pt" style:language-complex="hi" style:country-complex="IN"/>
    </style:style>
    <style:style style:name="T34" style:family="text">
      <style:text-properties style:use-window-font-color="true" loext:opacity="0%" fo:font-size="12pt" fo:language="en" fo:country="US" officeooo:rsid="005c6b9a" style:letter-kerning="true" style:font-name-asian="Noto Sans CJK TC" style:font-size-asian="12pt" style:language-asian="zh" style:country-asian="CN" style:font-name-complex="DejaVu Sans" style:font-size-complex="12pt" style:language-complex="hi" style:country-complex="IN"/>
    </style:style>
    <style:style style:name="T35" style:family="text">
      <style:text-properties style:use-window-font-color="true" loext:opacity="0%" fo:font-size="12pt" fo:language="en" fo:country="US" officeooo:rsid="005e5d6c" style:letter-kerning="true" style:font-name-asian="Noto Sans CJK TC" style:font-size-asian="12pt" style:language-asian="zh" style:country-asian="CN" style:font-name-complex="DejaVu Sans" style:font-size-complex="12pt" style:language-complex="hi" style:country-complex="IN"/>
    </style:style>
    <style:style style:name="T36" style:family="text">
      <style:text-properties style:use-window-font-color="true" loext:opacity="0%" fo:font-size="12pt" fo:language="en" fo:country="US" officeooo:rsid="00605827" style:letter-kerning="true" style:font-name-asian="Noto Sans CJK TC" style:font-size-asian="12pt" style:language-asian="zh" style:country-asian="CN" style:font-name-complex="DejaVu Sans" style:font-size-complex="12pt" style:language-complex="hi" style:country-complex="IN"/>
    </style:style>
    <style:style style:name="T37" style:family="text">
      <style:text-properties style:use-window-font-color="true" loext:opacity="0%" fo:font-size="12pt" fo:language="en" fo:country="US" officeooo:rsid="0061b98c" style:letter-kerning="true" style:font-name-asian="Noto Sans CJK TC" style:font-size-asian="12pt" style:language-asian="zh" style:country-asian="CN" style:font-name-complex="DejaVu Sans" style:font-size-complex="12pt" style:language-complex="hi" style:country-complex="IN"/>
    </style:style>
    <style:style style:name="T38" style:family="text">
      <style:text-properties style:use-window-font-color="true" loext:opacity="0%" fo:font-size="12pt" fo:language="en" fo:country="US" officeooo:rsid="00620aef" style:letter-kerning="true" style:font-name-asian="Noto Sans CJK TC" style:font-size-asian="12pt" style:language-asian="zh" style:country-asian="CN" style:font-name-complex="DejaVu Sans" style:font-size-complex="12pt" style:language-complex="hi" style:country-complex="IN"/>
    </style:style>
    <style:style style:name="T39" style:family="text">
      <style:text-properties style:use-window-font-color="true" loext:opacity="0%" fo:font-size="12pt" fo:language="en" fo:country="US"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0" style:family="text">
      <style:text-properties style:use-window-font-color="true" loext:opacity="0%" fo:font-size="12pt" fo:language="en" fo:country="US" fo:font-style="italic" style:letter-kerning="true" style:font-name-asian="Noto Sans CJK TC" style:font-size-asian="12pt" style:language-asian="zh" style:country-asian="CN" style:font-style-asian="italic" style:font-name-complex="DejaVu Sans" style:font-size-complex="12pt" style:language-complex="hi" style:country-complex="IN" style:font-style-complex="italic"/>
    </style:style>
    <style:style style:name="T41" style:family="text">
      <style:text-properties style:use-window-font-color="true" loext:opacity="0%" style:font-name="Liberation Serif" fo:font-size="12pt" fo:language="en" fo:country="US" fo:font-style="normal"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2" style:family="text">
      <style:text-properties style:use-window-font-color="true" loext:opacity="0%" style:font-name="Liberation Serif" fo:font-size="12pt" fo:language="en" fo:country="US" fo:font-style="normal" officeooo:rsid="001c82e7"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3" style:family="text">
      <style:text-properties style:use-window-font-color="true" loext:opacity="0%" style:font-name="Liberation Serif" fo:font-size="12pt" fo:language="en" fo:country="US" fo:font-style="normal" officeooo:rsid="0021e4f2"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4" style:family="text">
      <style:text-properties style:use-window-font-color="true" loext:opacity="0%" style:font-name="Liberation Serif" fo:font-size="12pt" fo:language="en" fo:country="US" fo:font-style="normal" officeooo:rsid="002f1c4d"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5" style:family="text">
      <style:text-properties style:use-window-font-color="true" loext:opacity="0%" style:font-name="Liberation Serif" fo:font-size="12pt" fo:language="en" fo:country="US" fo:font-style="normal" officeooo:rsid="003bb4e4"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6" style:family="text">
      <style:text-properties style:use-window-font-color="true" loext:opacity="0%" style:font-name="Liberation Serif" fo:font-size="12pt" fo:language="en" fo:country="US" fo:font-style="normal" officeooo:rsid="003bd09d"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7" style:family="text">
      <style:text-properties style:use-window-font-color="true" loext:opacity="0%" style:font-name="Liberation Serif" fo:font-size="12pt" fo:language="en" fo:country="US" fo:font-style="normal" officeooo:rsid="003c75ad"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8" style:family="text">
      <style:text-properties style:use-window-font-color="true" loext:opacity="0%" style:font-name="Liberation Serif" fo:font-size="12pt" fo:language="en" fo:country="US" fo:font-style="normal" officeooo:rsid="004600a2"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49" style:family="text">
      <style:text-properties style:use-window-font-color="true" loext:opacity="0%" style:font-name="Liberation Serif" fo:font-size="12pt" fo:language="en" fo:country="US" fo:font-style="normal" officeooo:rsid="004f075a"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50" style:family="text">
      <style:text-properties style:use-window-font-color="true" loext:opacity="0%" style:font-name="Liberation Serif" fo:font-size="12pt" fo:language="en" fo:country="US" style:letter-kerning="true" style:font-name-asian="Noto Sans CJK TC" style:font-size-asian="12pt" style:language-asian="zh" style:country-asian="CN" style:font-name-complex="DejaVu Sans" style:font-size-complex="12pt" style:language-complex="hi" style:country-complex="IN"/>
    </style:style>
    <style:style style:name="T51" style:family="text">
      <style:text-properties style:use-window-font-color="true" loext:opacity="0%" style:font-name="Liberation Serif" fo:font-size="12pt" fo:language="en" fo:country="US" officeooo:rsid="001be8b8" style:letter-kerning="true" style:font-name-asian="Noto Sans CJK TC" style:font-size-asian="12pt" style:language-asian="zh" style:country-asian="CN" style:font-name-complex="DejaVu Sans" style:font-size-complex="12pt" style:language-complex="hi" style:country-complex="IN"/>
    </style:style>
    <style:style style:name="T52" style:family="text">
      <style:text-properties style:use-window-font-color="true" loext:opacity="0%" style:font-name="Liberation Serif" fo:font-size="12pt" fo:language="en" fo:country="US" officeooo:rsid="00266fa9" style:letter-kerning="true" style:font-name-asian="Noto Sans CJK TC" style:font-size-asian="12pt" style:language-asian="zh" style:country-asian="CN" style:font-name-complex="DejaVu Sans" style:font-size-complex="12pt" style:language-complex="hi" style:country-complex="IN"/>
    </style:style>
    <style:style style:name="T53" style:family="text">
      <style:text-properties style:use-window-font-color="true" loext:opacity="0%" style:font-name="Liberation Serif" fo:font-size="12pt" fo:language="en" fo:country="US" officeooo:rsid="002acdd7" style:letter-kerning="true" style:font-name-asian="Noto Sans CJK TC" style:font-size-asian="12pt" style:language-asian="zh" style:country-asian="CN" style:font-name-complex="DejaVu Sans" style:font-size-complex="12pt" style:language-complex="hi" style:country-complex="IN"/>
    </style:style>
    <style:style style:name="T54" style:family="text">
      <style:text-properties style:use-window-font-color="true" loext:opacity="0%" style:font-name="Liberation Serif" fo:font-size="12pt" fo:language="en" fo:country="US" officeooo:rsid="005e5d6c" style:letter-kerning="true" style:font-name-asian="Noto Sans CJK TC" style:font-size-asian="12pt" style:language-asian="zh" style:country-asian="CN" style:font-name-complex="DejaVu Sans" style:font-size-complex="12pt" style:language-complex="hi" style:country-complex="IN"/>
    </style:style>
    <style:style style:name="T55" style:family="text">
      <style:text-properties style:use-window-font-color="true" loext:opacity="0%" style:font-name="Liberation Serif" fo:font-size="12pt" fo:language="en" fo:country="US" officeooo:rsid="00605827" style:letter-kerning="true" style:font-name-asian="Noto Sans CJK TC" style:font-size-asian="12pt" style:language-asian="zh" style:country-asian="CN" style:font-name-complex="DejaVu Sans" style:font-size-complex="12pt" style:language-complex="hi" style:country-complex="IN"/>
    </style:style>
    <style:style style:name="T56" style:family="text">
      <style:text-properties style:use-window-font-color="true" loext:opacity="0%" style:font-name="Liberation Serif" fo:font-size="12pt" fo:language="en" fo:country="US" officeooo:rsid="0061b98c" style:letter-kerning="true" style:font-name-asian="Noto Sans CJK TC" style:font-size-asian="12pt" style:language-asian="zh" style:country-asian="CN" style:font-name-complex="DejaVu Sans" style:font-size-complex="12pt" style:language-complex="hi" style:country-complex="IN"/>
    </style:style>
    <style:style style:name="T57" style:family="text">
      <style:text-properties style:use-window-font-color="true" loext:opacity="0%" style:font-name="Liberation Serif" fo:font-size="12pt" fo:language="en" fo:country="US" officeooo:rsid="00620aef" style:letter-kerning="true" style:font-name-asian="Noto Sans CJK TC" style:font-size-asian="12pt" style:language-asian="zh" style:country-asian="CN" style:font-name-complex="DejaVu Sans" style:font-size-complex="12pt" style:language-complex="hi" style:country-complex="IN"/>
    </style:style>
    <style:style style:name="T58" style:family="text">
      <style:text-properties fo:language="en" fo:country="US" style:language-asian="zh" style:country-asian="CN" style:language-complex="hi" style:country-complex="IN"/>
    </style:style>
    <style:style style:name="T59" style:family="text">
      <style:text-properties officeooo:rsid="001be8b8"/>
    </style:style>
    <style:style style:name="T60" style:family="text">
      <style:text-properties officeooo:rsid="0023321c"/>
    </style:style>
    <style:style style:name="T61" style:family="text">
      <style:text-properties officeooo:rsid="0025020a"/>
    </style:style>
    <style:style style:name="T62" style:family="text">
      <style:text-properties officeooo:rsid="00275e6f"/>
    </style:style>
    <style:style style:name="T63" style:family="text">
      <style:text-properties officeooo:rsid="00290bb0"/>
    </style:style>
    <style:style style:name="T64" style:family="text">
      <style:text-properties officeooo:rsid="002bf898"/>
    </style:style>
    <style:style style:name="T65" style:family="text">
      <style:text-properties fo:font-variant="normal" fo:text-transform="none" style:use-window-font-color="true" loext:opacity="0%" style:text-position="0% 100%" fo:font-size="12pt" fo:language="en" fo:country="US" fo:font-style="normal" style:text-underline-style="none" fo:font-weight="normal" style:letter-kerning="true" style:font-name-asian="Noto Sans CJK TC" style:font-size-asian="12pt" style:language-asian="zh" style:country-asian="CN" style:font-style-asian="normal" style:font-name-complex="DejaVu Sans" style:font-size-complex="12pt" style:language-complex="hi" style:country-complex="IN" style:font-style-complex="normal"/>
    </style:style>
    <style:style style:name="T66" style:family="text">
      <style:text-properties fo:font-variant="normal" fo:text-transform="none" style:text-position="0% 100%" fo:font-style="italic" style:text-underline-style="none" fo:font-weight="normal" style:font-style-asian="italic"/>
    </style:style>
    <style:style style:name="T67" style:family="text">
      <style:text-properties fo:font-variant="normal" fo:text-transform="none" style:text-position="0% 100%" style:text-underline-style="none" fo:font-weight="normal"/>
    </style:style>
    <style:style style:name="T68" style:family="text">
      <style:text-properties fo:font-variant="normal" fo:text-transform="none" style:text-position="0% 100%" fo:font-style="normal" style:text-underline-style="none" fo:font-weight="normal"/>
    </style:style>
    <style:style style:name="T69" style:family="text">
      <style:text-properties officeooo:rsid="0064826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tylistique de la recherche linguistique en IA: de LISP à GPT-3</text:span></text:p>
      <text:p text:style-name="P5">Pierre Depaz</text:p>
      <text:p text:style-name="P5">Paris-3 Sorbonne Nouvelle - THALIM</text:p>
      <text:p text:style-name="P6"/>
      <text:p text:style-name="P6"/>
      <text:h text:style-name="P2" text:outline-level="1">1. Introduction</text:h>
      <text:p text:style-name="P6"/>
      <text:p text:style-name="P13">En Septembre 2020, le quotidien britannique The Guardian publie un éditorial entièrement généré par une intelligence artificielle<text:reference-mark-start text:name="ZOTERO_ITEM CSL_CITATION {&quot;citationID&quot;:&quot;TP6ekDEe&quot;,&quot;properties&quot;:{&quot;formattedCitation&quot;:&quot;(GPT-3)&quot;,&quot;plainCitation&quot;:&quot;(GPT-3)&quot;,&quot;noteIndex&quot;:0},&quot;citationItems&quot;:[{&quot;id&quot;:748,&quot;uris&quot;:[&quot;http://zotero.org/users/local/pqyV8Kj5/items/WEVKK869&quot;],&quot;uri&quot;:[&quot;http://zotero.org/users/local/pqyV8Kj5/items/WEVKK869&quot;],&quot;itemData&quot;:{&quot;id&quot;:748,&quot;type&quot;:&quot;webpage&quot;,&quot;abstract&quot;:&quot;We asked GPT-3, OpenAI’s powerful new language generator, to write an essay for us from scratch. The assignment? To convince us robots come in peace&quot;,&quot;container-title&quot;:&quot;the Guardian&quot;,&quot;language&quot;:&quot;en&quot;,&quot;note&quot;:&quot;section: Opinion&quot;,&quot;title&quot;:&quot;A robot wrote this entire article. Are you scared yet, human? | GPT-3&quot;,&quot;title-short&quot;:&quot;A robot wrote this entire article. Are you scared yet, human?&quot;,&quot;URL&quot;:&quot;http://www.theguardian.com/commentisfree/2020/sep/08/robot-wrote-this-article-gpt-3&quot;,&quot;author&quot;:[{&quot;family&quot;:&quot;GPT-3&quot;,&quot;given&quot;:&quot;&quot;}],&quot;accessed&quot;:{&quot;date-parts&quot;:[[&quot;2021&quot;,9,10]]},&quot;issued&quot;:{&quot;date-parts&quot;:[[&quot;2020&quot;,9,8]]}}}],&quot;schema&quot;:&quot;https://github.com/citation-style-language/schema/raw/master/csl-citation.json&quot;} RNDZS0XVeuJUi"/>(GPT-3)<text:reference-mark-end text:name="ZOTERO_ITEM CSL_CITATION {&quot;citationID&quot;:&quot;TP6ekDEe&quot;,&quot;properties&quot;:{&quot;formattedCitation&quot;:&quot;(GPT-3)&quot;,&quot;plainCitation&quot;:&quot;(GPT-3)&quot;,&quot;noteIndex&quot;:0},&quot;citationItems&quot;:[{&quot;id&quot;:748,&quot;uris&quot;:[&quot;http://zotero.org/users/local/pqyV8Kj5/items/WEVKK869&quot;],&quot;uri&quot;:[&quot;http://zotero.org/users/local/pqyV8Kj5/items/WEVKK869&quot;],&quot;itemData&quot;:{&quot;id&quot;:748,&quot;type&quot;:&quot;webpage&quot;,&quot;abstract&quot;:&quot;We asked GPT-3, OpenAI’s powerful new language generator, to write an essay for us from scratch. The assignment? To convince us robots come in peace&quot;,&quot;container-title&quot;:&quot;the Guardian&quot;,&quot;language&quot;:&quot;en&quot;,&quot;note&quot;:&quot;section: Opinion&quot;,&quot;title&quot;:&quot;A robot wrote this entire article. Are you scared yet, human? | GPT-3&quot;,&quot;title-short&quot;:&quot;A robot wrote this entire article. Are you scared yet, human?&quot;,&quot;URL&quot;:&quot;http://www.theguardian.com/commentisfree/2020/sep/08/robot-wrote-this-article-gpt-3&quot;,&quot;author&quot;:[{&quot;family&quot;:&quot;GPT-3&quot;,&quot;given&quot;:&quot;&quot;}],&quot;accessed&quot;:{&quot;date-parts&quot;:[[&quot;2021&quot;,9,10]]},&quot;issued&quot;:{&quot;date-parts&quot;:[[&quot;2020&quot;,9,8]]}}}],&quot;schema&quot;:&quot;https://github.com/citation-style-language/schema/raw/master/csl-citation.json&quot;} RNDZS0XVeuJUi"/>. Cette troisième génération du modèle <text:span text:style-name="T3">Generative Pre-trained Transformer</text:span> (GPT-3), rendue publique en Mai 2020, a représenté un évènement significatif, de par sa capacité inédite à générer des textes de qualité similaire à ceux produits par des humains, et <text:span text:style-name="T51">souvent</text:span> indiscernables de ces derniers.</text:p>
      <text:p text:style-name="P6"><text:span text:style-name="T59">Malgŕe ces succès récents, l</text:span>a recherche dans le domaine du <text:span text:style-name="T3">traitement automatique des languages </text:span><text:span text:style-name="T7">(TAL), champ de l’informatique se concentrant sur la compréhension et l’expression en langues humaines (par contraste aux languages de programmation), est pourtant concomittante des débuts de la recherche en Intelligence Artificielle (IA), au début des années 1950. Au vu des réalisations de GPT-2, GPT-3 et </text:span><text:span text:style-name="T8">des </text:span><text:span text:style-name="T7">autres modèles basés sur l’architecture Transformer, il semble cependant que nous sommes, à </text:span><text:span text:style-name="T8">première vue,</text:span><text:span text:style-name="T7"> confrontés à un saut qualitatif, plutôt qu’un changement </text:span><text:span text:style-name="T42">purement quantitatif</text:span><text:span text:style-name="T7"> en ce qui concerne la génération de texte. Quels sont les ressorts </text:span><text:span text:style-name="T9">théoriques et pratiques</text:span><text:span text:style-name="T7"> de ce saut? Et comment ces ressorts peuvent-ils nous présenter une nouvelle perspective sur les textes qui nous entourent, de la littérature aux messages de forums en passant par des manuels techniques?</text:span></text:p>
      <text:p text:style-name="P6"><text:span text:style-name="T7">Plutôt que présenter une histoire strictement rationelle des développements techniques et des objets mathématiques sur lesquelles sont basés les modèles Transformer, il s’agira ici d’identifier une </text:span><text:span text:style-name="T3">stylistique</text:span><text:span text:style-name="T7"> de la recherche en intelligence artificielle, et d’élucider, par comparaison de deux stylistiques différentes, un mouvement dialectique dans l’</text:span><text:span text:style-name="T10">appréhension</text:span><text:span text:style-name="T7"> du language en général, et de l’écrit en spécifique.</text:span></text:p>
      <text:p text:style-name="P6"><text:span text:style-name="T7">Après avoir élucidé la notion de style que nous utiliserons, en tant que liaison entre manière de penser et manière de faire, nous examinerons les influences théoriques, pratiques notationelles et implémentations concrètes des deux courants principaux du TAL: l’approche symbolique, des années 1950 aux années 1970, et l’approche statistique, des années 1950 aux années 2020. Finalement, nous </text:span><text:span text:style-name="T43">montrerons</text:span><text:span text:style-name="T7"> que l’approche statistique des languages implique une conception matérielle et contiguë de des oeuvres textuelles qui, de ce fait, contribue à une redéfinition par extension du domaine de la littérature.</text:span></text:p>
      <text:p text:style-name="P6"/>
      <text:h text:style-name="P2" text:outline-level="1">2. L<text:span text:style-name="T24">a notion de style en sciences</text:span></text:h>
      <text:p text:style-name="P6"/>
      <text:p text:style-name="P13">Afin de capturer les aspects anthropologiques et sociaux implicite<text:span text:style-name="T60">s</text:span> à la recherche et création scientifique<text:reference-mark-start text:name="ZOTERO_ITEM CSL_CITATION {&quot;citationID&quot;:&quot;AdWSxNnc&quot;,&quot;properties&quot;:{&quot;formattedCitation&quot;:&quot;(Collins and Pinch; Sack)&quot;,&quot;plainCitation&quot;:&quot;(Collins and Pinch; Sack)&quot;,&quot;noteIndex&quot;:0},&quot;citationItems&quot;:[{&quot;id&quot;:750,&quot;uris&quot;:[&quot;http://zotero.org/users/local/pqyV8Kj5/items/GENWKK3K&quot;],&quot;uri&quot;:[&quot;http://zotero.org/users/local/pqyV8Kj5/items/GENWKK3K&quot;],&quot;itemData&quot;:{&quot;id&quot;:750,&quot;type&quot;:&quot;book&quot;,&quot;abstract&quot;:&quot;Includes bibliographical references (p. 181-184) and index; Edible knowledge : the chemical transfer of memory -- Two experiments that 'proved' the theory of relativity -- The sun in a test tube : the story of cold fusion -- The germs of dissent : Louis Pasteur and the origins of life -- A new window on the universe : the non-detection of gravitational radiation -- The sex life of the whiptail lizard -- Set the controls for the heart of the sun : the strange story of the missing solar neutrinos&quot;,&quot;ISBN&quot;:&quot;978-0-521-64550-8&quot;,&quot;language&quot;:&quot;eng&quot;,&quot;number-of-pages&quot;:&quot;222&quot;,&quot;publisher&quot;:&quot;Cambridge [England] ; New York, NY : Cambridge University Press&quot;,&quot;source&quot;:&quot;Internet Archive&quot;,&quot;title&quot;:&quot;The golem : what you should know about science&quot;,&quot;title-short&quot;:&quot;The golem&quot;,&quot;URL&quot;:&quot;http://archive.org/details/golemwhatyoushou00coll&quot;,&quot;author&quot;:[{&quot;family&quot;:&quot;Collins&quot;,&quot;given&quot;:&quot;H. M. (Harry M. )&quot;},{&quot;family&quot;:&quot;Pinch&quot;,&quot;given&quot;:&quot;T. J. (Trevor J. )&quot;}],&quot;accessed&quot;:{&quot;date-parts&quot;:[[&quot;2021&quot;,9,10]]},&quot;issued&quot;:{&quot;date-parts&quot;:[[&quot;1998&quot;]]}}},{&quot;id&quot;:751,&quot;uris&quot;:[&quot;http://zotero.org/users/local/pqyV8Kj5/items/E6CSWF8C&quot;],&quot;uri&quot;:[&quot;http://zotero.org/users/local/pqyV8Kj5/items/E6CSWF8C&quot;],&quot;itemData&quot;:{&quot;id&quot;:751,&quot;type&quot;:&quot;book&quot;,&quot;abstract&quot;:&quot;An alternative history of software that places the liberal arts at the very center of software's evolution.&quot;,&quot;collection-title&quot;:&quot;Software Studies&quot;,&quot;event-place&quot;:&quot;Cambridge, MA, USA&quot;,&quot;ISBN&quot;:&quot;978-0-262-03970-3&quot;,&quot;language&quot;:&quot;en&quot;,&quot;number-of-pages&quot;:&quot;400&quot;,&quot;publisher&quot;:&quot;MIT Press&quot;,&quot;publisher-place&quot;:&quot;Cambridge, MA, USA&quot;,&quot;source&quot;:&quot;MIT Press Books&quot;,&quot;title&quot;:&quot;The Software Arts&quot;,&quot;author&quot;:[{&quot;family&quot;:&quot;Sack&quot;,&quot;given&quot;:&quot;Warren&quot;}],&quot;collection-editor&quot;:[{&quot;family&quot;:&quot;Wardrip-Fruin&quot;,&quot;given&quot;:&quot;Noah&quot;},{&quot;family&quot;:&quot;Chun&quot;,&quot;given&quot;:&quot;Wendy Hui Kyong&quot;},{&quot;family&quot;:&quot;Soon&quot;,&quot;given&quot;:&quot;Winnie&quot;},{&quot;family&quot;:&quot;Zhu&quot;,&quot;given&quot;:&quot;Jichen&quot;}],&quot;issued&quot;:{&quot;date-parts&quot;:[[&quot;2019&quot;,4,9]]}}}],&quot;schema&quot;:&quot;https://github.com/citation-style-language/schema/raw/master/csl-citation.json&quot;} RNDAxthS3liSE"/>(Collins and Pinch; Sack)<text:reference-mark-end text:name="ZOTERO_ITEM CSL_CITATION {&quot;citationID&quot;:&quot;AdWSxNnc&quot;,&quot;properties&quot;:{&quot;formattedCitation&quot;:&quot;(Collins and Pinch; Sack)&quot;,&quot;plainCitation&quot;:&quot;(Collins and Pinch; Sack)&quot;,&quot;noteIndex&quot;:0},&quot;citationItems&quot;:[{&quot;id&quot;:750,&quot;uris&quot;:[&quot;http://zotero.org/users/local/pqyV8Kj5/items/GENWKK3K&quot;],&quot;uri&quot;:[&quot;http://zotero.org/users/local/pqyV8Kj5/items/GENWKK3K&quot;],&quot;itemData&quot;:{&quot;id&quot;:750,&quot;type&quot;:&quot;book&quot;,&quot;abstract&quot;:&quot;Includes bibliographical references (p. 181-184) and index; Edible knowledge : the chemical transfer of memory -- Two experiments that 'proved' the theory of relativity -- The sun in a test tube : the story of cold fusion -- The germs of dissent : Louis Pasteur and the origins of life -- A new window on the universe : the non-detection of gravitational radiation -- The sex life of the whiptail lizard -- Set the controls for the heart of the sun : the strange story of the missing solar neutrinos&quot;,&quot;ISBN&quot;:&quot;978-0-521-64550-8&quot;,&quot;language&quot;:&quot;eng&quot;,&quot;number-of-pages&quot;:&quot;222&quot;,&quot;publisher&quot;:&quot;Cambridge [England] ; New York, NY : Cambridge University Press&quot;,&quot;source&quot;:&quot;Internet Archive&quot;,&quot;title&quot;:&quot;The golem : what you should know about science&quot;,&quot;title-short&quot;:&quot;The golem&quot;,&quot;URL&quot;:&quot;http://archive.org/details/golemwhatyoushou00coll&quot;,&quot;author&quot;:[{&quot;family&quot;:&quot;Collins&quot;,&quot;given&quot;:&quot;H. M. (Harry M. )&quot;},{&quot;family&quot;:&quot;Pinch&quot;,&quot;given&quot;:&quot;T. J. (Trevor J. )&quot;}],&quot;accessed&quot;:{&quot;date-parts&quot;:[[&quot;2021&quot;,9,10]]},&quot;issued&quot;:{&quot;date-parts&quot;:[[&quot;1998&quot;]]}}},{&quot;id&quot;:751,&quot;uris&quot;:[&quot;http://zotero.org/users/local/pqyV8Kj5/items/E6CSWF8C&quot;],&quot;uri&quot;:[&quot;http://zotero.org/users/local/pqyV8Kj5/items/E6CSWF8C&quot;],&quot;itemData&quot;:{&quot;id&quot;:751,&quot;type&quot;:&quot;book&quot;,&quot;abstract&quot;:&quot;An alternative history of software that places the liberal arts at the very center of software's evolution.&quot;,&quot;collection-title&quot;:&quot;Software Studies&quot;,&quot;event-place&quot;:&quot;Cambridge, MA, USA&quot;,&quot;ISBN&quot;:&quot;978-0-262-03970-3&quot;,&quot;language&quot;:&quot;en&quot;,&quot;number-of-pages&quot;:&quot;400&quot;,&quot;publisher&quot;:&quot;MIT Press&quot;,&quot;publisher-place&quot;:&quot;Cambridge, MA, USA&quot;,&quot;source&quot;:&quot;MIT Press Books&quot;,&quot;title&quot;:&quot;The Software Arts&quot;,&quot;author&quot;:[{&quot;family&quot;:&quot;Sack&quot;,&quot;given&quot;:&quot;Warren&quot;}],&quot;collection-editor&quot;:[{&quot;family&quot;:&quot;Wardrip-Fruin&quot;,&quot;given&quot;:&quot;Noah&quot;},{&quot;family&quot;:&quot;Chun&quot;,&quot;given&quot;:&quot;Wendy Hui Kyong&quot;},{&quot;family&quot;:&quot;Soon&quot;,&quot;given&quot;:&quot;Winnie&quot;},{&quot;family&quot;:&quot;Zhu&quot;,&quot;given&quot;:&quot;Jichen&quot;}],&quot;issued&quot;:{&quot;date-parts&quot;:[[&quot;2019&quot;,4,9]]}}}],&quot;schema&quot;:&quot;https://github.com/citation-style-language/schema/raw/master/csl-citation.json&quot;} RNDAxthS3liSE"/>, cette communication considère donc les processus qui ont abouti à la réalisation des modèles Transformer d’IA à travers la notion de style, développée notamment par Gilles Gaston-Granger<text:reference-mark-start text:name="ZOTERO_ITEM CSL_CITATION {&quot;citationID&quot;:&quot;TAkhvy5k&quot;,&quot;properties&quot;:{&quot;formattedCitation&quot;:&quot;(Granger)&quot;,&quot;plainCitation&quot;:&quot;(Granger)&quot;,&quot;noteIndex&quot;:0},&quot;citationItems&quot;:[{&quot;id&quot;:224,&quot;uris&quot;:[&quot;http://zotero.org/users/local/pqyV8Kj5/items/3IUHM39B&quot;],&quot;uri&quot;:[&quot;http://zotero.org/users/local/pqyV8Kj5/items/3IUHM39B&quot;],&quot;itemData&quot;:{&quot;id&quot;:224,&quot;type&quot;:&quot;book&quot;,&quot;abstract&quot;:&quot;309pages. in8. Broché.&quot;,&quot;edition&quot;:&quot;0 edition&quot;,&quot;event-place&quot;:&quot;Paris&quot;,&quot;ISBN&quot;:&quot;978-2-7381-0022-1&quot;,&quot;language&quot;:&quot;French&quot;,&quot;number-of-pages&quot;:&quot;309&quot;,&quot;publisher&quot;:&quot;JACOB&quot;,&quot;publisher-place&quot;:&quot;Paris&quot;,&quot;source&quot;:&quot;Amazon&quot;,&quot;title&quot;:&quot;Essai d'une philosophie du style&quot;,&quot;author&quot;:[{&quot;family&quot;:&quot;Granger&quot;,&quot;given&quot;:&quot;Gilles-Gaston&quot;}],&quot;issued&quot;:{&quot;date-parts&quot;:[[&quot;1988&quot;,1,1]]}}}],&quot;schema&quot;:&quot;https://github.com/citation-style-language/schema/raw/master/csl-citation.json&quot;} RNDXzqIU8CRGl"/>(Granger)<text:reference-mark-end text:name="ZOTERO_ITEM CSL_CITATION {&quot;citationID&quot;:&quot;TAkhvy5k&quot;,&quot;properties&quot;:{&quot;formattedCitation&quot;:&quot;(Granger)&quot;,&quot;plainCitation&quot;:&quot;(Granger)&quot;,&quot;noteIndex&quot;:0},&quot;citationItems&quot;:[{&quot;id&quot;:224,&quot;uris&quot;:[&quot;http://zotero.org/users/local/pqyV8Kj5/items/3IUHM39B&quot;],&quot;uri&quot;:[&quot;http://zotero.org/users/local/pqyV8Kj5/items/3IUHM39B&quot;],&quot;itemData&quot;:{&quot;id&quot;:224,&quot;type&quot;:&quot;book&quot;,&quot;abstract&quot;:&quot;309pages. in8. Broché.&quot;,&quot;edition&quot;:&quot;0 edition&quot;,&quot;event-place&quot;:&quot;Paris&quot;,&quot;ISBN&quot;:&quot;978-2-7381-0022-1&quot;,&quot;language&quot;:&quot;French&quot;,&quot;number-of-pages&quot;:&quot;309&quot;,&quot;publisher&quot;:&quot;JACOB&quot;,&quot;publisher-place&quot;:&quot;Paris&quot;,&quot;source&quot;:&quot;Amazon&quot;,&quot;title&quot;:&quot;Essai d'une philosophie du style&quot;,&quot;author&quot;:[{&quot;family&quot;:&quot;Granger&quot;,&quot;given&quot;:&quot;Gilles-Gaston&quot;}],&quot;issued&quot;:{&quot;date-parts&quot;:[[&quot;1988&quot;,1,1]]}}}],&quot;schema&quot;:&quot;https://github.com/citation-style-language/schema/raw/master/csl-citation.json&quot;} RNDXzqIU8CRGl"/> et Ian Hacking<text:reference-mark-start text:name="ZOTERO_ITEM CSL_CITATION {&quot;citationID&quot;:&quot;15dwMkBR&quot;,&quot;properties&quot;:{&quot;formattedCitation&quot;:&quot;(Hacking)&quot;,&quot;plainCitation&quot;:&quot;(Hacking)&quot;,&quot;noteIndex&quot;:0},&quot;citationItems&quot;:[{&quot;id&quot;:755,&quot;uris&quot;:[&quot;http://zotero.org/users/local/pqyV8Kj5/items/HHS3JN2F&quot;],&quot;uri&quot;:[&quot;http://zotero.org/users/local/pqyV8Kj5/items/HHS3JN2F&quot;],&quot;itemData&quot;:{&quot;id&quot;:755,&quot;type&quot;:&quot;chapter&quot;,&quot;abstract&quot;:&quot;A conference on the historiography of the sciences inevitably includes papers that edgily notice the arrangements between philosophers and historians of the sciences. Let us not squander our time in global metatalk. Friendship, collaboration, appropriation and even mutual indifference will work themselves out unaided by all-purpose generalities. Instead I shall introduce you to a new analytic tool and explain two quite distinct uses of it, one by an historian who originated the idea, and one by a philosopher who picked it up. They are complementary and at first sight asymmetric. The historian may conclude that the philosopher’s use of the tool is irrelevant to understanding the past, but the philosopher needs the history, for it the tool does not provide a coherent and enlightening ordering of the record, then it has no more place in sound philosophy than any other phantasy.&quot;,&quot;collection-title&quot;:&quot;Boston Studies in the Philosophy of Science&quot;,&quot;container-title&quot;:&quot;Trends in the Historiography of Science&quot;,&quot;event-place&quot;:&quot;Dordrecht&quot;,&quot;ISBN&quot;:&quot;978-94-017-3596-4&quot;,&quot;language&quot;:&quot;en&quot;,&quot;note&quot;:&quot;DOI: 10.1007/978-94-017-3596-4_3&quot;,&quot;page&quot;:&quot;31-48&quot;,&quot;publisher&quot;:&quot;Springer Netherlands&quot;,&quot;publisher-place&quot;:&quot;Dordrecht&quot;,&quot;source&quot;:&quot;Springer Link&quot;,&quot;title&quot;:&quot;Styles of Scientific Thinking or Reasoning: A New Analytical Tool for Historians and Philosophers of the Sciences&quot;,&quot;title-short&quot;:&quot;Styles of Scientific Thinking or Reasoning&quot;,&quot;URL&quot;:&quot;https://doi.org/10.1007/978-94-017-3596-4_3&quot;,&quot;author&quot;:[{&quot;family&quot;:&quot;Hacking&quot;,&quot;given&quot;:&quot;Ian&quot;}],&quot;editor&quot;:[{&quot;family&quot;:&quot;Gavroglu&quot;,&quot;given&quot;:&quot;Kostas&quot;},{&quot;family&quot;:&quot;Christianidis&quot;,&quot;given&quot;:&quot;Jean&quot;},{&quot;family&quot;:&quot;Nicolaidis&quot;,&quot;given&quot;:&quot;Efthymios&quot;}],&quot;accessed&quot;:{&quot;date-parts&quot;:[[&quot;2021&quot;,9,10]]},&quot;issued&quot;:{&quot;date-parts&quot;:[[&quot;1994&quot;]]}}}],&quot;schema&quot;:&quot;https://github.com/citation-style-language/schema/raw/master/csl-citation.json&quot;} RNDq2jCZBFEA5"/>(Hacking)<text:reference-mark-end text:name="ZOTERO_ITEM CSL_CITATION {&quot;citationID&quot;:&quot;15dwMkBR&quot;,&quot;properties&quot;:{&quot;formattedCitation&quot;:&quot;(Hacking)&quot;,&quot;plainCitation&quot;:&quot;(Hacking)&quot;,&quot;noteIndex&quot;:0},&quot;citationItems&quot;:[{&quot;id&quot;:755,&quot;uris&quot;:[&quot;http://zotero.org/users/local/pqyV8Kj5/items/HHS3JN2F&quot;],&quot;uri&quot;:[&quot;http://zotero.org/users/local/pqyV8Kj5/items/HHS3JN2F&quot;],&quot;itemData&quot;:{&quot;id&quot;:755,&quot;type&quot;:&quot;chapter&quot;,&quot;abstract&quot;:&quot;A conference on the historiography of the sciences inevitably includes papers that edgily notice the arrangements between philosophers and historians of the sciences. Let us not squander our time in global metatalk. Friendship, collaboration, appropriation and even mutual indifference will work themselves out unaided by all-purpose generalities. Instead I shall introduce you to a new analytic tool and explain two quite distinct uses of it, one by an historian who originated the idea, and one by a philosopher who picked it up. They are complementary and at first sight asymmetric. The historian may conclude that the philosopher’s use of the tool is irrelevant to understanding the past, but the philosopher needs the history, for it the tool does not provide a coherent and enlightening ordering of the record, then it has no more place in sound philosophy than any other phantasy.&quot;,&quot;collection-title&quot;:&quot;Boston Studies in the Philosophy of Science&quot;,&quot;container-title&quot;:&quot;Trends in the Historiography of Science&quot;,&quot;event-place&quot;:&quot;Dordrecht&quot;,&quot;ISBN&quot;:&quot;978-94-017-3596-4&quot;,&quot;language&quot;:&quot;en&quot;,&quot;note&quot;:&quot;DOI: 10.1007/978-94-017-3596-4_3&quot;,&quot;page&quot;:&quot;31-48&quot;,&quot;publisher&quot;:&quot;Springer Netherlands&quot;,&quot;publisher-place&quot;:&quot;Dordrecht&quot;,&quot;source&quot;:&quot;Springer Link&quot;,&quot;title&quot;:&quot;Styles of Scientific Thinking or Reasoning: A New Analytical Tool for Historians and Philosophers of the Sciences&quot;,&quot;title-short&quot;:&quot;Styles of Scientific Thinking or Reasoning&quot;,&quot;URL&quot;:&quot;https://doi.org/10.1007/978-94-017-3596-4_3&quot;,&quot;author&quot;:[{&quot;family&quot;:&quot;Hacking&quot;,&quot;given&quot;:&quot;Ian&quot;}],&quot;editor&quot;:[{&quot;family&quot;:&quot;Gavroglu&quot;,&quot;given&quot;:&quot;Kostas&quot;},{&quot;family&quot;:&quot;Christianidis&quot;,&quot;given&quot;:&quot;Jean&quot;},{&quot;family&quot;:&quot;Nicolaidis&quot;,&quot;given&quot;:&quot;Efthymios&quot;}],&quot;accessed&quot;:{&quot;date-parts&quot;:[[&quot;2021&quot;,9,10]]},&quot;issued&quot;:{&quot;date-parts&quot;:[[&quot;1994&quot;]]}}}],&quot;schema&quot;:&quot;https://github.com/citation-style-language/schema/raw/master/csl-citation.json&quot;} RNDq2jCZBFEA5"/>. Il ne s’agit pas ici de réduire cette notion à un ensemble cohérent de manifestations esthétiques et de représentations formelles<text:reference-mark-start text:name="ZOTERO_ITEM CSL_CITATION {&quot;citationID&quot;:&quot;9Gg3XbEd&quot;,&quot;properties&quot;:{&quot;formattedCitation&quot;:&quot;(Preziosi)&quot;,&quot;plainCitation&quot;:&quot;(Preziosi)&quot;,&quot;noteIndex&quot;:0},&quot;citationItems&quot;:[{&quot;id&quot;:756,&quot;uris&quot;:[&quot;http://zotero.org/users/local/pqyV8Kj5/items/QLBEWG7Q&quot;],&quot;uri&quot;:[&quot;http://zotero.org/users/local/pqyV8Kj5/items/QLBEWG7Q&quot;],&quot;itemData&quot;:{&quot;id&quot;:756,&quot;type&quot;:&quot;book&quot;,&quot;abstract&quot;:&quot;What is art history? Why, how, and where did it originate, and how have its methods changed over time? The history of art has been written and rewritten since classical antiquity. Since the foundation of the modern discipline of art history in Germany in the late eighteenth century, debates about art and its histories have intensified. Historians, philosophers, psychologists, and anthropologists among others have changed our notions of what art history has been, is, and might be. This anthology is a guide to understanding art history through critical reading of the field's most innovative and influential texts, focusing on the past two centuries. Each section focuses on a key issue: art as history; aesthetics; form, content, and style; anthropology; meaning and interpretation; authorship and identity; and the phenomenon of globalization. More than thirty readings from writers as diverse as Winckelmann, Kant, Mary Kelly, and Michel Foucault are brought together, with editorial introductions to each topic providing background information, bibliographies, and critical elucidations of the issues at stake. This updated and expanded edition contains sixteen newly included extracts from key thinkers in the history of art, from Giorgio Vasari to Walter Benjamin and Satya Mohanty; a new section on globalization; and also a new concluding essay from Donald Preziosi on the tasks of the art historian today.&quot;,&quot;collection-title&quot;:&quot;Oxford History of Art&quot;,&quot;edition&quot;:&quot;New Edition&quot;,&quot;event-place&quot;:&quot;Oxford, New York&quot;,&quot;ISBN&quot;:&quot;978-0-19-922984-0&quot;,&quot;number-of-pages&quot;:&quot;600&quot;,&quot;publisher&quot;:&quot;Oxford University Press&quot;,&quot;publisher-place&quot;:&quot;Oxford, New York&quot;,&quot;source&quot;:&quot;Oxford University Press&quot;,&quot;title&quot;:&quot;The Art of Art History: A Critical Anthology&quot;,&quot;title-short&quot;:&quot;The Art of Art History&quot;,&quot;author&quot;:[{&quot;family&quot;:&quot;Preziosi&quot;,&quot;given&quot;:&quot;Donald&quot;}],&quot;issued&quot;:{&quot;date-parts&quot;:[[&quot;2009&quot;,2,26]]}}}],&quot;schema&quot;:&quot;https://github.com/citation-style-language/schema/raw/master/csl-citation.json&quot;} RNDigOiYxlv5x"/>(Preziosi)<text:reference-mark-end text:name="ZOTERO_ITEM CSL_CITATION {&quot;citationID&quot;:&quot;9Gg3XbEd&quot;,&quot;properties&quot;:{&quot;formattedCitation&quot;:&quot;(Preziosi)&quot;,&quot;plainCitation&quot;:&quot;(Preziosi)&quot;,&quot;noteIndex&quot;:0},&quot;citationItems&quot;:[{&quot;id&quot;:756,&quot;uris&quot;:[&quot;http://zotero.org/users/local/pqyV8Kj5/items/QLBEWG7Q&quot;],&quot;uri&quot;:[&quot;http://zotero.org/users/local/pqyV8Kj5/items/QLBEWG7Q&quot;],&quot;itemData&quot;:{&quot;id&quot;:756,&quot;type&quot;:&quot;book&quot;,&quot;abstract&quot;:&quot;What is art history? Why, how, and where did it originate, and how have its methods changed over time? The history of art has been written and rewritten since classical antiquity. Since the foundation of the modern discipline of art history in Germany in the late eighteenth century, debates about art and its histories have intensified. Historians, philosophers, psychologists, and anthropologists among others have changed our notions of what art history has been, is, and might be. This anthology is a guide to understanding art history through critical reading of the field's most innovative and influential texts, focusing on the past two centuries. Each section focuses on a key issue: art as history; aesthetics; form, content, and style; anthropology; meaning and interpretation; authorship and identity; and the phenomenon of globalization. More than thirty readings from writers as diverse as Winckelmann, Kant, Mary Kelly, and Michel Foucault are brought together, with editorial introductions to each topic providing background information, bibliographies, and critical elucidations of the issues at stake. This updated and expanded edition contains sixteen newly included extracts from key thinkers in the history of art, from Giorgio Vasari to Walter Benjamin and Satya Mohanty; a new section on globalization; and also a new concluding essay from Donald Preziosi on the tasks of the art historian today.&quot;,&quot;collection-title&quot;:&quot;Oxford History of Art&quot;,&quot;edition&quot;:&quot;New Edition&quot;,&quot;event-place&quot;:&quot;Oxford, New York&quot;,&quot;ISBN&quot;:&quot;978-0-19-922984-0&quot;,&quot;number-of-pages&quot;:&quot;600&quot;,&quot;publisher&quot;:&quot;Oxford University Press&quot;,&quot;publisher-place&quot;:&quot;Oxford, New York&quot;,&quot;source&quot;:&quot;Oxford University Press&quot;,&quot;title&quot;:&quot;The Art of Art History: A Critical Anthology&quot;,&quot;title-short&quot;:&quot;The Art of Art History&quot;,&quot;author&quot;:[{&quot;family&quot;:&quot;Preziosi&quot;,&quot;given&quot;:&quot;Donald&quot;}],&quot;issued&quot;:{&quot;date-parts&quot;:[[&quot;2009&quot;,2,26]]}}}],&quot;schema&quot;:&quot;https://github.com/citation-style-language/schema/raw/master/csl-citation.json&quot;} RNDigOiYxlv5x"/> ou à un <text:soft-page-break/>système linguistiqu<text:span text:style-name="T61">e</text:span><text:reference-mark-start text:name="ZOTERO_ITEM CSL_CITATION {&quot;citationID&quot;:&quot;ZmcsNv5F&quot;,&quot;properties&quot;:{&quot;formattedCitation&quot;:&quot;(Sebeok)&quot;,&quot;plainCitation&quot;:&quot;(Sebeok)&quot;,&quot;noteIndex&quot;:0},&quot;citationItems&quot;:[{&quot;id&quot;:775,&quot;uris&quot;:[&quot;http://zotero.org/users/local/pqyV8Kj5/items/DJ5B296F&quot;],&quot;uri&quot;:[&quot;http://zotero.org/users/local/pqyV8Kj5/items/DJ5B296F&quot;],&quot;itemData&quot;:{&quot;id&quot;:775,&quot;type&quot;:&quot;book&quot;,&quot;abstract&quot;:&quot;The study of literary style is often regarded as the exclusive province of the literary critic; yet, since verbal and literary expression are types of behavior involving the use of linguistic forms in a cultural context, it is apparent that the linguist, the psychologist, and the anthropologist are also concerned with aspects of verbal and literary style. The question then arises: Will interaction between these diverse disciplines result in a clearer understanding of the nature and characteristics of style and the literary process?; 1 v. (XVII-470 p.) ; 20 cm; Bibliogr. p. 435-449. Index; Autres tirages : 1968, 1971&quot;,&quot;ISBN&quot;:&quot;978-0-262-19007-7&quot;,&quot;language&quot;:&quot;eng&quot;,&quot;number-of-pages&quot;:&quot;506&quot;,&quot;publisher&quot;:&quot;Cambridge (Mass.) : Massachusetts Institute of Technology&quot;,&quot;source&quot;:&quot;Internet Archive&quot;,&quot;title&quot;:&quot;Style in language&quot;,&quot;URL&quot;:&quot;http://archive.org/details/styleinlanguage00sebe&quot;,&quot;author&quot;:[{&quot;family&quot;:&quot;Sebeok&quot;,&quot;given&quot;:&quot;Thomas A.&quot;}],&quot;accessed&quot;:{&quot;date-parts&quot;:[[&quot;2021&quot;,9,14]]},&quot;issued&quot;:{&quot;date-parts&quot;:[[&quot;1966&quot;]]}}}],&quot;schema&quot;:&quot;https://github.com/citation-style-language/schema/raw/master/csl-citation.json&quot;} RNDR9ls5zCZdi"/><text:span text:style-name="T61">(Sebeok)</text:span><text:reference-mark-end text:name="ZOTERO_ITEM CSL_CITATION {&quot;citationID&quot;:&quot;ZmcsNv5F&quot;,&quot;properties&quot;:{&quot;formattedCitation&quot;:&quot;(Sebeok)&quot;,&quot;plainCitation&quot;:&quot;(Sebeok)&quot;,&quot;noteIndex&quot;:0},&quot;citationItems&quot;:[{&quot;id&quot;:775,&quot;uris&quot;:[&quot;http://zotero.org/users/local/pqyV8Kj5/items/DJ5B296F&quot;],&quot;uri&quot;:[&quot;http://zotero.org/users/local/pqyV8Kj5/items/DJ5B296F&quot;],&quot;itemData&quot;:{&quot;id&quot;:775,&quot;type&quot;:&quot;book&quot;,&quot;abstract&quot;:&quot;The study of literary style is often regarded as the exclusive province of the literary critic; yet, since verbal and literary expression are types of behavior involving the use of linguistic forms in a cultural context, it is apparent that the linguist, the psychologist, and the anthropologist are also concerned with aspects of verbal and literary style. The question then arises: Will interaction between these diverse disciplines result in a clearer understanding of the nature and characteristics of style and the literary process?; 1 v. (XVII-470 p.) ; 20 cm; Bibliogr. p. 435-449. Index; Autres tirages : 1968, 1971&quot;,&quot;ISBN&quot;:&quot;978-0-262-19007-7&quot;,&quot;language&quot;:&quot;eng&quot;,&quot;number-of-pages&quot;:&quot;506&quot;,&quot;publisher&quot;:&quot;Cambridge (Mass.) : Massachusetts Institute of Technology&quot;,&quot;source&quot;:&quot;Internet Archive&quot;,&quot;title&quot;:&quot;Style in language&quot;,&quot;URL&quot;:&quot;http://archive.org/details/styleinlanguage00sebe&quot;,&quot;author&quot;:[{&quot;family&quot;:&quot;Sebeok&quot;,&quot;given&quot;:&quot;Thomas A.&quot;}],&quot;accessed&quot;:{&quot;date-parts&quot;:[[&quot;2021&quot;,9,14]]},&quot;issued&quot;:{&quot;date-parts&quot;:[[&quot;1966&quot;]]}}}],&quot;schema&quot;:&quot;https://github.com/citation-style-language/schema/raw/master/csl-citation.json&quot;} RNDR9ls5zCZdi"/>, mais de connecter ces manifestations et ces signes à une posture épistémologique, à une manière d’appréhender un ensemble abstrait de problèmes théoriques.</text:p>
      <text:p text:style-name="P6"/>
      <text:p text:style-name="P13">En effet, le travail de Gaston-Grange<text:span text:style-name="T52">r </text:span>cherche à mettre en exergue comment les différentes manières de faire des mathématiques, d’Euclide à Descartes, réorganise la primauté de certains concepts (e.g. la grandeur, la distance, l’angle, le vecteur) par rapport à d’autres, au sein de la recherche en géométrie. Cette approche trouve un écho dans le travail des études en sciences et technologies, lorsqu’il s’agit de mettre en évidence l’impact des réalités concrètes, <text:span text:style-name="T62">techniques et sociales,</text:span> de la recherche scientifique et le rôle joué par les dispositifs <text:span text:style-name="T63">spécifiques</text:span> déployés lors de cette recherche dans les résultats et innovations techniques qui en découlent<text:reference-mark-start text:name="ZOTERO_ITEM CSL_CITATION {&quot;citationID&quot;:&quot;XFn72hsD&quot;,&quot;properties&quot;:{&quot;formattedCitation&quot;:&quot;(Star; Latour)&quot;,&quot;plainCitation&quot;:&quot;(Star; Latour)&quot;,&quot;noteIndex&quot;:0},&quot;citationItems&quot;:[{&quot;id&quot;:776,&quot;uris&quot;:[&quot;http://zotero.org/users/local/pqyV8Kj5/items/8B26MX2M&quot;],&quot;uri&quot;:[&quot;http://zotero.org/users/local/pqyV8Kj5/items/8B26MX2M&quot;],&quot;itemData&quot;:{&quot;id&quot;:776,&quot;type&quot;:&quot;chapter&quot;,&quot;abstract&quot;:&quot;Why look to materials and tools for traces of ideas or scientific theories? Why not just read about the theories directly? Materials and tools are the detritus of the work, often written out of scientific accounts. The stuff of science has as much to tell us as do the ruined remains of a dead civilization. It is the embodiment of skills, arguments, selections, and deletions of scientific theories. What appears in a museum, laboratory, or hospital, as well as what does&lt;em&gt;not&lt;/em&gt;appear, traces the work patterns of scientists in the same way that what is interred with a human&quot;,&quot;archive&quot;:&quot;JSTOR&quot;,&quot;collection-title&quot;:&quot;At Work in Twentieth-Century Life Sciences&quot;,&quot;container-title&quot;:&quot;The Right Tools for the Job&quot;,&quot;ISBN&quot;:&quot;null&quot;,&quot;page&quot;:&quot;257-286&quot;,&quot;publisher&quot;:&quot;Princeton University Press&quot;,&quot;title&quot;:&quot;Craft vs. Commodity, Mess vs. Transcendence:&quot;,&quot;URL&quot;:&quot;http://www.jstor.org/stable/j.ctt7zv5cv.13&quot;,&quot;author&quot;:[{&quot;family&quot;:&quot;Star&quot;,&quot;given&quot;:&quot;Susan Leigh&quot;}],&quot;editor&quot;:[{&quot;family&quot;:&quot;Clarke&quot;,&quot;given&quot;:&quot;Adele E.&quot;},{&quot;family&quot;:&quot;Fujimura&quot;,&quot;given&quot;:&quot;Joan H.&quot;}],&quot;accessed&quot;:{&quot;date-parts&quot;:[[&quot;2021&quot;,9,14]]},&quot;issued&quot;:{&quot;date-parts&quot;:[[&quot;1992&quot;]]}}},{&quot;id&quot;:778,&quot;uris&quot;:[&quot;http://zotero.org/users/local/pqyV8Kj5/items/Y38VIUHL&quot;],&quot;uri&quot;:[&quot;http://zotero.org/users/local/pqyV8Kj5/items/Y38VIUHL&quot;],&quot;itemData&quot;:{&quot;id&quot;:778,&quot;type&quot;:&quot;book&quot;,&quot;abstract&quot;:&quot;Science and technology have immense authority and influence in our society, yet their working remains little understood. The conventional perception of science in Western societies has been modified in recent years by the work of philosophers, sociologists and historians of science. In this book Bruno Latour brings together these different approaches to provide a lively and challenging analysis of science, demonstrating how social context and technical content are both essential to a proper understanding of scientific activity. Emphasizing that science can only be understood through its practice, the author examines science and technology in action: the role of scientific literature, the activities of laboratories, the institutional context of science in the modern world, and the means by which inventions and discoveries become accepted. From the study of scientific practice he develops an analysis of science as the building of networks. Throughout, Bruno Latour shows how a lively and realistic picture of science in action alters our conception of not only the natural sciences but also the social sciences and the sociology of knowledge in general.This stimulating book, drawing on a wealth of examples from a wide range of scientific activities, will interest all philosophers, sociologists and historians of science, scientists and engineers, and students of the philosophy of social science and the sociology of knowledge.&quot;,&quot;ISBN&quot;:&quot;978-0-674-79291-3&quot;,&quot;language&quot;:&quot;en&quot;,&quot;note&quot;:&quot;Google-Books-ID: sC4bk4DZXTQC&quot;,&quot;number-of-pages&quot;:&quot;292&quot;,&quot;publisher&quot;:&quot;Harvard University Press&quot;,&quot;source&quot;:&quot;Google Books&quot;,&quot;title&quot;:&quot;Science in Action: How to Follow Scientists and Engineers Through Society&quot;,&quot;title-short&quot;:&quot;Science in Action&quot;,&quot;author&quot;:[{&quot;family&quot;:&quot;Latour&quot;,&quot;given&quot;:&quot;Bruno&quot;}],&quot;issued&quot;:{&quot;date-parts&quot;:[[&quot;1987&quot;]]}}}],&quot;schema&quot;:&quot;https://github.com/citation-style-language/schema/raw/master/csl-citation.json&quot;} RNDwA4wPsYkCx"/>(Star; Latour)<text:reference-mark-end text:name="ZOTERO_ITEM CSL_CITATION {&quot;citationID&quot;:&quot;XFn72hsD&quot;,&quot;properties&quot;:{&quot;formattedCitation&quot;:&quot;(Star; Latour)&quot;,&quot;plainCitation&quot;:&quot;(Star; Latour)&quot;,&quot;noteIndex&quot;:0},&quot;citationItems&quot;:[{&quot;id&quot;:776,&quot;uris&quot;:[&quot;http://zotero.org/users/local/pqyV8Kj5/items/8B26MX2M&quot;],&quot;uri&quot;:[&quot;http://zotero.org/users/local/pqyV8Kj5/items/8B26MX2M&quot;],&quot;itemData&quot;:{&quot;id&quot;:776,&quot;type&quot;:&quot;chapter&quot;,&quot;abstract&quot;:&quot;Why look to materials and tools for traces of ideas or scientific theories? Why not just read about the theories directly? Materials and tools are the detritus of the work, often written out of scientific accounts. The stuff of science has as much to tell us as do the ruined remains of a dead civilization. It is the embodiment of skills, arguments, selections, and deletions of scientific theories. What appears in a museum, laboratory, or hospital, as well as what does&lt;em&gt;not&lt;/em&gt;appear, traces the work patterns of scientists in the same way that what is interred with a human&quot;,&quot;archive&quot;:&quot;JSTOR&quot;,&quot;collection-title&quot;:&quot;At Work in Twentieth-Century Life Sciences&quot;,&quot;container-title&quot;:&quot;The Right Tools for the Job&quot;,&quot;ISBN&quot;:&quot;null&quot;,&quot;page&quot;:&quot;257-286&quot;,&quot;publisher&quot;:&quot;Princeton University Press&quot;,&quot;title&quot;:&quot;Craft vs. Commodity, Mess vs. Transcendence:&quot;,&quot;URL&quot;:&quot;http://www.jstor.org/stable/j.ctt7zv5cv.13&quot;,&quot;author&quot;:[{&quot;family&quot;:&quot;Star&quot;,&quot;given&quot;:&quot;Susan Leigh&quot;}],&quot;editor&quot;:[{&quot;family&quot;:&quot;Clarke&quot;,&quot;given&quot;:&quot;Adele E.&quot;},{&quot;family&quot;:&quot;Fujimura&quot;,&quot;given&quot;:&quot;Joan H.&quot;}],&quot;accessed&quot;:{&quot;date-parts&quot;:[[&quot;2021&quot;,9,14]]},&quot;issued&quot;:{&quot;date-parts&quot;:[[&quot;1992&quot;]]}}},{&quot;id&quot;:778,&quot;uris&quot;:[&quot;http://zotero.org/users/local/pqyV8Kj5/items/Y38VIUHL&quot;],&quot;uri&quot;:[&quot;http://zotero.org/users/local/pqyV8Kj5/items/Y38VIUHL&quot;],&quot;itemData&quot;:{&quot;id&quot;:778,&quot;type&quot;:&quot;book&quot;,&quot;abstract&quot;:&quot;Science and technology have immense authority and influence in our society, yet their working remains little understood. The conventional perception of science in Western societies has been modified in recent years by the work of philosophers, sociologists and historians of science. In this book Bruno Latour brings together these different approaches to provide a lively and challenging analysis of science, demonstrating how social context and technical content are both essential to a proper understanding of scientific activity. Emphasizing that science can only be understood through its practice, the author examines science and technology in action: the role of scientific literature, the activities of laboratories, the institutional context of science in the modern world, and the means by which inventions and discoveries become accepted. From the study of scientific practice he develops an analysis of science as the building of networks. Throughout, Bruno Latour shows how a lively and realistic picture of science in action alters our conception of not only the natural sciences but also the social sciences and the sociology of knowledge in general.This stimulating book, drawing on a wealth of examples from a wide range of scientific activities, will interest all philosophers, sociologists and historians of science, scientists and engineers, and students of the philosophy of social science and the sociology of knowledge.&quot;,&quot;ISBN&quot;:&quot;978-0-674-79291-3&quot;,&quot;language&quot;:&quot;en&quot;,&quot;note&quot;:&quot;Google-Books-ID: sC4bk4DZXTQC&quot;,&quot;number-of-pages&quot;:&quot;292&quot;,&quot;publisher&quot;:&quot;Harvard University Press&quot;,&quot;source&quot;:&quot;Google Books&quot;,&quot;title&quot;:&quot;Science in Action: How to Follow Scientists and Engineers Through Society&quot;,&quot;title-short&quot;:&quot;Science in Action&quot;,&quot;author&quot;:[{&quot;family&quot;:&quot;Latour&quot;,&quot;given&quot;:&quot;Bruno&quot;}],&quot;issued&quot;:{&quot;date-parts&quot;:[[&quot;1987&quot;]]}}}],&quot;schema&quot;:&quot;https://github.com/citation-style-language/schema/raw/master/csl-citation.json&quot;} RNDwA4wPsYkCx"/>. Nous partons donc d’une interaction rapprochée entre contextes historiques et théoriques, buts avérés de la recherche scientifique, et des outils déployés afin d’atteindre ces buts—une interaction qui nous permettra de mieux saisir les enjeux d’un language généré par une IA.</text:p>
      <text:p text:style-name="P13">Tout d’abord, l’illustration de ces contextes historiques et théoriques seront appréhendés en tant que réseau de références explicites et implicites, parfois identifiés en tant que <text:span text:style-name="T6">tradition</text:span> au sein de laquelle s’insère le travail de chercheurs. Ces contextes sont constitués de références académiques (paradigmes présents et passés), fictionelles (oeuvres narratives et poétiques évoquées par les acteurs de cette recherche), économiques (influence de la configuration du marché à un moment donné) et techniques (possibilités concrètes d’implémenter une idée donnée). Plus spécifiquement, <text:span text:style-name="T53">nous considérons ici les </text:span>oeuvres fictionelles comme le fruit d’un contexte, d’une intention, d’une tradition culturelle, d’une réception du lectorat et de conventions stylistiques<text:reference-mark-start text:name="ZOTERO_ITEM CSL_CITATION {&quot;citationID&quot;:&quot;7Gx0KXtE&quot;,&quot;properties&quot;:{&quot;formattedCitation&quot;:&quot;(Genette)&quot;,&quot;plainCitation&quot;:&quot;(Genette)&quot;,&quot;noteIndex&quot;:0},&quot;citationItems&quot;:[{&quot;id&quot;:726,&quot;uris&quot;:[&quot;http://zotero.org/users/local/pqyV8Kj5/items/K6QGFC7G&quot;],&quot;uri&quot;:[&quot;http://zotero.org/users/local/pqyV8Kj5/items/K6QGFC7G&quot;],&quot;itemData&quot;:{&quot;id&quot;:726,&quot;type&quot;:&quot;book&quot;,&quot;abstract&quot;:&quot;Litteraturens aspekter beskrevet ud fra forskellige indfaldsvinkler med udgangspunkt i bl. a. Roman Jakobson's definitioner&quot;,&quot;ISBN&quot;:&quot;978-0-8014-8086-7&quot;,&quot;language&quot;:&quot;en&quot;,&quot;note&quot;:&quot;Google-Books-ID: OdgPWk1Sq6YC&quot;,&quot;number-of-pages&quot;:&quot;172&quot;,&quot;publisher&quot;:&quot;Cornell University Press&quot;,&quot;source&quot;:&quot;Google Books&quot;,&quot;title&quot;:&quot;Fiction &amp; Diction&quot;,&quot;author&quot;:[{&quot;family&quot;:&quot;Genette&quot;,&quot;given&quot;:&quot;Gérard&quot;}],&quot;issued&quot;:{&quot;date-parts&quot;:[[&quot;1993&quot;]]}}}],&quot;schema&quot;:&quot;https://github.com/citation-style-language/schema/raw/master/csl-citation.json&quot;} RNDT0u4cXLHpM"/>(Genette)<text:reference-mark-end text:name="ZOTERO_ITEM CSL_CITATION {&quot;citationID&quot;:&quot;7Gx0KXtE&quot;,&quot;properties&quot;:{&quot;formattedCitation&quot;:&quot;(Genette)&quot;,&quot;plainCitation&quot;:&quot;(Genette)&quot;,&quot;noteIndex&quot;:0},&quot;citationItems&quot;:[{&quot;id&quot;:726,&quot;uris&quot;:[&quot;http://zotero.org/users/local/pqyV8Kj5/items/K6QGFC7G&quot;],&quot;uri&quot;:[&quot;http://zotero.org/users/local/pqyV8Kj5/items/K6QGFC7G&quot;],&quot;itemData&quot;:{&quot;id&quot;:726,&quot;type&quot;:&quot;book&quot;,&quot;abstract&quot;:&quot;Litteraturens aspekter beskrevet ud fra forskellige indfaldsvinkler med udgangspunkt i bl. a. Roman Jakobson's definitioner&quot;,&quot;ISBN&quot;:&quot;978-0-8014-8086-7&quot;,&quot;language&quot;:&quot;en&quot;,&quot;note&quot;:&quot;Google-Books-ID: OdgPWk1Sq6YC&quot;,&quot;number-of-pages&quot;:&quot;172&quot;,&quot;publisher&quot;:&quot;Cornell University Press&quot;,&quot;source&quot;:&quot;Google Books&quot;,&quot;title&quot;:&quot;Fiction &amp; Diction&quot;,&quot;author&quot;:[{&quot;family&quot;:&quot;Genette&quot;,&quot;given&quot;:&quot;Gérard&quot;}],&quot;issued&quot;:{&quot;date-parts&quot;:[[&quot;1993&quot;]]}}}],&quot;schema&quot;:&quot;https://github.com/citation-style-language/schema/raw/master/csl-citation.json&quot;} RNDT0u4cXLHpM"/>. Si des textes religieux, des traités de politiques et des épiques nationaux existent aussi bien en tant ouvrages de fictions et ouvrages pratiques, nous pouvons également considérer les ouvrages scientifiques comme tels.</text:p>
      <text:p text:style-name="P13">Les buts avérés de la recherche scientifique sont, <text:span text:style-name="T64">eux,</text:span> manifestés principalement par des ensembles d’évaluations (ensembles de problèmes à résoudre, tests, <text:span text:style-name="T3">benchmark</text:span><text:span text:style-name="T7">, formulaires de questions, etc.) établissant de manière implicite l’envergure de la recherche elle-même. De la même manière que les tests de quotient intellectuel (QI) ne prennent en compte qu’une certaine facette de l’intelligence humaine et ne sont utils que dans certains contextes</text:span><text:reference-mark-start text:name="ZOTERO_ITEM CSL_CITATION {&quot;citationID&quot;:&quot;27BkHnZI&quot;,&quot;properties&quot;:{&quot;formattedCitation&quot;:&quot;(Weinberg)&quot;,&quot;plainCitation&quot;:&quot;(Weinberg)&quot;,&quot;noteIndex&quot;:0},&quot;citationItems&quot;:[{&quot;id&quot;:759,&quot;uris&quot;:[&quot;http://zotero.org/users/local/pqyV8Kj5/items/2J6YN3MU&quot;],&quot;uri&quot;:[&quot;http://zotero.org/users/local/pqyV8Kj5/items/2J6YN3MU&quot;],&quot;itemData&quot;:{&quot;id&quot;:759,&quot;type&quot;:&quot;article-journal&quot;,&quot;abstract&quot;:&quot;Understanding human intelligence and its development has been a major pursuit of psychologists for more than a century. This article describes the status of controversies regarding the definition of intelligence, its measurement, and the relative roles of genes versus environments in the development of individual differences in intelligence. The article concludes with social and educational policy suggestions that emphasize the limitations of intelligence tests alone in drawing conclusions about individual children. (PsycINFO Database Record (c) 2016 APA, all rights reserved)&quot;,&quot;container-title&quot;:&quot;American Psychologist&quot;,&quot;DOI&quot;:&quot;10.1037/0003-066X.44.2.98&quot;,&quot;ISSN&quot;:&quot;1935-990X&quot;,&quot;issue&quot;:&quot;2&quot;,&quot;note&quot;:&quot;publisher-place: US\npublisher: American Psychological Association&quot;,&quot;page&quot;:&quot;98-104&quot;,&quot;source&quot;:&quot;APA PsycNet&quot;,&quot;title&quot;:&quot;Intelligence and IQ: Landmark issues and great debates&quot;,&quot;title-short&quot;:&quot;Intelligence and IQ&quot;,&quot;volume&quot;:&quot;44&quot;,&quot;author&quot;:[{&quot;family&quot;:&quot;Weinberg&quot;,&quot;given&quot;:&quot;Richard A.&quot;}],&quot;issued&quot;:{&quot;date-parts&quot;:[[&quot;1989&quot;]]}}}],&quot;schema&quot;:&quot;https://github.com/citation-style-language/schema/raw/master/csl-citation.json&quot;} RND127DhufR7B"/><text:span text:style-name="T7">(Weinberg)</text:span><text:reference-mark-end text:name="ZOTERO_ITEM CSL_CITATION {&quot;citationID&quot;:&quot;27BkHnZI&quot;,&quot;properties&quot;:{&quot;formattedCitation&quot;:&quot;(Weinberg)&quot;,&quot;plainCitation&quot;:&quot;(Weinberg)&quot;,&quot;noteIndex&quot;:0},&quot;citationItems&quot;:[{&quot;id&quot;:759,&quot;uris&quot;:[&quot;http://zotero.org/users/local/pqyV8Kj5/items/2J6YN3MU&quot;],&quot;uri&quot;:[&quot;http://zotero.org/users/local/pqyV8Kj5/items/2J6YN3MU&quot;],&quot;itemData&quot;:{&quot;id&quot;:759,&quot;type&quot;:&quot;article-journal&quot;,&quot;abstract&quot;:&quot;Understanding human intelligence and its development has been a major pursuit of psychologists for more than a century. This article describes the status of controversies regarding the definition of intelligence, its measurement, and the relative roles of genes versus environments in the development of individual differences in intelligence. The article concludes with social and educational policy suggestions that emphasize the limitations of intelligence tests alone in drawing conclusions about individual children. (PsycINFO Database Record (c) 2016 APA, all rights reserved)&quot;,&quot;container-title&quot;:&quot;American Psychologist&quot;,&quot;DOI&quot;:&quot;10.1037/0003-066X.44.2.98&quot;,&quot;ISSN&quot;:&quot;1935-990X&quot;,&quot;issue&quot;:&quot;2&quot;,&quot;note&quot;:&quot;publisher-place: US\npublisher: American Psychological Association&quot;,&quot;page&quot;:&quot;98-104&quot;,&quot;source&quot;:&quot;APA PsycNet&quot;,&quot;title&quot;:&quot;Intelligence and IQ: Landmark issues and great debates&quot;,&quot;title-short&quot;:&quot;Intelligence and IQ&quot;,&quot;volume&quot;:&quot;44&quot;,&quot;author&quot;:[{&quot;family&quot;:&quot;Weinberg&quot;,&quot;given&quot;:&quot;Richard A.&quot;}],&quot;issued&quot;:{&quot;date-parts&quot;:[[&quot;1989&quot;]]}}}],&quot;schema&quot;:&quot;https://github.com/citation-style-language/schema/raw/master/csl-citation.json&quot;} RND127DhufR7B"/><text:span text:style-name="T7">, les cadres d’évaluations des technologies d’IA vont influencer ce que les implémentations concrètes de ces IA vont pouvoir accomplir.</text:span></text:p>
      <text:p text:style-name="P6"><text:span text:style-name="T7">Enfin, les outils déployés seront ici considérés en deux catégories—les outils notationels et les outils computationnels—en tant que manifestations concrète</text:span><text:span text:style-name="T11">s</text:span><text:span text:style-name="T7"> </text:span><text:span text:style-name="T44">de la</text:span><text:span text:style-name="T7"> pensée, mais aussi en tant qu’acteurs permettant ou obstruant un déploiement de cette pensée dans le monde réel. Les outils notationels, comme nous le verrons, sont ceux qui permettent une </text:span><text:span text:style-name="T3">transcription</text:span><text:span text:style-name="T7"> et une </text:span><text:span text:style-name="T3">communication</text:span><text:span text:style-name="T7"> de la pensée (tels que la liste, le symbole, le graphe). Les outils computationnels sont ceux qui permettent une </text:span><text:span text:style-name="T3">activation </text:span><text:span text:style-name="T7">de la pensée, et consistent donc en programmes et en languages de programmations, </text:span><text:span text:style-name="T12">produisant des résultats concrets</text:span><text:span text:style-name="T7">. Dans le contexte de cette communication, nous nous intéresserons principalement aux languages de programmation LISP et Python, implémentations informatiques des approches symboliques et statistiques du language, respectivement.</text:span></text:p>
      <text:p text:style-name="P8"/>
      <text:h text:style-name="P2" text:outline-level="1">3 Deux styles de recherche en IA</text:h>
      <text:p text:style-name="P8"/>
      <text:p text:style-name="P13"><text:span text:style-name="T7">L’approche symbolique du language en TAL est concomittante de la fondation du champ de recherche en IA elle-même. La conférence de recherche de Dartmouth, se déroulant en 1956 et organisé</text:span><text:span text:style-name="T13">e</text:span><text:span text:style-name="T7"> par John McCarthy, Marvin Minsky et Nathaniel Rochester, avec le support de Claude Shannon, se fixe alors </text:span><text:soft-page-break/><text:span text:style-name="T7">pour but de déterminer la manière dont “les machines utilisent la langue, forment des abstractions et des concepts, résolvent le genre de problème à présent réservés aux humains, et s’améliorent”</text:span><text:reference-mark-start text:name="ZOTERO_ITEM CSL_CITATION {&quot;citationID&quot;:&quot;L9pZmWK1&quot;,&quot;properties&quot;:{&quot;formattedCitation&quot;:&quot;(McCarthy, Minsky, et al.)&quot;,&quot;plainCitation&quot;:&quot;(McCarthy, Minsky, et al.)&quot;,&quot;noteIndex&quot;:0},&quot;citationItems&quot;:[{&quot;id&quot;:780,&quot;uris&quot;:[&quot;http://zotero.org/users/local/pqyV8Kj5/items/49PJC5RL&quot;],&quot;uri&quot;:[&quot;http://zotero.org/users/local/pqyV8Kj5/items/49PJC5RL&quot;],&quot;itemData&quot;:{&quot;id&quot;:780,&quot;type&quot;:&quot;article&quot;,&quot;language&quot;:&quot;eng&quot;,&quot;publisher&quot;:&quot;Self-published&quot;,&quot;title&quot;:&quot;A Proposal for the Dartmouth Summer Research Project on Artificial Intelligence.&quot;,&quot;URL&quot;:&quot;https://web.archive.org/web/20070826230310/http://www-formal.stanford.edu/jmc/history/dartmouth/dartmouth.html&quot;,&quot;author&quot;:[{&quot;family&quot;:&quot;McCarthy&quot;,&quot;given&quot;:&quot;John&quot;},{&quot;family&quot;:&quot;Minsky&quot;,&quot;given&quot;:&quot;Marvin&quot;},{&quot;family&quot;:&quot;Rochester&quot;,&quot;given&quot;:&quot;Nathaniel&quot;},{&quot;family&quot;:&quot;Shannon&quot;,&quot;given&quot;:&quot;Claude&quot;}],&quot;issued&quot;:{&quot;date-parts&quot;:[[&quot;1955&quot;,8]]}}}],&quot;schema&quot;:&quot;https://github.com/citation-style-language/schema/raw/master/csl-citation.json&quot;} RNDwXxG5CMmeQ"/><text:span text:style-name="T7">(McCarthy, Minsky, et al.)</text:span><text:reference-mark-end text:name="ZOTERO_ITEM CSL_CITATION {&quot;citationID&quot;:&quot;L9pZmWK1&quot;,&quot;properties&quot;:{&quot;formattedCitation&quot;:&quot;(McCarthy, Minsky, et al.)&quot;,&quot;plainCitation&quot;:&quot;(McCarthy, Minsky, et al.)&quot;,&quot;noteIndex&quot;:0},&quot;citationItems&quot;:[{&quot;id&quot;:780,&quot;uris&quot;:[&quot;http://zotero.org/users/local/pqyV8Kj5/items/49PJC5RL&quot;],&quot;uri&quot;:[&quot;http://zotero.org/users/local/pqyV8Kj5/items/49PJC5RL&quot;],&quot;itemData&quot;:{&quot;id&quot;:780,&quot;type&quot;:&quot;article&quot;,&quot;language&quot;:&quot;eng&quot;,&quot;publisher&quot;:&quot;Self-published&quot;,&quot;title&quot;:&quot;A Proposal for the Dartmouth Summer Research Project on Artificial Intelligence.&quot;,&quot;URL&quot;:&quot;https://web.archive.org/web/20070826230310/http://www-formal.stanford.edu/jmc/history/dartmouth/dartmouth.html&quot;,&quot;author&quot;:[{&quot;family&quot;:&quot;McCarthy&quot;,&quot;given&quot;:&quot;John&quot;},{&quot;family&quot;:&quot;Minsky&quot;,&quot;given&quot;:&quot;Marvin&quot;},{&quot;family&quot;:&quot;Rochester&quot;,&quot;given&quot;:&quot;Nathaniel&quot;},{&quot;family&quot;:&quot;Shannon&quot;,&quot;given&quot;:&quot;Claude&quot;}],&quot;issued&quot;:{&quot;date-parts&quot;:[[&quot;1955&quot;,8]]}}}],&quot;schema&quot;:&quot;https://github.com/citation-style-language/schema/raw/master/csl-citation.json&quot;} RNDwXxG5CMmeQ"/><text:span text:style-name="T7">. La posture épistémologique dominante est </text:span><text:span text:style-name="T14">alors</text:span><text:span text:style-name="T7"> celle d’une approche symbolique, tant par son contexte scientifique et historique que par les outils programmatiques déployés.</text:span></text:p>
      <text:p text:style-name="P8"/>
      <text:h text:style-name="P4" text:outline-level="2">3.1 L’approche symbolique du language</text:h>
      <text:p text:style-name="P8"/>
      <text:p text:style-name="P13"><text:span text:style-name="T7">Cette tradition scientifique trouve tout d’abord son origine dans les oeuvres de Gottfried Leibniz et de Gottlob Frege, et particulièrement en ce qu’elles fut redécouvertes par Bertrand Russell et Ludwig Wittgenstein au début du XXe siècle</text:span><text:reference-mark-start text:name="ZOTERO_ITEM CSL_CITATION {&quot;citationID&quot;:&quot;7S2wIMmZ&quot;,&quot;properties&quot;:{&quot;formattedCitation&quot;:&quot;(Williams)&quot;,&quot;plainCitation&quot;:&quot;(Williams)&quot;,&quot;noteIndex&quot;:0},&quot;citationItems&quot;:[{&quot;id&quot;:761,&quot;uris&quot;:[&quot;http://zotero.org/users/local/pqyV8Kj5/items/GGHVKB5K&quot;],&quot;uri&quot;:[&quot;http://zotero.org/users/local/pqyV8Kj5/items/GGHVKB5K&quot;],&quot;itemData&quot;:{&quot;id&quot;:761,&quot;type&quot;:&quot;book&quot;,&quot;abstract&quot;:&quot;Includes bibliographical references (p. [81]-94); Mode of access: Internet&quot;,&quot;ISBN&quot;:&quot;978-0-8129-9180-2&quot;,&quot;language&quot;:&quot;eng&quot;,&quot;number-of-pages&quot;:&quot;134&quot;,&quot;publisher&quot;:&quot;New York : AtRandom.com&quot;,&quot;source&quot;:&quot;Internet Archive&quot;,&quot;title&quot;:&quot;Arguing A.I. : the battle for twenty-first-century science&quot;,&quot;title-short&quot;:&quot;Arguing A.I.&quot;,&quot;URL&quot;:&quot;http://archive.org/details/arguingai00samw&quot;,&quot;author&quot;:[{&quot;family&quot;:&quot;Williams&quot;,&quot;given&quot;:&quot;Sam&quot;}],&quot;accessed&quot;:{&quot;date-parts&quot;:[[&quot;2021&quot;,9,10]]},&quot;issued&quot;:{&quot;date-parts&quot;:[[&quot;2002&quot;]]}}}],&quot;schema&quot;:&quot;https://github.com/citation-style-language/schema/raw/master/csl-citation.json&quot;} RNDufkefrRAL4"/><text:span text:style-name="T7">(Williams)</text:span><text:reference-mark-end text:name="ZOTERO_ITEM CSL_CITATION {&quot;citationID&quot;:&quot;7S2wIMmZ&quot;,&quot;properties&quot;:{&quot;formattedCitation&quot;:&quot;(Williams)&quot;,&quot;plainCitation&quot;:&quot;(Williams)&quot;,&quot;noteIndex&quot;:0},&quot;citationItems&quot;:[{&quot;id&quot;:761,&quot;uris&quot;:[&quot;http://zotero.org/users/local/pqyV8Kj5/items/GGHVKB5K&quot;],&quot;uri&quot;:[&quot;http://zotero.org/users/local/pqyV8Kj5/items/GGHVKB5K&quot;],&quot;itemData&quot;:{&quot;id&quot;:761,&quot;type&quot;:&quot;book&quot;,&quot;abstract&quot;:&quot;Includes bibliographical references (p. [81]-94); Mode of access: Internet&quot;,&quot;ISBN&quot;:&quot;978-0-8129-9180-2&quot;,&quot;language&quot;:&quot;eng&quot;,&quot;number-of-pages&quot;:&quot;134&quot;,&quot;publisher&quot;:&quot;New York : AtRandom.com&quot;,&quot;source&quot;:&quot;Internet Archive&quot;,&quot;title&quot;:&quot;Arguing A.I. : the battle for twenty-first-century science&quot;,&quot;title-short&quot;:&quot;Arguing A.I.&quot;,&quot;URL&quot;:&quot;http://archive.org/details/arguingai00samw&quot;,&quot;author&quot;:[{&quot;family&quot;:&quot;Williams&quot;,&quot;given&quot;:&quot;Sam&quot;}],&quot;accessed&quot;:{&quot;date-parts&quot;:[[&quot;2021&quot;,9,10]]},&quot;issued&quot;:{&quot;date-parts&quot;:[[&quot;2002&quot;]]}}}],&quot;schema&quot;:&quot;https://github.com/citation-style-language/schema/raw/master/csl-citation.json&quot;} RNDufkefrRAL4"/><text:span text:style-name="T7">. Alan Turing fréquentera ce dernier à Cambridge, après avoir publié l’article fondateur du champ de l’informatique</text:span><text:reference-mark-start text:name="ZOTERO_ITEM CSL_CITATION {&quot;citationID&quot;:&quot;Koaz3ggm&quot;,&quot;properties&quot;:{&quot;formattedCitation&quot;:&quot;(Floyd)&quot;,&quot;plainCitation&quot;:&quot;(Floyd)&quot;,&quot;noteIndex&quot;:0},&quot;citationItems&quot;:[{&quot;id&quot;:762,&quot;uris&quot;:[&quot;http://zotero.org/users/local/pqyV8Kj5/items/LN2RT2YU&quot;],&quot;uri&quot;:[&quot;http://zotero.org/users/local/pqyV8Kj5/items/LN2RT2YU&quot;],&quot;itemData&quot;:{&quot;id&quot;:762,&quot;type&quot;:&quot;chapter&quot;,&quot;abstract&quot;:&quot;Wittgenstein and Turing was published in Philosophy of Logic and Mathematics on page 263.&quot;,&quot;container-title&quot;:&quot;Philosophy of Logic and Mathematics: Proceedings of the 41st International Ludwig Wittgenstein Symposium&quot;,&quot;ISBN&quot;:&quot;978-3-11-065788-3&quot;,&quot;language&quot;:&quot;en&quot;,&quot;note&quot;:&quot;DOI: 10.1515/9783110657883-016&quot;,&quot;page&quot;:&quot;263-296&quot;,&quot;publisher&quot;:&quot;De Gruyter&quot;,&quot;source&quot;:&quot;www.degruyter.com&quot;,&quot;title&quot;:&quot;Wittgenstein and Turing&quot;,&quot;URL&quot;:&quot;https://www.degruyter.com/document/doi/10.1515/9783110657883-016/html&quot;,&quot;author&quot;:[{&quot;family&quot;:&quot;Floyd&quot;,&quot;given&quot;:&quot;Juliet&quot;}],&quot;accessed&quot;:{&quot;date-parts&quot;:[[&quot;2021&quot;,9,10]]},&quot;issued&quot;:{&quot;date-parts&quot;:[[&quot;2019&quot;,11,18]]}}}],&quot;schema&quot;:&quot;https://github.com/citation-style-language/schema/raw/master/csl-citation.json&quot;} RNDNQx4HYk8Bc"/><text:span text:style-name="T7">(Floyd)</text:span><text:reference-mark-end text:name="ZOTERO_ITEM CSL_CITATION {&quot;citationID&quot;:&quot;Koaz3ggm&quot;,&quot;properties&quot;:{&quot;formattedCitation&quot;:&quot;(Floyd)&quot;,&quot;plainCitation&quot;:&quot;(Floyd)&quot;,&quot;noteIndex&quot;:0},&quot;citationItems&quot;:[{&quot;id&quot;:762,&quot;uris&quot;:[&quot;http://zotero.org/users/local/pqyV8Kj5/items/LN2RT2YU&quot;],&quot;uri&quot;:[&quot;http://zotero.org/users/local/pqyV8Kj5/items/LN2RT2YU&quot;],&quot;itemData&quot;:{&quot;id&quot;:762,&quot;type&quot;:&quot;chapter&quot;,&quot;abstract&quot;:&quot;Wittgenstein and Turing was published in Philosophy of Logic and Mathematics on page 263.&quot;,&quot;container-title&quot;:&quot;Philosophy of Logic and Mathematics: Proceedings of the 41st International Ludwig Wittgenstein Symposium&quot;,&quot;ISBN&quot;:&quot;978-3-11-065788-3&quot;,&quot;language&quot;:&quot;en&quot;,&quot;note&quot;:&quot;DOI: 10.1515/9783110657883-016&quot;,&quot;page&quot;:&quot;263-296&quot;,&quot;publisher&quot;:&quot;De Gruyter&quot;,&quot;source&quot;:&quot;www.degruyter.com&quot;,&quot;title&quot;:&quot;Wittgenstein and Turing&quot;,&quot;URL&quot;:&quot;https://www.degruyter.com/document/doi/10.1515/9783110657883-016/html&quot;,&quot;author&quot;:[{&quot;family&quot;:&quot;Floyd&quot;,&quot;given&quot;:&quot;Juliet&quot;}],&quot;accessed&quot;:{&quot;date-parts&quot;:[[&quot;2021&quot;,9,10]]},&quot;issued&quot;:{&quot;date-parts&quot;:[[&quot;2019&quot;,11,18]]}}}],&quot;schema&quot;:&quot;https://github.com/citation-style-language/schema/raw/master/csl-citation.json&quot;} RNDNQx4HYk8Bc"/><text:span text:style-name="T7">. Les concepts établis au sein de cette généalogie de pensée se crystalisent autour d’un formalisme de logique mathématique, et de </text:span><text:span text:style-name="T45">génération</text:span><text:span text:style-name="T7"> de sens à travers une manipulation de symboles. Ces paradigmes de pensée sont illustrés principalement par des styles de notation favorisant largement </text:span><text:span text:style-name="T3">le symbole</text:span><text:span text:style-name="T7"> et </text:span><text:span text:style-name="T3">la liste</text:span><text:span text:style-name="T7">, </text:span><text:span text:style-name="T46">qui appara</text:span><text:span text:style-name="T47">i</text:span><text:span text:style-name="T46">ssent ensuit</text:span><text:span text:style-name="T7">, comme éléments centraux des premiers outils d’IA, notamment au sein du language LISP.</text:span></text:p>
      <text:p text:style-name="P8"/>
      <text:p text:style-name="P6"><text:span text:style-name="T7">Le symbole, en tant qu’élément conceptuel et clairement délimité, occupe un place prépondérante dans l’oeuvre </text:span><text:span text:style-name="T3">De Arte Combinatoria</text:span><text:span text:style-name="T7">, de Leibniz. Partant du postulat que “toute chose est, ou n’est pas”, il tente d’utiliser cette approche qui sera </text:span><text:span text:style-name="T3">a posteriori</text:span><text:span text:style-name="T7"> celle de Georges Boole, afin de manipuler chacune de ces choses </text:span><text:span text:style-name="T15">(concepts) </text:span><text:span text:style-name="T7">de manière formelle, à travers une </text:span><text:span text:style-name="T3">characteristica universalis</text:span><text:span text:style-name="T7">. Les possibilités d’un tel système de manipulation formelle de symboles permettrait donc de déterminer n’importe quel concept ou abstraction </text:span><text:span text:style-name="T16">via une manipulation logico-mathématique</text:span><text:span text:style-name="T7">:</text:span></text:p>
      <text:p text:style-name="P8"/>
      <text:p text:style-name="P13"><text:span text:style-name="T3">If we had it [a characteristica universalis], we should be able to reason in metaphysics and morals in much the same way as in geometry and analysis... If controversies were to arise, there would be no more need of disputation between two philosophers than between two accountants [...] Let us calculate.</text:span><text:reference-mark-start text:name="ZOTERO_ITEM CSL_CITATION {&quot;citationID&quot;:&quot;IuRhjm6z&quot;,&quot;properties&quot;:{&quot;formattedCitation&quot;:&quot;(Russell)&quot;,&quot;plainCitation&quot;:&quot;(Russell)&quot;,&quot;noteIndex&quot;:0},&quot;citationItems&quot;:[{&quot;id&quot;:763,&quot;uris&quot;:[&quot;http://zotero.org/users/local/pqyV8Kj5/items/ZXB6N9GH&quot;],&quot;uri&quot;:[&quot;http://zotero.org/users/local/pqyV8Kj5/items/ZXB6N9GH&quot;],&quot;itemData&quot;:{&quot;id&quot;:763,&quot;type&quot;:&quot;article-journal&quot;,&quot;container-title&quot;:&quot;Revue Internationale de Philosophie&quot;,&quot;ISSN&quot;:&quot;0048-8143&quot;,&quot;issue&quot;:&quot;11&quot;,&quot;note&quot;:&quot;publisher: Revue Internationale de Philosophie&quot;,&quot;page&quot;:&quot;3-19&quot;,&quot;source&quot;:&quot;JSTOR&quot;,&quot;title&quot;:&quot;Logical positivism&quot;,&quot;volume&quot;:&quot;4&quot;,&quot;author&quot;:[{&quot;family&quot;:&quot;Russell&quot;,&quot;given&quot;:&quot;Bertrand&quot;}],&quot;issued&quot;:{&quot;date-parts&quot;:[[&quot;1950&quot;]]}}}],&quot;schema&quot;:&quot;https://github.com/citation-style-language/schema/raw/master/csl-citation.json&quot;} RNDbKopksomxI"/><text:span text:style-name="T3">(Russell)</text:span><text:reference-mark-end text:name="ZOTERO_ITEM CSL_CITATION {&quot;citationID&quot;:&quot;IuRhjm6z&quot;,&quot;properties&quot;:{&quot;formattedCitation&quot;:&quot;(Russell)&quot;,&quot;plainCitation&quot;:&quot;(Russell)&quot;,&quot;noteIndex&quot;:0},&quot;citationItems&quot;:[{&quot;id&quot;:763,&quot;uris&quot;:[&quot;http://zotero.org/users/local/pqyV8Kj5/items/ZXB6N9GH&quot;],&quot;uri&quot;:[&quot;http://zotero.org/users/local/pqyV8Kj5/items/ZXB6N9GH&quot;],&quot;itemData&quot;:{&quot;id&quot;:763,&quot;type&quot;:&quot;article-journal&quot;,&quot;container-title&quot;:&quot;Revue Internationale de Philosophie&quot;,&quot;ISSN&quot;:&quot;0048-8143&quot;,&quot;issue&quot;:&quot;11&quot;,&quot;note&quot;:&quot;publisher: Revue Internationale de Philosophie&quot;,&quot;page&quot;:&quot;3-19&quot;,&quot;source&quot;:&quot;JSTOR&quot;,&quot;title&quot;:&quot;Logical positivism&quot;,&quot;volume&quot;:&quot;4&quot;,&quot;author&quot;:[{&quot;family&quot;:&quot;Russell&quot;,&quot;given&quot;:&quot;Bertrand&quot;}],&quot;issued&quot;:{&quot;date-parts&quot;:[[&quot;1950&quot;]]}}}],&quot;schema&quot;:&quot;https://github.com/citation-style-language/schema/raw/master/csl-citation.json&quot;} RNDbKopksomxI"/></text:p>
      <text:p text:style-name="P7"><text:span text:style-name="T7">Le symbole en tant que dispositif stylistique permettrait donc la (re)combinaison de simples éléments primaires (appelés monades chez Leibniz) en des expressions complexes. Ce dispositif stylistique de notation se retrouvera notamment dans les notations utilisées par Georges Boole et Gottlob Frege; à chaque fois, il s’agit de poser qu’il est possible de capturer, par le biais d’une représentation formelle, </text:span><text:span text:style-name="T3">l’essence</text:span><text:span text:style-name="T7"> d’un concept, et de le rendre manipulable à travers sa stricte délimitation—postulat-clé du travail de Turing lorsqu’il décrit sa machine.</text:span></text:p>
      <text:p text:style-name="P7"><text:span text:style-name="T7">À cet effet d’unicité du symbole vient s’ajouter un second mécanisme stylistique—celui de la liste. Lorsque le travail de Leibniz est réinterprété par Russell, ce postulat d’unicité est requalifié </text:span><text:span text:style-name="T17">par l</text:span><text:span text:style-name="T18">es calculs des prédicats modernes</text:span><text:span text:style-name="T17">, notamment </text:span><text:span text:style-name="T7">au travers la notation Peano-Russell. </text:span><text:span text:style-name="T48">Il s’agit alors de</text:span><text:span text:style-name="T7"> considére</text:span><text:span text:style-name="T19">r</text:span><text:span text:style-name="T7"> autant la relation entre éléments primaires que ces éléments eux-mêmes, e</text:span><text:span text:style-name="T20">n introduisant donc</text:span><text:span text:style-name="T7"> la nécéssité d’établir un </text:span><text:span text:style-name="T3">lien</text:span><text:span text:style-name="T7"> entre ces symboles, </text:span><text:span text:style-name="T21">par le biais de la liste</text:span><text:span text:style-name="T7">.</text:span></text:p>
      <text:p text:style-name="P9"/>
      <text:p text:style-name="P13"><text:span text:style-name="T7">La liste est le style de notation dominant dans des ouvrages tels que le </text:span><text:span text:style-name="T3">De Arte Combinatoria </text:span><text:span text:style-name="T7">de Leibniz, le </text:span><text:span text:style-name="T3">Begriffschrift</text:span><text:span text:style-name="T7"> de Frege, le </text:span><text:span text:style-name="T3">Principia Mathematica </text:span><text:span text:style-name="T7">de Russell ou le </text:span><text:span text:style-name="T3">Tractacus</text:span><text:span text:style-name="T7"> de Wittgenstein, et, tout comme le symbole, implique une certaine posture épistémologique. La liste extrait ses éléments de leur existence située originelle, et les reconnecte de manière rigoureusement </text:span><text:soft-page-break/><text:span text:style-name="T7">définie. La constitution d’une liste est donc l’exemple de la sorte de décontextualization que l’écrit promeut et qui, selon Goody, permet à l’esprit d’exercer une certaine emprise sur la “réalité”</text:span><text:reference-mark-start text:name="ZOTERO_ITEM CSL_CITATION {&quot;citationID&quot;:&quot;hEvn1Ng6&quot;,&quot;properties&quot;:{&quot;formattedCitation&quot;:&quot;(Goody)&quot;,&quot;plainCitation&quot;:&quot;(Goody)&quot;,&quot;noteIndex&quot;:0},&quot;citationItems&quot;:[{&quot;id&quot;:781,&quot;uris&quot;:[&quot;http://zotero.org/users/local/pqyV8Kj5/items/IG2ZK9US&quot;],&quot;uri&quot;:[&quot;http://zotero.org/users/local/pqyV8Kj5/items/IG2ZK9US&quot;],&quot;itemData&quot;:{&quot;id&quot;:781,&quot;type&quot;:&quot;book&quot;,&quot;abstract&quot;:&quot;Current theories and views on the differences in the 'mind' of human societies depend very much on a dichotomy between 'advanced' and 'primitive', or between 'open' and 'closed', or between 'domesticated' and 'savage', that is to say, between one of a whole variety of 'we-they' distinctions. Professor Goody argues that such an approach prevents any serious discussion of the mechanisms leading to long-term changes in the cognitive processes of human cultures or any adequate explanation of the changes in 'traditional' societies that are taking place in the world around us. In this book he attempts to provide the framework for a more satisfactory explanation by relating certain broad differences in 'mentalities' to the changes in the means of communication, and specifically to the series of shifts involved in the development of writing. The argument is based upon theoretical considerations, as well as empirical evidence derived from recent fieldwork in West Africa and the study of a wide range of source material on the ancient societies of the Near East.&quot;,&quot;ISBN&quot;:&quot;978-0-521-21726-2&quot;,&quot;language&quot;:&quot;en&quot;,&quot;note&quot;:&quot;Google-Books-ID: MHMfnwEACAAJ&quot;,&quot;number-of-pages&quot;:&quot;179&quot;,&quot;publisher&quot;:&quot;Cambridge University Press&quot;,&quot;source&quot;:&quot;Google Books&quot;,&quot;title&quot;:&quot;The Domestication of the Savage Mind&quot;,&quot;author&quot;:[{&quot;family&quot;:&quot;Goody&quot;,&quot;given&quot;:&quot;Jack&quot;}],&quot;issued&quot;:{&quot;date-parts&quot;:[[&quot;1977&quot;]]}}}],&quot;schema&quot;:&quot;https://github.com/citation-style-language/schema/raw/master/csl-citation.json&quot;} RND8EyIpLcNr7"/><text:span text:style-name="T7">(Goody)</text:span><text:reference-mark-end text:name="ZOTERO_ITEM CSL_CITATION {&quot;citationID&quot;:&quot;hEvn1Ng6&quot;,&quot;properties&quot;:{&quot;formattedCitation&quot;:&quot;(Goody)&quot;,&quot;plainCitation&quot;:&quot;(Goody)&quot;,&quot;noteIndex&quot;:0},&quot;citationItems&quot;:[{&quot;id&quot;:781,&quot;uris&quot;:[&quot;http://zotero.org/users/local/pqyV8Kj5/items/IG2ZK9US&quot;],&quot;uri&quot;:[&quot;http://zotero.org/users/local/pqyV8Kj5/items/IG2ZK9US&quot;],&quot;itemData&quot;:{&quot;id&quot;:781,&quot;type&quot;:&quot;book&quot;,&quot;abstract&quot;:&quot;Current theories and views on the differences in the 'mind' of human societies depend very much on a dichotomy between 'advanced' and 'primitive', or between 'open' and 'closed', or between 'domesticated' and 'savage', that is to say, between one of a whole variety of 'we-they' distinctions. Professor Goody argues that such an approach prevents any serious discussion of the mechanisms leading to long-term changes in the cognitive processes of human cultures or any adequate explanation of the changes in 'traditional' societies that are taking place in the world around us. In this book he attempts to provide the framework for a more satisfactory explanation by relating certain broad differences in 'mentalities' to the changes in the means of communication, and specifically to the series of shifts involved in the development of writing. The argument is based upon theoretical considerations, as well as empirical evidence derived from recent fieldwork in West Africa and the study of a wide range of source material on the ancient societies of the Near East.&quot;,&quot;ISBN&quot;:&quot;978-0-521-21726-2&quot;,&quot;language&quot;:&quot;en&quot;,&quot;note&quot;:&quot;Google-Books-ID: MHMfnwEACAAJ&quot;,&quot;number-of-pages&quot;:&quot;179&quot;,&quot;publisher&quot;:&quot;Cambridge University Press&quot;,&quot;source&quot;:&quot;Google Books&quot;,&quot;title&quot;:&quot;The Domestication of the Savage Mind&quot;,&quot;author&quot;:[{&quot;family&quot;:&quot;Goody&quot;,&quot;given&quot;:&quot;Jack&quot;}],&quot;issued&quot;:{&quot;date-parts&quot;:[[&quot;1977&quot;]]}}}],&quot;schema&quot;:&quot;https://github.com/citation-style-language/schema/raw/master/csl-citation.json&quot;} RND8EyIpLcNr7"/><text:span text:style-name="T7">.</text:span></text:p>
      <text:p text:style-name="P7"><text:span text:style-name="T7">Présente dès les permiers inventaires, manuels, édits administratifs, la liste est une manière de prendre des symboles, des éléments pictographiques, sémantiquement cohérents, afin de les ré-assembler et de re-constituer le monde. La liste établit des limites claires; elle est simple, elle est discontinue et abstraite.</text:span></text:p>
      <text:p text:style-name="P9"/>
      <text:p text:style-name="P7"><text:span text:style-name="T7">La liste et le symbole ne sont pour l’instant que des systèmes stylistiques d’appréhension et de construction du monde, considéré comme séparable, puis reconstituable. Cette approche encore principalement conceptuelle se voit alors activée à travers des outils de programmation. Particulièrement, les languages IPL et LISP, ainsi que le programme SHRDLU vont permettre l’implémentation concrète de ces systèmes de notations afin d’élucider les problèmes posés lors de la conférence de Dartmouth, et de préciser par la-même les buts avérés de cette recherche.</text:span></text:p>
      <text:p text:style-name="P9"/>
      <text:h text:style-name="Heading_20_2" text:outline-level="2">3.2 Les languages symboliques</text:h>
      <text:p text:style-name="P9"/>
      <text:p text:style-name="P7"><text:span text:style-name="T7">Au même moment que la conférence de Dartmouth sont dévloppés deux languages qui mettent concrétisent une approche symbolique du language. D’une part, IPL (</text:span><text:span text:style-name="T3">Information Processing Language</text:span><text:span text:style-name="T7">) concu par Allen Newell, Cliff Shaw et Herbert A. Simon, en 1956; de l’autre LISP (</text:span><text:span text:style-name="T3">LISt Processor</text:span><text:span text:style-name="T7">), concu par John McCarthy, organisateur de la conférence, en 1958.</text:span></text:p>
      <text:p text:style-name="P9"/>
      <text:p text:style-name="P13"><text:span text:style-name="T7">L’élément de base d’IPL est le </text:span><text:span text:style-name="T3">symbole</text:span><text:span text:style-name="T7">, en tant qu’unité signifiante qui est directement relié aux différentes locations de mémoire du matériel informatique sur lequel s’éxecute le language. Le symbole représente donc un espace conceptuel qui peut contenir n’importe quelle valeur, tant qu’elle est conceptuellement distincte et disjointe d’autres valeurs</text:span><text:reference-mark-start text:name="ZOTERO_ITEM CSL_CITATION {&quot;citationID&quot;:&quot;1Ct18MiP&quot;,&quot;properties&quot;:{&quot;formattedCitation&quot;:&quot;(Newell and Tonge)&quot;,&quot;plainCitation&quot;:&quot;(Newell and Tonge)&quot;,&quot;noteIndex&quot;:0},&quot;citationItems&quot;:[{&quot;id&quot;:783,&quot;uris&quot;:[&quot;http://zotero.org/users/local/pqyV8Kj5/items/GN5DGJX5&quot;],&quot;uri&quot;:[&quot;http://zotero.org/users/local/pqyV8Kj5/items/GN5DGJX5&quot;],&quot;itemData&quot;:{&quot;id&quot;:783,&quot;type&quot;:&quot;article-journal&quot;,&quot;container-title&quot;:&quot;Communications of the ACM&quot;,&quot;DOI&quot;:&quot;10.1145/367177.367205&quot;,&quot;ISSN&quot;:&quot;0001-0782&quot;,&quot;issue&quot;:&quot;4&quot;,&quot;journalAbbreviation&quot;:&quot;Commun. ACM&quot;,&quot;page&quot;:&quot;205–211&quot;,&quot;source&quot;:&quot;April 1960&quot;,&quot;title&quot;:&quot;An introduction to information processing language V&quot;,&quot;volume&quot;:&quot;3&quot;,&quot;author&quot;:[{&quot;family&quot;:&quot;Newell&quot;,&quot;given&quot;:&quot;A.&quot;},{&quot;family&quot;:&quot;Tonge&quot;,&quot;given&quot;:&quot;F. M.&quot;}],&quot;issued&quot;:{&quot;date-parts&quot;:[[&quot;1960&quot;,4,1]]}}}],&quot;schema&quot;:&quot;https://github.com/citation-style-language/schema/raw/master/csl-citation.json&quot;} RNDaBeI5XIj4M"/><text:span text:style-name="T7">(Newell and Tonge)</text:span><text:reference-mark-end text:name="ZOTERO_ITEM CSL_CITATION {&quot;citationID&quot;:&quot;1Ct18MiP&quot;,&quot;properties&quot;:{&quot;formattedCitation&quot;:&quot;(Newell and Tonge)&quot;,&quot;plainCitation&quot;:&quot;(Newell and Tonge)&quot;,&quot;noteIndex&quot;:0},&quot;citationItems&quot;:[{&quot;id&quot;:783,&quot;uris&quot;:[&quot;http://zotero.org/users/local/pqyV8Kj5/items/GN5DGJX5&quot;],&quot;uri&quot;:[&quot;http://zotero.org/users/local/pqyV8Kj5/items/GN5DGJX5&quot;],&quot;itemData&quot;:{&quot;id&quot;:783,&quot;type&quot;:&quot;article-journal&quot;,&quot;container-title&quot;:&quot;Communications of the ACM&quot;,&quot;DOI&quot;:&quot;10.1145/367177.367205&quot;,&quot;ISSN&quot;:&quot;0001-0782&quot;,&quot;issue&quot;:&quot;4&quot;,&quot;journalAbbreviation&quot;:&quot;Commun. ACM&quot;,&quot;page&quot;:&quot;205–211&quot;,&quot;source&quot;:&quot;April 1960&quot;,&quot;title&quot;:&quot;An introduction to information processing language V&quot;,&quot;volume&quot;:&quot;3&quot;,&quot;author&quot;:[{&quot;family&quot;:&quot;Newell&quot;,&quot;given&quot;:&quot;A.&quot;},{&quot;family&quot;:&quot;Tonge&quot;,&quot;given&quot;:&quot;F. M.&quot;}],&quot;issued&quot;:{&quot;date-parts&quot;:[[&quot;1960&quot;,4,1]]}}}],&quot;schema&quot;:&quot;https://github.com/citation-style-language/schema/raw/master/csl-citation.json&quot;} RNDaBeI5XIj4M"/><text:span text:style-name="T7">. Cette architecture correspond particulièrement aux genres de problèmes qu’IPL permet de résoudre. En effet, il est initialement conçu pour démontrer les théorèmes exposés par Russell dans ses </text:span><text:span text:style-name="T3">Principia Mathematica</text:span><text:span text:style-name="T7">, mais est également utilisé afin d’écrire des programmes d’IA, tels que le </text:span><text:span text:style-name="T3">General Problem Solver</text:span><text:span text:style-name="T7">, le </text:span><text:span text:style-name="T3">Logical Theorist</text:span><text:span text:style-name="T7">, ainsi que quelques programmes de jeu d’échecs et de dames</text:span><text:reference-mark-start text:name="ZOTERO_ITEM CSL_CITATION {&quot;citationID&quot;:&quot;XPEdq3CG&quot;,&quot;properties&quot;:{&quot;formattedCitation&quot;:&quot;(Samuel)&quot;,&quot;plainCitation&quot;:&quot;(Samuel)&quot;,&quot;noteIndex&quot;:0},&quot;citationItems&quot;:[{&quot;id&quot;:784,&quot;uris&quot;:[&quot;http://zotero.org/users/local/pqyV8Kj5/items/R9DKI83V&quot;],&quot;uri&quot;:[&quot;http://zotero.org/users/local/pqyV8Kj5/items/R9DKI83V&quot;],&quot;itemData&quot;:{&quot;id&quot;:784,&quot;type&quot;:&quot;chapter&quot;,&quot;abstract&quot;:&quot;Programming computers to play games is a stage in the understanding of the methods that must be employed for the machine simulation of intellectual behavior. The games fall into three categories: (1) those games for which there are no known algorithms, other than the simple process of exhaustion, (2) those games that can be played in a nontrivial manner, without recourse to the known defining algorithm, and (3) the games for which there are known optimum strategies that must be used against a knowledgeable opponent, but in which heuristic procedures may be used with advantage against an opponent who wittingly or unwittingly fails to employ the optimum strategy. Checkers and chess fall into the first category. TIC TAC TOE or noughts and crosses on the British DEUCE computer is a game of the second category. The penny-matching machine is an example of the third. The chess-playing machines are based on the minimaxing procedure, dictionary approach, Shannon's detailed analysis, Turing's contribution, the Los Alamos program, Bernstein's program, and Newell, Shaw, and Simon program. However, the checkers (or draughts) playing machines are based on the Samuel Checker program. Studies proved that it is possible to devise learning schemes that will outperform an average person and that such learning schemes may someday be economically feasible as applied to real-life situations. It seems reasonable to assume that these newer techniques will be applied to real-life situations with increasing frequency, and that the effort devoted to games or other toy problems will decrease.&quot;,&quot;container-title&quot;:&quot;Advances in Computers&quot;,&quot;language&quot;:&quot;en&quot;,&quot;note&quot;:&quot;DOI: 10.1016/S0065-2458(08)60608-7&quot;,&quot;page&quot;:&quot;165-192&quot;,&quot;publisher&quot;:&quot;Elsevier&quot;,&quot;source&quot;:&quot;ScienceDirect&quot;,&quot;title&quot;:&quot;Programming Computers to Play Games&quot;,&quot;URL&quot;:&quot;https://www.sciencedirect.com/science/article/pii/S0065245808606087&quot;,&quot;volume&quot;:&quot;1&quot;,&quot;author&quot;:[{&quot;family&quot;:&quot;Samuel&quot;,&quot;given&quot;:&quot;Arthur L.&quot;}],&quot;editor&quot;:[{&quot;family&quot;:&quot;Alt&quot;,&quot;given&quot;:&quot;Franz L.&quot;}],&quot;accessed&quot;:{&quot;date-parts&quot;:[[&quot;2021&quot;,9,14]]},&quot;issued&quot;:{&quot;date-parts&quot;:[[&quot;1960&quot;,1,1]]}}}],&quot;schema&quot;:&quot;https://github.com/citation-style-language/schema/raw/master/csl-citation.json&quot;} RND4E0pD8zfr5"/><text:span text:style-name="T7">(Samuel)</text:span><text:reference-mark-end text:name="ZOTERO_ITEM CSL_CITATION {&quot;citationID&quot;:&quot;XPEdq3CG&quot;,&quot;properties&quot;:{&quot;formattedCitation&quot;:&quot;(Samuel)&quot;,&quot;plainCitation&quot;:&quot;(Samuel)&quot;,&quot;noteIndex&quot;:0},&quot;citationItems&quot;:[{&quot;id&quot;:784,&quot;uris&quot;:[&quot;http://zotero.org/users/local/pqyV8Kj5/items/R9DKI83V&quot;],&quot;uri&quot;:[&quot;http://zotero.org/users/local/pqyV8Kj5/items/R9DKI83V&quot;],&quot;itemData&quot;:{&quot;id&quot;:784,&quot;type&quot;:&quot;chapter&quot;,&quot;abstract&quot;:&quot;Programming computers to play games is a stage in the understanding of the methods that must be employed for the machine simulation of intellectual behavior. The games fall into three categories: (1) those games for which there are no known algorithms, other than the simple process of exhaustion, (2) those games that can be played in a nontrivial manner, without recourse to the known defining algorithm, and (3) the games for which there are known optimum strategies that must be used against a knowledgeable opponent, but in which heuristic procedures may be used with advantage against an opponent who wittingly or unwittingly fails to employ the optimum strategy. Checkers and chess fall into the first category. TIC TAC TOE or noughts and crosses on the British DEUCE computer is a game of the second category. The penny-matching machine is an example of the third. The chess-playing machines are based on the minimaxing procedure, dictionary approach, Shannon's detailed analysis, Turing's contribution, the Los Alamos program, Bernstein's program, and Newell, Shaw, and Simon program. However, the checkers (or draughts) playing machines are based on the Samuel Checker program. Studies proved that it is possible to devise learning schemes that will outperform an average person and that such learning schemes may someday be economically feasible as applied to real-life situations. It seems reasonable to assume that these newer techniques will be applied to real-life situations with increasing frequency, and that the effort devoted to games or other toy problems will decrease.&quot;,&quot;container-title&quot;:&quot;Advances in Computers&quot;,&quot;language&quot;:&quot;en&quot;,&quot;note&quot;:&quot;DOI: 10.1016/S0065-2458(08)60608-7&quot;,&quot;page&quot;:&quot;165-192&quot;,&quot;publisher&quot;:&quot;Elsevier&quot;,&quot;source&quot;:&quot;ScienceDirect&quot;,&quot;title&quot;:&quot;Programming Computers to Play Games&quot;,&quot;URL&quot;:&quot;https://www.sciencedirect.com/science/article/pii/S0065245808606087&quot;,&quot;volume&quot;:&quot;1&quot;,&quot;author&quot;:[{&quot;family&quot;:&quot;Samuel&quot;,&quot;given&quot;:&quot;Arthur L.&quot;}],&quot;editor&quot;:[{&quot;family&quot;:&quot;Alt&quot;,&quot;given&quot;:&quot;Franz L.&quot;}],&quot;accessed&quot;:{&quot;date-parts&quot;:[[&quot;2021&quot;,9,14]]},&quot;issued&quot;:{&quot;date-parts&quot;:[[&quot;1960&quot;,1,1]]}}}],&quot;schema&quot;:&quot;https://github.com/citation-style-language/schema/raw/master/csl-citation.json&quot;} RND4E0pD8zfr5"/><text:span text:style-name="T7">. Il s’agit ici de problèmes hautement formalisés, basés sur la pré-existence de certaines règles formelles, avec des données de départ qui se calquent facilement sur le fonctionnement symbolique d’IPL—postulats mathématiques, </text:span><text:span text:style-name="T22">propositions</text:span><text:span text:style-name="T7"> logiques, et positions de pièces de jeu.</text:span></text:p>
      <text:p text:style-name="P9"/>
      <text:p text:style-name="P13"><text:span text:style-name="T7">Lorsque LISP remplace IPL comme language de l’IA quelques années plus tard, il hérite non seulement de cette approche symbolique, mais la compose également avec la liste. Cette dernière est l’élément de base du language et est considérée elle-même comme un symbole. En introduisant la manipulation récursive de ces listes, LISP met en exergue une manipulation des données atomistique, puis relationelle—chaque élément peut être appréhendé par soi-même, ou par sa relation à d’autres éléments mitoyens</text:span><text:reference-mark-start text:name="ZOTERO_ITEM CSL_CITATION {&quot;citationID&quot;:&quot;OO0CuKdA&quot;,&quot;properties&quot;:{&quot;formattedCitation&quot;:&quot;(McCarthy, Levin, et al.)&quot;,&quot;plainCitation&quot;:&quot;(McCarthy, Levin, et al.)&quot;,&quot;noteIndex&quot;:0},&quot;citationItems&quot;:[{&quot;id&quot;:164,&quot;uris&quot;:[&quot;http://zotero.org/users/local/pqyV8Kj5/items/PIXFP5GQ&quot;],&quot;uri&quot;:[&quot;http://zotero.org/users/local/pqyV8Kj5/items/PIXFP5GQ&quot;],&quot;itemData&quot;:{&quot;id&quot;:164,&quot;type&quot;:&quot;book&quot;,&quot;abstract&quot;:&quot;The manual describes LISP, a formal mathematical language. LISP differs from most programming languages in three important ways. The first way is in the nature of the data.The LISP language is designed primarily for symbolic data processing used for symbolic calculations in differential and integral calculus, electrical circuit theory, mathematical logic, game playing, and other fields of artificial intelligence. The manual describes LISP, a formal mathematical language. LISP differs from most programming languages in three important ways. The first way is in the nature of the data. In the LISP language, all data are in the form of symbolic expressions usually referred to as S-expressions, of indefinite length, and which have a branching tree-type of structure, so that significant subexpressions can be readily isolated. In the LISP system, the bulk of the available memory is used for storing S-expressions in the form of list structures. The second distinction is that the LISP language is the source language itself which specifies in what way the S-expressions are to be processed. Third, LISP can interpret and execute programs written in the form of S-expressions. Thus, like machine language, and unlike most other high level languages, it can be used to generate programs for further executions.&quot;,&quot;ISBN&quot;:&quot;978-0-262-13011-0&quot;,&quot;language&quot;:&quot;en&quot;,&quot;note&quot;:&quot;Google-Books-ID: 68j6lEJjMQwC&quot;,&quot;number-of-pages&quot;:&quot;116&quot;,&quot;publisher&quot;:&quot;MIT Press&quot;,&quot;source&quot;:&quot;Google Books&quot;,&quot;title&quot;:&quot;LISP 1.5 Programmer's Manual&quot;,&quot;author&quot;:[{&quot;family&quot;:&quot;McCarthy&quot;,&quot;given&quot;:&quot;John&quot;},{&quot;family&quot;:&quot;Levin&quot;,&quot;given&quot;:&quot;Michael I.&quot;},{&quot;family&quot;:&quot;Abrahams&quot;,&quot;given&quot;:&quot;Paul W.&quot;},{&quot;family&quot;:&quot;Center&quot;,&quot;given&quot;:&quot;Massachusetts Institute of Technology Computation&quot;},{&quot;family&quot;:&quot;Edwards&quot;,&quot;given&quot;:&quot;Daniel J.&quot;}],&quot;issued&quot;:{&quot;date-parts&quot;:[[&quot;1965&quot;]]}}}],&quot;schema&quot;:&quot;https://github.com/citation-style-language/schema/raw/master/csl-citation.json&quot;} RNDft5xh9v0aW"/><text:span text:style-name="T7">(McCarthy, Levin, et al.)</text:span><text:reference-mark-end text:name="ZOTERO_ITEM CSL_CITATION {&quot;citationID&quot;:&quot;OO0CuKdA&quot;,&quot;properties&quot;:{&quot;formattedCitation&quot;:&quot;(McCarthy, Levin, et al.)&quot;,&quot;plainCitation&quot;:&quot;(McCarthy, Levin, et al.)&quot;,&quot;noteIndex&quot;:0},&quot;citationItems&quot;:[{&quot;id&quot;:164,&quot;uris&quot;:[&quot;http://zotero.org/users/local/pqyV8Kj5/items/PIXFP5GQ&quot;],&quot;uri&quot;:[&quot;http://zotero.org/users/local/pqyV8Kj5/items/PIXFP5GQ&quot;],&quot;itemData&quot;:{&quot;id&quot;:164,&quot;type&quot;:&quot;book&quot;,&quot;abstract&quot;:&quot;The manual describes LISP, a formal mathematical language. LISP differs from most programming languages in three important ways. The first way is in the nature of the data.The LISP language is designed primarily for symbolic data processing used for symbolic calculations in differential and integral calculus, electrical circuit theory, mathematical logic, game playing, and other fields of artificial intelligence. The manual describes LISP, a formal mathematical language. LISP differs from most programming languages in three important ways. The first way is in the nature of the data. In the LISP language, all data are in the form of symbolic expressions usually referred to as S-expressions, of indefinite length, and which have a branching tree-type of structure, so that significant subexpressions can be readily isolated. In the LISP system, the bulk of the available memory is used for storing S-expressions in the form of list structures. The second distinction is that the LISP language is the source language itself which specifies in what way the S-expressions are to be processed. Third, LISP can interpret and execute programs written in the form of S-expressions. Thus, like machine language, and unlike most other high level languages, it can be used to generate programs for further executions.&quot;,&quot;ISBN&quot;:&quot;978-0-262-13011-0&quot;,&quot;language&quot;:&quot;en&quot;,&quot;note&quot;:&quot;Google-Books-ID: 68j6lEJjMQwC&quot;,&quot;number-of-pages&quot;:&quot;116&quot;,&quot;publisher&quot;:&quot;MIT Press&quot;,&quot;source&quot;:&quot;Google Books&quot;,&quot;title&quot;:&quot;LISP 1.5 Programmer's Manual&quot;,&quot;author&quot;:[{&quot;family&quot;:&quot;McCarthy&quot;,&quot;given&quot;:&quot;John&quot;},{&quot;family&quot;:&quot;Levin&quot;,&quot;given&quot;:&quot;Michael I.&quot;},{&quot;family&quot;:&quot;Abrahams&quot;,&quot;given&quot;:&quot;Paul W.&quot;},{&quot;family&quot;:&quot;Center&quot;,&quot;given&quot;:&quot;Massachusetts Institute of Technology Computation&quot;},{&quot;family&quot;:&quot;Edwards&quot;,&quot;given&quot;:&quot;Daniel J.&quot;}],&quot;issued&quot;:{&quot;date-parts&quot;:[[&quot;1965&quot;]]}}}],&quot;schema&quot;:&quot;https://github.com/citation-style-language/schema/raw/master/csl-citation.json&quot;} RNDft5xh9v0aW"/><text:span text:style-name="T7">. Cette approche du problème, particulièrement adaptée à des structures en arboresence, fait écho au travail de Noam Chomsky, contemporain de MacCarthy au Massachussets Institute of Technology. Chomsky vient alors de présenter une théorie de la structure du language en tant qu’arboresence</text:span><text:reference-mark-start text:name="ZOTERO_ITEM CSL_CITATION {&quot;citationID&quot;:&quot;cFc5Tok4&quot;,&quot;properties&quot;:{&quot;formattedCitation&quot;:&quot;(Chomsky)&quot;,&quot;plainCitation&quot;:&quot;(Chomsky)&quot;,&quot;noteIndex&quot;:0},&quot;citationItems&quot;:[{&quot;id&quot;:786,&quot;uris&quot;:[&quot;http://zotero.org/users/local/pqyV8Kj5/items/AKS3RZ92&quot;],&quot;uri&quot;:[&quot;http://zotero.org/users/local/pqyV8Kj5/items/AKS3RZ92&quot;],&quot;itemData&quot;:{&quot;id&quot;:786,&quot;type&quot;:&quot;book&quot;,&quot;abstract&quot;:&quot;Syntactic Structures by Noam Chomsky was published on May 18, 2020 by De Gruyter Mouton.&quot;,&quot;ISBN&quot;:&quot;978-3-11-231600-9&quot;,&quot;language&quot;:&quot;en&quot;,&quot;note&quot;:&quot;DOI: 10.1515/9783112316009\ncontainer-title: Syntactic Structures&quot;,&quot;publisher&quot;:&quot;De Gruyter Mouton&quot;,&quot;source&quot;:&quot;www.degruyter.com&quot;,&quot;title&quot;:&quot;Syntactic Structures&quot;,&quot;URL&quot;:&quot;https://www.degruyter.com/document/doi/10.1515/9783112316009/html&quot;,&quot;author&quot;:[{&quot;family&quot;:&quot;Chomsky&quot;,&quot;given&quot;:&quot;Noam&quot;}],&quot;accessed&quot;:{&quot;date-parts&quot;:[[&quot;2021&quot;,9,14]]},&quot;issued&quot;:{&quot;date-parts&quot;:[[&quot;2020&quot;,5,18]]}}}],&quot;schema&quot;:&quot;https://github.com/citation-style-language/schema/raw/master/csl-citation.json&quot;} RNDPGK53jZ8LB"/><text:span text:style-name="T7">(Chomsky)</text:span><text:reference-mark-end text:name="ZOTERO_ITEM CSL_CITATION {&quot;citationID&quot;:&quot;cFc5Tok4&quot;,&quot;properties&quot;:{&quot;formattedCitation&quot;:&quot;(Chomsky)&quot;,&quot;plainCitation&quot;:&quot;(Chomsky)&quot;,&quot;noteIndex&quot;:0},&quot;citationItems&quot;:[{&quot;id&quot;:786,&quot;uris&quot;:[&quot;http://zotero.org/users/local/pqyV8Kj5/items/AKS3RZ92&quot;],&quot;uri&quot;:[&quot;http://zotero.org/users/local/pqyV8Kj5/items/AKS3RZ92&quot;],&quot;itemData&quot;:{&quot;id&quot;:786,&quot;type&quot;:&quot;book&quot;,&quot;abstract&quot;:&quot;Syntactic Structures by Noam Chomsky was published on May 18, 2020 by De Gruyter Mouton.&quot;,&quot;ISBN&quot;:&quot;978-3-11-231600-9&quot;,&quot;language&quot;:&quot;en&quot;,&quot;note&quot;:&quot;DOI: 10.1515/9783112316009\ncontainer-title: Syntactic Structures&quot;,&quot;publisher&quot;:&quot;De Gruyter Mouton&quot;,&quot;source&quot;:&quot;www.degruyter.com&quot;,&quot;title&quot;:&quot;Syntactic Structures&quot;,&quot;URL&quot;:&quot;https://www.degruyter.com/document/doi/10.1515/9783112316009/html&quot;,&quot;author&quot;:[{&quot;family&quot;:&quot;Chomsky&quot;,&quot;given&quot;:&quot;Noam&quot;}],&quot;accessed&quot;:{&quot;date-parts&quot;:[[&quot;2021&quot;,9,14]]},&quot;issued&quot;:{&quot;date-parts&quot;:[[&quot;2020&quot;,5,18]]}}}],&quot;schema&quot;:&quot;https://github.com/citation-style-language/schema/raw/master/csl-citation.json&quot;} RNDPGK53jZ8LB"/><text:span text:style-name="T7">, décomposant une phrases en unités cohérentes reliées entre elles.</text:span></text:p>
      <text:p text:style-name="P13"><text:span text:style-name="T7">Cette conception symbolique du language se trouve alors appliquée à la même catégorie de problèmes </text:span><text:soft-page-break/><text:span text:style-name="T7">hautement formalisés qu’IPL, jusqu’au dévleloppement de SHRDLU en 1978. Concu dans un dialecte de LISP, MacLisp par Terry Winograd, SHRDLU confronte une approche symbolique du monde avec sa réalité tangible. SHRDLU a pour but de </text:span><text:span text:style-name="T27">démontrer la compréhension d’un language naturel dans le contexte d’un environnement physique hautement symbolisé, présupposant la compréhension du sujet afin d’interagir avec un language naturel</text:span><text:reference-mark-start text:name="ZOTERO_ITEM CSL_CITATION {&quot;citationID&quot;:&quot;TUXroUMr&quot;,&quot;properties&quot;:{&quot;formattedCitation&quot;:&quot;(Winograd)&quot;,&quot;plainCitation&quot;:&quot;(Winograd)&quot;,&quot;noteIndex&quot;:0},&quot;citationItems&quot;:[{&quot;id&quot;:764,&quot;uris&quot;:[&quot;http://zotero.org/users/local/pqyV8Kj5/items/AGQ3ZJUF&quot;],&quot;uri&quot;:[&quot;http://zotero.org/users/local/pqyV8Kj5/items/AGQ3ZJUF&quot;],&quot;itemData&quot;:{&quot;id&quot;:764,&quot;type&quot;:&quot;article-journal&quot;,&quot;abstract&quot;:&quot;This paper describes a system for the  computer understanding of English. The  system answers questions, executes  commands, and accepts information in  normal English dialog. It uses semantic  information and context to understand  discourse and to disambiguate sentences. It  combines a complete syntactic analysis of  each sentence with a \&quot;heuristic understander\&quot;  which uses different kinds of information  about a sentence, other parts of the  discourse, and general information about the  world in deciding what the sentence means. It  is based on the belief that a computer cannot  deal reasonably with language unless it can  \&quot;understand\&quot; the subject it is discussing. The  program is given a detailed model of the  knowledge needed by a simple robot having  only a hand and an eye. We can give it  instructions to manipulate toy objects,  interrogate it about the scene, and give it  information it will use in deduction. In addition  to knowing the properties of toy objects, the  program has a simple model of its own  mentality. It can remember and discuss its  plans and actions as well as carry them out. It  enters into a dialog with a person, responding  to English sentences with actions and  English replies, and asking for clarification  when its heuristic programs cannot  understand a sentence through use of context  and physical knowledge.&quot;,&quot;language&quot;:&quot;en_US&quot;,&quot;note&quot;:&quot;Accepted: 2004-10-20T20:29:48Z&quot;,&quot;source&quot;:&quot;dspace.mit.edu&quot;,&quot;title&quot;:&quot;Procedures as a Representation for Data in a Computer Program for Understanding Natural Language&quot;,&quot;URL&quot;:&quot;https://dspace.mit.edu/handle/1721.1/7095&quot;,&quot;author&quot;:[{&quot;family&quot;:&quot;Winograd&quot;,&quot;given&quot;:&quot;Terry&quot;}],&quot;accessed&quot;:{&quot;date-parts&quot;:[[&quot;2021&quot;,9,12]]},&quot;issued&quot;:{&quot;date-parts&quot;:[[&quot;1971&quot;,1,1]]}}}],&quot;schema&quot;:&quot;https://github.com/citation-style-language/schema/raw/master/csl-citation.json&quot;} RNDdwqdGeNqUy"/><text:span text:style-name="T27">(Winograd)</text:span><text:reference-mark-end text:name="ZOTERO_ITEM CSL_CITATION {&quot;citationID&quot;:&quot;TUXroUMr&quot;,&quot;properties&quot;:{&quot;formattedCitation&quot;:&quot;(Winograd)&quot;,&quot;plainCitation&quot;:&quot;(Winograd)&quot;,&quot;noteIndex&quot;:0},&quot;citationItems&quot;:[{&quot;id&quot;:764,&quot;uris&quot;:[&quot;http://zotero.org/users/local/pqyV8Kj5/items/AGQ3ZJUF&quot;],&quot;uri&quot;:[&quot;http://zotero.org/users/local/pqyV8Kj5/items/AGQ3ZJUF&quot;],&quot;itemData&quot;:{&quot;id&quot;:764,&quot;type&quot;:&quot;article-journal&quot;,&quot;abstract&quot;:&quot;This paper describes a system for the  computer understanding of English. The  system answers questions, executes  commands, and accepts information in  normal English dialog. It uses semantic  information and context to understand  discourse and to disambiguate sentences. It  combines a complete syntactic analysis of  each sentence with a \&quot;heuristic understander\&quot;  which uses different kinds of information  about a sentence, other parts of the  discourse, and general information about the  world in deciding what the sentence means. It  is based on the belief that a computer cannot  deal reasonably with language unless it can  \&quot;understand\&quot; the subject it is discussing. The  program is given a detailed model of the  knowledge needed by a simple robot having  only a hand and an eye. We can give it  instructions to manipulate toy objects,  interrogate it about the scene, and give it  information it will use in deduction. In addition  to knowing the properties of toy objects, the  program has a simple model of its own  mentality. It can remember and discuss its  plans and actions as well as carry them out. It  enters into a dialog with a person, responding  to English sentences with actions and  English replies, and asking for clarification  when its heuristic programs cannot  understand a sentence through use of context  and physical knowledge.&quot;,&quot;language&quot;:&quot;en_US&quot;,&quot;note&quot;:&quot;Accepted: 2004-10-20T20:29:48Z&quot;,&quot;source&quot;:&quot;dspace.mit.edu&quot;,&quot;title&quot;:&quot;Procedures as a Representation for Data in a Computer Program for Understanding Natural Language&quot;,&quot;URL&quot;:&quot;https://dspace.mit.edu/handle/1721.1/7095&quot;,&quot;author&quot;:[{&quot;family&quot;:&quot;Winograd&quot;,&quot;given&quot;:&quot;Terry&quot;}],&quot;accessed&quot;:{&quot;date-parts&quot;:[[&quot;2021&quot;,9,12]]},&quot;issued&quot;:{&quot;date-parts&quot;:[[&quot;1971&quot;,1,1]]}}}],&quot;schema&quot;:&quot;https://github.com/citation-style-language/schema/raw/master/csl-citation.json&quot;} RNDdwqdGeNqUy"/><text:span text:style-name="T27">. Pourtant, même dans ce genre d’environnement, l’IA selon </text:span><text:span text:style-name="T49">LISP</text:span><text:span text:style-name="T27"> ne remplit pas ses promesses.</text:span></text:p>
      <text:p text:style-name="P9"/>
      <text:p text:style-name="P13"><text:span text:style-name="T27">Pourtant, l’approche symbolique de LISP se retrouve confrontée à deux obstacles dans les années 1980: un matériel informatique limité et le fait qu’elle se soit cantonnée à des </text:span><text:span text:style-name="T40">toy problems</text:span><text:span text:style-name="T27"> (problèmes enfantins, </text:span><text:span text:style-name="T28">d’après l’expression de Seymour Papert</text:span><text:span text:style-name="T27">)</text:span><text:reference-mark-start text:name="ZOTERO_ITEM CSL_CITATION {&quot;citationID&quot;:&quot;MR65ALwU&quot;,&quot;properties&quot;:{&quot;formattedCitation&quot;:&quot;(Nilsson)&quot;,&quot;plainCitation&quot;:&quot;(Nilsson)&quot;,&quot;noteIndex&quot;:0},&quot;citationItems&quot;:[{&quot;id&quot;:788,&quot;uris&quot;:[&quot;http://zotero.org/users/local/pqyV8Kj5/items/YE37CZKI&quot;],&quot;uri&quot;:[&quot;http://zotero.org/users/local/pqyV8Kj5/items/YE37CZKI&quot;],&quot;itemData&quot;:{&quot;id&quot;:788,&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ISBN&quot;:&quot;978-1-139-64282-8&quot;,&quot;language&quot;:&quot;en&quot;,&quot;note&quot;:&quot;Google-Books-ID: nUJdAAAAQBAJ&quot;,&quot;number-of-pages&quot;:&quot;622&quot;,&quot;publisher&quot;:&quot;Cambridge University Press&quot;,&quot;source&quot;:&quot;Google Books&quot;,&quot;title&quot;:&quot;The Quest for Artificial Intelligence&quot;,&quot;author&quot;:[{&quot;family&quot;:&quot;Nilsson&quot;,&quot;given&quot;:&quot;Nils J.&quot;}],&quot;issued&quot;:{&quot;date-parts&quot;:[[&quot;2009&quot;,10,30]]}}}],&quot;schema&quot;:&quot;https://github.com/citation-style-language/schema/raw/master/csl-citation.json&quot;} RNDPfsBhxrW1U"/><text:span text:style-name="T27">(Nilsson)</text:span><text:reference-mark-end text:name="ZOTERO_ITEM CSL_CITATION {&quot;citationID&quot;:&quot;MR65ALwU&quot;,&quot;properties&quot;:{&quot;formattedCitation&quot;:&quot;(Nilsson)&quot;,&quot;plainCitation&quot;:&quot;(Nilsson)&quot;,&quot;noteIndex&quot;:0},&quot;citationItems&quot;:[{&quot;id&quot;:788,&quot;uris&quot;:[&quot;http://zotero.org/users/local/pqyV8Kj5/items/YE37CZKI&quot;],&quot;uri&quot;:[&quot;http://zotero.org/users/local/pqyV8Kj5/items/YE37CZKI&quot;],&quot;itemData&quot;:{&quot;id&quot;:788,&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ISBN&quot;:&quot;978-1-139-64282-8&quot;,&quot;language&quot;:&quot;en&quot;,&quot;note&quot;:&quot;Google-Books-ID: nUJdAAAAQBAJ&quot;,&quot;number-of-pages&quot;:&quot;622&quot;,&quot;publisher&quot;:&quot;Cambridge University Press&quot;,&quot;source&quot;:&quot;Google Books&quot;,&quot;title&quot;:&quot;The Quest for Artificial Intelligence&quot;,&quot;author&quot;:[{&quot;family&quot;:&quot;Nilsson&quot;,&quot;given&quot;:&quot;Nils J.&quot;}],&quot;issued&quot;:{&quot;date-parts&quot;:[[&quot;2009&quot;,10,30]]}}}],&quot;schema&quot;:&quot;https://github.com/citation-style-language/schema/raw/master/csl-citation.json&quot;} RNDPfsBhxrW1U"/><text:span text:style-name="T27">, tels que des jeux et théorèmes aux règles bien définies. Réduire le monde à une séries de symboles manipulables logiquement s’avère être insuffisant pour saisir les nuances d’un language qui, lors de situations réelles, s’avère bien plus complexe qu’un traité de mathématiques; un revers qui fait écho à celui de Wittgenstein dans ses </text:span><text:span text:style-name="T40">Recherches Philosophiques.</text:span><text:span text:style-name="T27"> La réponse à cette limitation du symbolisme viendra d’un autre courant, celui de la statistique matérialiste.</text:span></text:p>
      <text:p text:style-name="P9"/>
      <text:h text:style-name="Heading_20_2" text:outline-level="2">3.3 L’approche statistique du language</text:h>
      <text:p text:style-name="P10"/>
      <text:p text:style-name="P7"><text:span text:style-name="T27">Un autre participant à la conférence de Dartmouth était Warren McCulloch, neurophysiologue et cybernéticien. Venant d’une tradition </text:span><text:span text:style-name="T29">et </text:span><text:span text:style-name="T27">narrative </text:span><text:span text:style-name="T29">et biologique</text:span><text:span text:style-name="T27">, nous allons voir comment McCulloch et ses collaborateurs vont développer un style notationel diagrammatique qui fait apparaître les notations de statistique, de spatialité, et de plasticité, dont l’implémentation sera complétée par des languages tels que Python et C++.</text:span></text:p>
      <text:p text:style-name="P11"/>
      <text:p text:style-name="P13"><text:span text:style-name="T27">L’environnement fictionnel dans lequel il évolue est alors principalement composé d’une part des théories de Sigmund Freud, et de l’autre de celles de Norbert Wiener. Lors d’une série d’interventions au Chicago Literary Club, McCulloch va démontrer les limitations d’une psychologie humaine basée sur une approche loin du style scientifique auquel il adhère, une approche psychoanalytique où “</text:span><text:span text:style-name="T40">les données, les méthodes et les théories sont indissolubles</text:span><text:span text:style-name="T27">”, et dont “</text:span><text:span text:style-name="T40">la dépendance des données sur la théorie [la] sépare de toutes les autres véritables investigations</text:span><text:span text:style-name="T27">”</text:span><text:reference-mark-start text:name="ZOTERO_ITEM CSL_CITATION {&quot;citationID&quot;:&quot;z9XOZpw6&quot;,&quot;properties&quot;:{&quot;formattedCitation&quot;:&quot;(McCulloch)&quot;,&quot;plainCitation&quot;:&quot;(McCulloch)&quot;,&quot;noteIndex&quot;:0},&quot;citationItems&quot;:[{&quot;id&quot;:790,&quot;uris&quot;:[&quot;http://zotero.org/users/local/pqyV8Kj5/items/ZN7JAJVB&quot;],&quot;uri&quot;:[&quot;http://zotero.org/users/local/pqyV8Kj5/items/ZN7JAJVB&quot;],&quot;itemData&quot;:{&quot;id&quot;:790,&quot;type&quot;:&quot;article-journal&quot;,&quot;abstract&quot;:&quot;To make Warren McCulloch&amp;#39;s essay &amp;quot;THE PAST OF A DELUSION&amp;quot; from the year 1953 now available in a German translation is in need to be explained. Den aus dem Jahr 1953 stammenden Aufsatz &amp;quot;THE PAST OF A DELUSION&amp;quot; von Warren McCulloch als Arbeitstext auch in deutscher Sprache zuganglich zu machen, bedarf einer erlauternden Anmerkung. Undoubtedly Warren Sturgis McCulloch is one of the leading scientists of the 20th century. His influence ranges from the early days of the Macy-Conferences over MIT and Biological Computer Lab in Urbana, Illinois to the foundation of the renowned &amp;quot;Santa Fe Institute for Sciences of Complexity&amp;quot;, where one of the more prominent collaborators was the physician, biochemist and biophysicist Stuart Kauffman, a temporary disciple of McCulloch. Before McCulloch returned to the academic world and together with the mathematician Walter Pitts introduced in his most widely known work the theoretical concept of the MCCulloch-Pitts-neuron and verified, that Turing-computable problems are in general computable with a network composed of a finite number of McCulloch-Pitts-neurons, from 1927 to 1934 he worked at Bellevue-Hospital in New York. We mention this, because the essay available here is coined by a selfconcept of a scientist and a physician. Warren Sturgis McCulloch ist unbestritten einer der wichtigsten Wissenschaftler des 20. Jahrhunderts. Sein Einflus reicht von den fruhen Tagen der Macy-Konferenzen uber das MIT und das Biological Computer Lab in Urbana, Illinois, bis hin zur Grundung des renommierten &amp;quot;Santa Fe Institute for Sciences of Complexity&amp;quot;, zu dessen bekannteren Mitarbeitern der Mediziner, Biochemiker und Biophysiker Stuart Kauffman gehorte, zeitweilig ein Schuler McCullochs. 1927 bis 1934, bevor McCulloch, einer der Vater von Kybernetik und Neuroinformatik, in die akademische Welt zuruckkehrte und in seiner wohl bekanntesten Arbeit zusammen mit dem Mathematiker Walter Pitts das theoretische Konzept des McCullochPitts-Neurons einfuhrte und nachwies, dass turing-berechenbare Probleme sich allgemein mit einem endlichen Netz von McCulloch-PittsNeuronen berechnen lassen, arbeitete er als Arzt im Bellevue-Hospital in New York. Wir erwahnen das, weil der hier bereitgestellte Aufsatz uber weite Strecken von einem Selbstverstandnis als Wissenschaftler und Arzt getragen ist. The essay was written for the Chicago Literary Club and is part of the monograph &amp;quot;Embodiments of Mind&amp;quot;, an overall view of McCulloch&amp;#39;s works. The German edition of the monograph &amp;quot;Verkorperungen des Geistes&amp;quot; contains only 13 of the 21 articles of the English original edition, amongst others, also this essay is missing. Der Aufsatz wurde erstellt fur den Chicagoer Literaturverein und ist Bestandteil der Monographie &amp;quot;Embodiments of Mind&amp;quot;, einer Gesamtschau der McCulloch&amp;#39;schen Arbeiten. Die deutsche Ausgabe der Monographie &amp;quot;Verkorperungen des Geistes&amp;quot; enthalt nur 13 der insgesamt 21 Arbeiten der englischen Originalausgabe, u.a. fehlt auch dieser Aufsatz.&quot;,&quot;container-title&quot;:&quot;Chicago Literary Club&quot;,&quot;language&quot;:&quot;en&quot;,&quot;title&quot;:&quot;The Past of a Delusion&quot;,&quot;URL&quot;:&quot;https://web.archive.org/web/20080509163314/http://www.chilit.org/Published%20Papers/56.%20McCulloch%20--%20Delusion.PDF&quot;,&quot;author&quot;:[{&quot;family&quot;:&quot;McCulloch&quot;,&quot;given&quot;:&quot;W.&quot;}],&quot;accessed&quot;:{&quot;date-parts&quot;:[[&quot;2021&quot;,5,14]]},&quot;issued&quot;:{&quot;date-parts&quot;:[[&quot;1953&quot;]]}}}],&quot;schema&quot;:&quot;https://github.com/citation-style-language/schema/raw/master/csl-citation.json&quot;} RNDn68XwbdmZd"/><text:span text:style-name="T27">(McCulloch)</text:span><text:reference-mark-end text:name="ZOTERO_ITEM CSL_CITATION {&quot;citationID&quot;:&quot;z9XOZpw6&quot;,&quot;properties&quot;:{&quot;formattedCitation&quot;:&quot;(McCulloch)&quot;,&quot;plainCitation&quot;:&quot;(McCulloch)&quot;,&quot;noteIndex&quot;:0},&quot;citationItems&quot;:[{&quot;id&quot;:790,&quot;uris&quot;:[&quot;http://zotero.org/users/local/pqyV8Kj5/items/ZN7JAJVB&quot;],&quot;uri&quot;:[&quot;http://zotero.org/users/local/pqyV8Kj5/items/ZN7JAJVB&quot;],&quot;itemData&quot;:{&quot;id&quot;:790,&quot;type&quot;:&quot;article-journal&quot;,&quot;abstract&quot;:&quot;To make Warren McCulloch&amp;#39;s essay &amp;quot;THE PAST OF A DELUSION&amp;quot; from the year 1953 now available in a German translation is in need to be explained. Den aus dem Jahr 1953 stammenden Aufsatz &amp;quot;THE PAST OF A DELUSION&amp;quot; von Warren McCulloch als Arbeitstext auch in deutscher Sprache zuganglich zu machen, bedarf einer erlauternden Anmerkung. Undoubtedly Warren Sturgis McCulloch is one of the leading scientists of the 20th century. His influence ranges from the early days of the Macy-Conferences over MIT and Biological Computer Lab in Urbana, Illinois to the foundation of the renowned &amp;quot;Santa Fe Institute for Sciences of Complexity&amp;quot;, where one of the more prominent collaborators was the physician, biochemist and biophysicist Stuart Kauffman, a temporary disciple of McCulloch. Before McCulloch returned to the academic world and together with the mathematician Walter Pitts introduced in his most widely known work the theoretical concept of the MCCulloch-Pitts-neuron and verified, that Turing-computable problems are in general computable with a network composed of a finite number of McCulloch-Pitts-neurons, from 1927 to 1934 he worked at Bellevue-Hospital in New York. We mention this, because the essay available here is coined by a selfconcept of a scientist and a physician. Warren Sturgis McCulloch ist unbestritten einer der wichtigsten Wissenschaftler des 20. Jahrhunderts. Sein Einflus reicht von den fruhen Tagen der Macy-Konferenzen uber das MIT und das Biological Computer Lab in Urbana, Illinois, bis hin zur Grundung des renommierten &amp;quot;Santa Fe Institute for Sciences of Complexity&amp;quot;, zu dessen bekannteren Mitarbeitern der Mediziner, Biochemiker und Biophysiker Stuart Kauffman gehorte, zeitweilig ein Schuler McCullochs. 1927 bis 1934, bevor McCulloch, einer der Vater von Kybernetik und Neuroinformatik, in die akademische Welt zuruckkehrte und in seiner wohl bekanntesten Arbeit zusammen mit dem Mathematiker Walter Pitts das theoretische Konzept des McCullochPitts-Neurons einfuhrte und nachwies, dass turing-berechenbare Probleme sich allgemein mit einem endlichen Netz von McCulloch-PittsNeuronen berechnen lassen, arbeitete er als Arzt im Bellevue-Hospital in New York. Wir erwahnen das, weil der hier bereitgestellte Aufsatz uber weite Strecken von einem Selbstverstandnis als Wissenschaftler und Arzt getragen ist. The essay was written for the Chicago Literary Club and is part of the monograph &amp;quot;Embodiments of Mind&amp;quot;, an overall view of McCulloch&amp;#39;s works. The German edition of the monograph &amp;quot;Verkorperungen des Geistes&amp;quot; contains only 13 of the 21 articles of the English original edition, amongst others, also this essay is missing. Der Aufsatz wurde erstellt fur den Chicagoer Literaturverein und ist Bestandteil der Monographie &amp;quot;Embodiments of Mind&amp;quot;, einer Gesamtschau der McCulloch&amp;#39;schen Arbeiten. Die deutsche Ausgabe der Monographie &amp;quot;Verkorperungen des Geistes&amp;quot; enthalt nur 13 der insgesamt 21 Arbeiten der englischen Originalausgabe, u.a. fehlt auch dieser Aufsatz.&quot;,&quot;container-title&quot;:&quot;Chicago Literary Club&quot;,&quot;language&quot;:&quot;en&quot;,&quot;title&quot;:&quot;The Past of a Delusion&quot;,&quot;URL&quot;:&quot;https://web.archive.org/web/20080509163314/http://www.chilit.org/Published%20Papers/56.%20McCulloch%20--%20Delusion.PDF&quot;,&quot;author&quot;:[{&quot;family&quot;:&quot;McCulloch&quot;,&quot;given&quot;:&quot;W.&quot;}],&quot;accessed&quot;:{&quot;date-parts&quot;:[[&quot;2021&quot;,5,14]]},&quot;issued&quot;:{&quot;date-parts&quot;:[[&quot;1953&quot;]]}}}],&quot;schema&quot;:&quot;https://github.com/citation-style-language/schema/raw/master/csl-citation.json&quot;} RNDn68XwbdmZd"/><text:span text:style-name="T27">. Si l’interprétation narrative du fonctionnement du cerveau humain n’est pas satisfaisante, il propose alors une approche matérielle, biologique, combinée à la communication stochastique de Wiener.</text:span></text:p>
      <text:p text:style-name="P14"><text:span text:style-name="T27">Cette stochastique dépend d’une situation donnée afin de prévoir la probablité d’une situation future, une approche empirique <text:s/>et déductive du problème qui contraste avec l’approche théorique et inductive de la tradition de Leibniz</text:span><text:reference-mark-start text:name="ZOTERO_ITEM CSL_CITATION {&quot;citationID&quot;:&quot;BBzeC8PV&quot;,&quot;properties&quot;:{&quot;formattedCitation&quot;:&quot;(Wiener, {\\i{}Cybernetics Or Control and Communication in the Animal and the Machine})&quot;,&quot;plainCitation&quot;:&quot;(Wiener, Cybernetics Or Control and Communication in the Animal and the Machine)&quot;,&quot;noteIndex&quot;:0},&quot;citationItems&quot;:[{&quot;id&quot;:792,&quot;uris&quot;:[&quot;http://zotero.org/users/local/pqyV8Kj5/items/3XMFLIYC&quot;],&quot;uri&quot;:[&quot;http://zotero.org/users/local/pqyV8Kj5/items/3XMFLIYC&quot;],&quot;itemData&quot;:{&quot;id&quot;:792,&quot;type&quot;:&quot;book&quot;,&quot;abstract&quot;:&quot;\&quot;This book represents the outcome, after more than a decade, of a program of work undertaken jointly with Dr. Arturo Rosenblueth. The author and Rosenbleuth, as well as other scientists, became aware of the essential unity of the set of problems centering about communication, control, and statistical mechanics, whether in the machine or in living tissue. They were also hampered by the lack of unity of the literature concerning these problems, and by the absence of any common terminology. They decided to call the entire field of control and communication theory, whether in the machine or in the animal, by the name cybernetics. This book focuses on cybernetics, from its earlier history with computing machines to its more modern uses. This second edition includes both the first edition from 1846 and supplementary chapters from 1961\&quot;--Introduction. (PsycINFO Database Record (c) 2010 APA, all rights reserved).&quot;,&quot;ISBN&quot;:&quot;978-0-262-73009-9&quot;,&quot;language&quot;:&quot;en&quot;,&quot;number-of-pages&quot;:&quot;244&quot;,&quot;publisher&quot;:&quot;MIT Press&quot;,&quot;source&quot;:&quot;Google Books&quot;,&quot;title&quot;:&quot;Cybernetics Or Control and Communication in the Animal and the Machine&quot;,&quot;author&quot;:[{&quot;family&quot;:&quot;Wiener&quot;,&quot;given&quot;:&quot;Norbert&quot;}],&quot;issued&quot;:{&quot;date-parts&quot;:[[&quot;1961&quot;]]}}}],&quot;schema&quot;:&quot;https://github.com/citation-style-language/schema/raw/master/csl-citation.json&quot;} RNDcTWtEXyKBm"/><text:span text:style-name="T65">(Wiener, </text:span><text:span text:style-name="T66">Cybernetics Or Control and Communication in the Animal and the Machine</text:span><text:span text:style-name="T67">)</text:span><text:reference-mark-end text:name="ZOTERO_ITEM CSL_CITATION {&quot;citationID&quot;:&quot;BBzeC8PV&quot;,&quot;properties&quot;:{&quot;formattedCitation&quot;:&quot;(Wiener, {\\i{}Cybernetics Or Control and Communication in the Animal and the Machine})&quot;,&quot;plainCitation&quot;:&quot;(Wiener, Cybernetics Or Control and Communication in the Animal and the Machine)&quot;,&quot;noteIndex&quot;:0},&quot;citationItems&quot;:[{&quot;id&quot;:792,&quot;uris&quot;:[&quot;http://zotero.org/users/local/pqyV8Kj5/items/3XMFLIYC&quot;],&quot;uri&quot;:[&quot;http://zotero.org/users/local/pqyV8Kj5/items/3XMFLIYC&quot;],&quot;itemData&quot;:{&quot;id&quot;:792,&quot;type&quot;:&quot;book&quot;,&quot;abstract&quot;:&quot;\&quot;This book represents the outcome, after more than a decade, of a program of work undertaken jointly with Dr. Arturo Rosenblueth. The author and Rosenbleuth, as well as other scientists, became aware of the essential unity of the set of problems centering about communication, control, and statistical mechanics, whether in the machine or in living tissue. They were also hampered by the lack of unity of the literature concerning these problems, and by the absence of any common terminology. They decided to call the entire field of control and communication theory, whether in the machine or in the animal, by the name cybernetics. This book focuses on cybernetics, from its earlier history with computing machines to its more modern uses. This second edition includes both the first edition from 1846 and supplementary chapters from 1961\&quot;--Introduction. (PsycINFO Database Record (c) 2010 APA, all rights reserved).&quot;,&quot;ISBN&quot;:&quot;978-0-262-73009-9&quot;,&quot;language&quot;:&quot;en&quot;,&quot;number-of-pages&quot;:&quot;244&quot;,&quot;publisher&quot;:&quot;MIT Press&quot;,&quot;source&quot;:&quot;Google Books&quot;,&quot;title&quot;:&quot;Cybernetics Or Control and Communication in the Animal and the Machine&quot;,&quot;author&quot;:[{&quot;family&quot;:&quot;Wiener&quot;,&quot;given&quot;:&quot;Norbert&quot;}],&quot;issued&quot;:{&quot;date-parts&quot;:[[&quot;1961&quot;]]}}}],&quot;schema&quot;:&quot;https://github.com/citation-style-language/schema/raw/master/csl-citation.json&quot;} RNDcTWtEXyKBm"/><text:span text:style-name="T27">. Le travail de Wiener sur les filtres et le mouvement de Brown se voit représenté par une utilisation prépondérante des </text:span><text:span text:style-name="T40">intégrations</text:span><text:span text:style-name="T27"> mathématiques. Ces dernières sont une notation mathématique particulière qui prend en compte </text:span><text:span text:style-name="T40">tous les évènements d’une période donnée</text:span><text:span text:style-name="T27">, plutôt que de les séparer en symboles distincts</text:span><text:reference-mark-start text:name="ZOTERO_ITEM CSL_CITATION {&quot;citationID&quot;:&quot;kkkgVYzX&quot;,&quot;properties&quot;:{&quot;formattedCitation&quot;:&quot;(Wiener, \\uc0\\u8220{}Generalized Harmonic Analysis\\uc0\\u8221{}; Wiener, {\\i{}The Fourier Integral and Certain of Its Applications})&quot;,&quot;plainCitation&quot;:&quot;(Wiener, “Generalized Harmonic Analysis”; Wiener, The Fourier Integral and Certain of Its Applications)&quot;,&quot;noteIndex&quot;:0},&quot;citationItems&quot;:[{&quot;id&quot;:767,&quot;uris&quot;:[&quot;http://zotero.org/users/local/pqyV8Kj5/items/LFP2C4G8&quot;],&quot;uri&quot;:[&quot;http://zotero.org/users/local/pqyV8Kj5/items/LFP2C4G8&quot;],&quot;itemData&quot;:{&quot;id&quot;:767,&quot;type&quot;:&quot;article-journal&quot;,&quot;abstract&quot;:&quot;Acta Mathematica&quot;,&quot;container-title&quot;:&quot;Acta Mathematica&quot;,&quot;DOI&quot;:&quot;10.1007/BF02546511&quot;,&quot;ISSN&quot;:&quot;0001-5962, 1871-2509&quot;,&quot;issue&quot;:&quot;none&quot;,&quot;note&quot;:&quot;publisher: Institut Mittag-Leffler&quot;,&quot;page&quot;:&quot;117-258&quot;,&quot;source&quot;:&quot;Project Euclid&quot;,&quot;title&quot;:&quot;Generalized harmonic analysis&quot;,&quot;volume&quot;:&quot;55&quot;,&quot;author&quot;:[{&quot;family&quot;:&quot;Wiener&quot;,&quot;given&quot;:&quot;Norbert&quot;}],&quot;issued&quot;:{&quot;date-parts&quot;:[[&quot;1930&quot;,1]]}}},{&quot;id&quot;:770,&quot;uris&quot;:[&quot;http://zotero.org/users/local/pqyV8Kj5/items/ALC92LUG&quot;],&quot;uri&quot;:[&quot;http://zotero.org/users/local/pqyV8Kj5/items/ALC92LUG&quot;],&quot;itemData&quot;:{&quot;id&quot;:770,&quot;type&quot;:&quot;book&quot;,&quot;abstract&quot;:&quot;The book was written from lectures given at the University of Cambridge and maintains throughout a high level of rigour whilst remaining a highly readable and lucid account. Topics covered include the Planchard theory of the existence of Fourier transforms of a function of L2 and Tauberian theorems. The influence of G. H. Hardy is apparent from the presence of an application of the theory to the prime number theorems of Hadamard and de la Vallee Poussin. Both pure and applied mathematicians will welcome the reissue of this classic work. For this reissue, Professor Kahane's Foreword briefly describes the genesis of Wiener's work and its later significance to harmonic analysis and Brownian motion.&quot;,&quot;ISBN&quot;:&quot;978-0-521-35884-2&quot;,&quot;language&quot;:&quot;en&quot;,&quot;note&quot;:&quot;Google-Books-ID: L1U4AAAAIAAJ&quot;,&quot;number-of-pages&quot;:&quot;228&quot;,&quot;publisher&quot;:&quot;CUP Archive&quot;,&quot;source&quot;:&quot;Google Books&quot;,&quot;title&quot;:&quot;The Fourier Integral and Certain of Its Applications&quot;,&quot;author&quot;:[{&quot;family&quot;:&quot;Wiener&quot;,&quot;given&quot;:&quot;Norbert&quot;}],&quot;issued&quot;:{&quot;date-parts&quot;:[[&quot;1988&quot;,11,17]]}}}],&quot;schema&quot;:&quot;https://github.com/citation-style-language/schema/raw/master/csl-citation.json&quot;} RNDffiBTHuURz"/><text:span text:style-name="T65">(Wiener, </text:span><text:span text:style-name="T67">“Generalized Harmonic Analysis”; Wiener, </text:span><text:span text:style-name="T66">The Fourier Integral and Certain of Its Applications</text:span><text:span text:style-name="T67">)</text:span><text:reference-mark-end text:name="ZOTERO_ITEM CSL_CITATION {&quot;citationID&quot;:&quot;kkkgVYzX&quot;,&quot;properties&quot;:{&quot;formattedCitation&quot;:&quot;(Wiener, \\uc0\\u8220{}Generalized Harmonic Analysis\\uc0\\u8221{}; Wiener, {\\i{}The Fourier Integral and Certain of Its Applications})&quot;,&quot;plainCitation&quot;:&quot;(Wiener, “Generalized Harmonic Analysis”; Wiener, The Fourier Integral and Certain of Its Applications)&quot;,&quot;noteIndex&quot;:0},&quot;citationItems&quot;:[{&quot;id&quot;:767,&quot;uris&quot;:[&quot;http://zotero.org/users/local/pqyV8Kj5/items/LFP2C4G8&quot;],&quot;uri&quot;:[&quot;http://zotero.org/users/local/pqyV8Kj5/items/LFP2C4G8&quot;],&quot;itemData&quot;:{&quot;id&quot;:767,&quot;type&quot;:&quot;article-journal&quot;,&quot;abstract&quot;:&quot;Acta Mathematica&quot;,&quot;container-title&quot;:&quot;Acta Mathematica&quot;,&quot;DOI&quot;:&quot;10.1007/BF02546511&quot;,&quot;ISSN&quot;:&quot;0001-5962, 1871-2509&quot;,&quot;issue&quot;:&quot;none&quot;,&quot;note&quot;:&quot;publisher: Institut Mittag-Leffler&quot;,&quot;page&quot;:&quot;117-258&quot;,&quot;source&quot;:&quot;Project Euclid&quot;,&quot;title&quot;:&quot;Generalized harmonic analysis&quot;,&quot;volume&quot;:&quot;55&quot;,&quot;author&quot;:[{&quot;family&quot;:&quot;Wiener&quot;,&quot;given&quot;:&quot;Norbert&quot;}],&quot;issued&quot;:{&quot;date-parts&quot;:[[&quot;1930&quot;,1]]}}},{&quot;id&quot;:770,&quot;uris&quot;:[&quot;http://zotero.org/users/local/pqyV8Kj5/items/ALC92LUG&quot;],&quot;uri&quot;:[&quot;http://zotero.org/users/local/pqyV8Kj5/items/ALC92LUG&quot;],&quot;itemData&quot;:{&quot;id&quot;:770,&quot;type&quot;:&quot;book&quot;,&quot;abstract&quot;:&quot;The book was written from lectures given at the University of Cambridge and maintains throughout a high level of rigour whilst remaining a highly readable and lucid account. Topics covered include the Planchard theory of the existence of Fourier transforms of a function of L2 and Tauberian theorems. The influence of G. H. Hardy is apparent from the presence of an application of the theory to the prime number theorems of Hadamard and de la Vallee Poussin. Both pure and applied mathematicians will welcome the reissue of this classic work. For this reissue, Professor Kahane's Foreword briefly describes the genesis of Wiener's work and its later significance to harmonic analysis and Brownian motion.&quot;,&quot;ISBN&quot;:&quot;978-0-521-35884-2&quot;,&quot;language&quot;:&quot;en&quot;,&quot;note&quot;:&quot;Google-Books-ID: L1U4AAAAIAAJ&quot;,&quot;number-of-pages&quot;:&quot;228&quot;,&quot;publisher&quot;:&quot;CUP Archive&quot;,&quot;source&quot;:&quot;Google Books&quot;,&quot;title&quot;:&quot;The Fourier Integral and Certain of Its Applications&quot;,&quot;author&quot;:[{&quot;family&quot;:&quot;Wiener&quot;,&quot;given&quot;:&quot;Norbert&quot;}],&quot;issued&quot;:{&quot;date-parts&quot;:[[&quot;1988&quot;,11,17]]}}}],&quot;schema&quot;:&quot;https://github.com/citation-style-language/schema/raw/master/csl-citation.json&quot;} RNDffiBTHuURz"/><text:span text:style-name="T27">.</text:span></text:p>
      <text:p text:style-name="P11"/>
      <text:p text:style-name="P13"><text:span text:style-name="T27">Dans ce contexte d’une approche plastique et stochastique, McCulloch tente, dès 1943, de démontrer avec Walter Pitts que le cerveau est une machine de Turing et que son unité de base n’est pas le symbole, mais le neurone</text:span><text:reference-mark-start text:name="ZOTERO_ITEM CSL_CITATION {&quot;citationID&quot;:&quot;0RMQNC18&quot;,&quot;properties&quot;:{&quot;formattedCitation&quot;:&quot;(McCulloch and Pitts)&quot;,&quot;plainCitation&quot;:&quot;(McCulloch and Pitts)&quot;,&quot;noteIndex&quot;:0},&quot;citationItems&quot;:[{&quot;id&quot;:794,&quot;uris&quot;:[&quot;http://zotero.org/users/local/pqyV8Kj5/items/UGTGHM7D&quot;],&quot;uri&quot;:[&quot;http://zotero.org/users/local/pqyV8Kj5/items/UGTGHM7D&quot;],&quot;itemData&quot;:{&quot;id&quot;:794,&quot;type&quot;:&quot;article-journal&quot;,&quot;abstract&quot;:&quot;Because of the “all-or-none” character of nervous activity, neural events and the relations among them can be treated by means of propositional logic. It is found that the behavior of every net can be described in these terms, with the addition of more complicated logical means for nets containing circles; and that for any logical expression satisfying certain conditions, one can find a net behaving in the fashion it describes. It is shown that many particular choices among possible neurophysiological assumptions are equivalent, in the sense that for every net behaving under one assumption, there exists another net which behaves under the other and gives the same results, although perhaps not in the same time. Various applications of the calculus are discussed.&quot;,&quot;container-title&quot;:&quot;Bulletin of Mathematical Biology&quot;,&quot;DOI&quot;:&quot;10.1007/BF02459570&quot;,&quot;ISSN&quot;:&quot;1522-9602&quot;,&quot;issue&quot;:&quot;1&quot;,&quot;journalAbbreviation&quot;:&quot;Bltn Mathcal Biology&quot;,&quot;language&quot;:&quot;en&quot;,&quot;page&quot;:&quot;99-115&quot;,&quot;source&quot;:&quot;Springer Link&quot;,&quot;title&quot;:&quot;A logical calculus of the ideas immanent in nervous activity&quot;,&quot;volume&quot;:&quot;52&quot;,&quot;author&quot;:[{&quot;family&quot;:&quot;McCulloch&quot;,&quot;given&quot;:&quot;Warren S.&quot;},{&quot;family&quot;:&quot;Pitts&quot;,&quot;given&quot;:&quot;Walter&quot;}],&quot;issued&quot;:{&quot;date-parts&quot;:[[&quot;1990&quot;,1,1]]}}}],&quot;schema&quot;:&quot;https://github.com/citation-style-language/schema/raw/master/csl-citation.json&quot;} RNDRp0q12XBtn"/><text:span text:style-name="T27">(McCulloch and Pitts)</text:span><text:reference-mark-end text:name="ZOTERO_ITEM CSL_CITATION {&quot;citationID&quot;:&quot;0RMQNC18&quot;,&quot;properties&quot;:{&quot;formattedCitation&quot;:&quot;(McCulloch and Pitts)&quot;,&quot;plainCitation&quot;:&quot;(McCulloch and Pitts)&quot;,&quot;noteIndex&quot;:0},&quot;citationItems&quot;:[{&quot;id&quot;:794,&quot;uris&quot;:[&quot;http://zotero.org/users/local/pqyV8Kj5/items/UGTGHM7D&quot;],&quot;uri&quot;:[&quot;http://zotero.org/users/local/pqyV8Kj5/items/UGTGHM7D&quot;],&quot;itemData&quot;:{&quot;id&quot;:794,&quot;type&quot;:&quot;article-journal&quot;,&quot;abstract&quot;:&quot;Because of the “all-or-none” character of nervous activity, neural events and the relations among them can be treated by means of propositional logic. It is found that the behavior of every net can be described in these terms, with the addition of more complicated logical means for nets containing circles; and that for any logical expression satisfying certain conditions, one can find a net behaving in the fashion it describes. It is shown that many particular choices among possible neurophysiological assumptions are equivalent, in the sense that for every net behaving under one assumption, there exists another net which behaves under the other and gives the same results, although perhaps not in the same time. Various applications of the calculus are discussed.&quot;,&quot;container-title&quot;:&quot;Bulletin of Mathematical Biology&quot;,&quot;DOI&quot;:&quot;10.1007/BF02459570&quot;,&quot;ISSN&quot;:&quot;1522-9602&quot;,&quot;issue&quot;:&quot;1&quot;,&quot;journalAbbreviation&quot;:&quot;Bltn Mathcal Biology&quot;,&quot;language&quot;:&quot;en&quot;,&quot;page&quot;:&quot;99-115&quot;,&quot;source&quot;:&quot;Springer Link&quot;,&quot;title&quot;:&quot;A logical calculus of the ideas immanent in nervous activity&quot;,&quot;volume&quot;:&quot;52&quot;,&quot;author&quot;:[{&quot;family&quot;:&quot;McCulloch&quot;,&quot;given&quot;:&quot;Warren S.&quot;},{&quot;family&quot;:&quot;Pitts&quot;,&quot;given&quot;:&quot;Walter&quot;}],&quot;issued&quot;:{&quot;date-parts&quot;:[[&quot;1990&quot;,1,1]]}}}],&quot;schema&quot;:&quot;https://github.com/citation-style-language/schema/raw/master/csl-citation.json&quot;} RNDRp0q12XBtn"/><text:span text:style-name="T27">. Ils y combinent le style de la logique prédicative de Russell avec l’approche systématique et empirique (</text:span><text:span text:style-name="T40">input/output</text:span><text:span text:style-name="T27">) de la cybernétique et représentent les interactions complexes de différentes parties d’un système de manière </text:span><text:span text:style-name="T40">diagrammatique</text:span><text:span text:style-name="T27">. Ce style de </text:span><text:soft-page-break/><text:span text:style-name="T27">notation, qui remonte à Euler et à sa théorie de graphes qui montre qu’il est possible d’appréhender un problème aux fondations mathématiques à travers une représentation graphique qui ne soit pas du ressort de la géométrie, manifeste une approche différente. D’après Sybille Krämer, les inscriptions diagrammatiques sont des media qui permettent un point de connexion entre la pensée et l’intuition, entre le noétique et l’esthétique. Des entités théoriques peuvent être spatialisées, être rendues intuitives et manipulables</text:span><text:reference-mark-start text:name="ZOTERO_ITEM CSL_CITATION {&quot;citationID&quot;:&quot;DmAEYpCc&quot;,&quot;properties&quot;:{&quot;formattedCitation&quot;:&quot;(Kr\\uc0\\u228{}mer)&quot;,&quot;plainCitation&quot;:&quot;(Krämer)&quot;,&quot;noteIndex&quot;:0},&quot;citationItems&quot;:[{&quot;id&quot;:795,&quot;uris&quot;:[&quot;http://zotero.org/users/local/pqyV8Kj5/items/4NZUVZR5&quot;],&quot;uri&quot;:[&quot;http://zotero.org/users/local/pqyV8Kj5/items/4NZUVZR5&quot;],&quot;itemData&quot;:{&quot;id&quot;:795,&quot;type&quot;:&quot;chapter&quot;,&quot;abstract&quot;:&quot;‘The Mind’s Eye’: Visualizing the Non-visual and the ‘Epistemology of the Line’ was published in Volume 2 Volume 2 on page 275.&quot;,&quot;container-title&quot;:&quot;Volume 2 Volume 2&quot;,&quot;ISBN&quot;:&quot;978-3-11-033049-6&quot;,&quot;language&quot;:&quot;en&quot;,&quot;note&quot;:&quot;DOI: 10.1515/9783110330496.275&quot;,&quot;page&quot;:&quot;275-294&quot;,&quot;publisher&quot;:&quot;De Gruyter&quot;,&quot;source&quot;:&quot;www.degruyter.com&quot;,&quot;title&quot;:&quot;‘The Mind’s Eye’: Visualizing the Non-visual and the ‘Epistemology of the Line’&quot;,&quot;title-short&quot;:&quot;‘The Mind’s Eye’&quot;,&quot;URL&quot;:&quot;https://www.degruyter.com/document/doi/10.1515/9783110330496.275/html&quot;,&quot;author&quot;:[{&quot;family&quot;:&quot;Krämer&quot;,&quot;given&quot;:&quot;Sybille&quot;}],&quot;accessed&quot;:{&quot;date-parts&quot;:[[&quot;2021&quot;,9,14]]},&quot;issued&quot;:{&quot;date-parts&quot;:[[&quot;2013&quot;,5,2]]}}}],&quot;schema&quot;:&quot;https://github.com/citation-style-language/schema/raw/master/csl-citation.json&quot;} RND0qoWeVAYy9"/><text:span text:style-name="T65">(Kr</text:span><text:span text:style-name="T68">ämer)</text:span><text:reference-mark-end text:name="ZOTERO_ITEM CSL_CITATION {&quot;citationID&quot;:&quot;DmAEYpCc&quot;,&quot;properties&quot;:{&quot;formattedCitation&quot;:&quot;(Kr\\uc0\\u228{}mer)&quot;,&quot;plainCitation&quot;:&quot;(Krämer)&quot;,&quot;noteIndex&quot;:0},&quot;citationItems&quot;:[{&quot;id&quot;:795,&quot;uris&quot;:[&quot;http://zotero.org/users/local/pqyV8Kj5/items/4NZUVZR5&quot;],&quot;uri&quot;:[&quot;http://zotero.org/users/local/pqyV8Kj5/items/4NZUVZR5&quot;],&quot;itemData&quot;:{&quot;id&quot;:795,&quot;type&quot;:&quot;chapter&quot;,&quot;abstract&quot;:&quot;‘The Mind’s Eye’: Visualizing the Non-visual and the ‘Epistemology of the Line’ was published in Volume 2 Volume 2 on page 275.&quot;,&quot;container-title&quot;:&quot;Volume 2 Volume 2&quot;,&quot;ISBN&quot;:&quot;978-3-11-033049-6&quot;,&quot;language&quot;:&quot;en&quot;,&quot;note&quot;:&quot;DOI: 10.1515/9783110330496.275&quot;,&quot;page&quot;:&quot;275-294&quot;,&quot;publisher&quot;:&quot;De Gruyter&quot;,&quot;source&quot;:&quot;www.degruyter.com&quot;,&quot;title&quot;:&quot;‘The Mind’s Eye’: Visualizing the Non-visual and the ‘Epistemology of the Line’&quot;,&quot;title-short&quot;:&quot;‘The Mind’s Eye’&quot;,&quot;URL&quot;:&quot;https://www.degruyter.com/document/doi/10.1515/9783110330496.275/html&quot;,&quot;author&quot;:[{&quot;family&quot;:&quot;Krämer&quot;,&quot;given&quot;:&quot;Sybille&quot;}],&quot;accessed&quot;:{&quot;date-parts&quot;:[[&quot;2021&quot;,9,14]]},&quot;issued&quot;:{&quot;date-parts&quot;:[[&quot;2013&quot;,5,2]]}}}],&quot;schema&quot;:&quot;https://github.com/citation-style-language/schema/raw/master/csl-citation.json&quot;} RND0qoWeVAYy9"/><text:span text:style-name="T27">. La différence avec les diagrammes arborescents de Chomsky se situe au niveau où le style utilisé par McCulloch permet de prendre plus facilement en compte les stimuli et sources d’informations externes au système décrit.</text:span></text:p>
      <text:p text:style-name="P11"/>
      <text:p text:style-name="P13"><text:span text:style-name="T27">Dans ce contexte, le language est considéré comme un objet stochastique, où la compréhension se passe au niveau même de la matière utilisée</text:span><text:reference-mark-start text:name="ZOTERO_ITEM CSL_CITATION {&quot;citationID&quot;:&quot;18SBT5gS&quot;,&quot;properties&quot;:{&quot;formattedCitation&quot;:&quot;(Lettvin et al.)&quot;,&quot;plainCitation&quot;:&quot;(Lettvin et al.)&quot;,&quot;noteIndex&quot;:0},&quot;citationItems&quot;:[{&quot;id&quot;:797,&quot;uris&quot;:[&quot;http://zotero.org/users/local/pqyV8Kj5/items/2VFHL57V&quot;],&quot;uri&quot;:[&quot;http://zotero.org/users/local/pqyV8Kj5/items/2VFHL57V&quot;],&quot;itemData&quot;:{&quot;id&quot;:797,&quot;type&quot;:&quot;article-journal&quot;,&quot;abstract&quot;:&quot;In this paper, we analyze the activity of single fibers in the optic nerve of a frog. Our method is to find what sort of stimulus causes the largest activity in one nerve fiber and then what is the exciting aspect of that stimulus such that variations in everything else cause little change in the response. It has been known for the past 20 years that each fiber is connected not to a few rods and cones in the retina but to very many over a fair area. Our results show that for the most part within that area, it is not the light intensity itself but rather the pattern of local variation of intensity that is the exciting factor. There are four types of fibers, each type concerned with a different sort of pattern. Each type is uniformly distributed over the whole retina of the frog. Thus, there are four distinct parallel distributed channels whereby the frog's eye informs his brain about the visual image in terms of local pattern independent of average illumination. We describe the patterns and show the functional and anatomical separation of the channels. This work has been done on the frog, and our interpretation applies only to the frog.&quot;,&quot;container-title&quot;:&quot;Proceedings of the IRE&quot;,&quot;DOI&quot;:&quot;10.1109/JRPROC.1959.287207&quot;,&quot;ISSN&quot;:&quot;2162-6634&quot;,&quot;issue&quot;:&quot;11&quot;,&quot;note&quot;:&quot;event: Proceedings of the IRE&quot;,&quot;page&quot;:&quot;1940-1951&quot;,&quot;source&quot;:&quot;IEEE Xplore&quot;,&quot;title&quot;:&quot;What the Frog's Eye Tells the Frog's Brain&quot;,&quot;volume&quot;:&quot;47&quot;,&quot;author&quot;:[{&quot;family&quot;:&quot;Lettvin&quot;,&quot;given&quot;:&quot;J. Y.&quot;},{&quot;family&quot;:&quot;Maturana&quot;,&quot;given&quot;:&quot;H. R.&quot;},{&quot;family&quot;:&quot;McCulloch&quot;,&quot;given&quot;:&quot;W. S.&quot;},{&quot;family&quot;:&quot;Pitts&quot;,&quot;given&quot;:&quot;W. H.&quot;}],&quot;issued&quot;:{&quot;date-parts&quot;:[[&quot;1959&quot;,11]]}}}],&quot;schema&quot;:&quot;https://github.com/citation-style-language/schema/raw/master/csl-citation.json&quot;} RNDgbQTNXhdtE"/><text:span text:style-name="T27">(Lettvin et al.)</text:span><text:reference-mark-end text:name="ZOTERO_ITEM CSL_CITATION {&quot;citationID&quot;:&quot;18SBT5gS&quot;,&quot;properties&quot;:{&quot;formattedCitation&quot;:&quot;(Lettvin et al.)&quot;,&quot;plainCitation&quot;:&quot;(Lettvin et al.)&quot;,&quot;noteIndex&quot;:0},&quot;citationItems&quot;:[{&quot;id&quot;:797,&quot;uris&quot;:[&quot;http://zotero.org/users/local/pqyV8Kj5/items/2VFHL57V&quot;],&quot;uri&quot;:[&quot;http://zotero.org/users/local/pqyV8Kj5/items/2VFHL57V&quot;],&quot;itemData&quot;:{&quot;id&quot;:797,&quot;type&quot;:&quot;article-journal&quot;,&quot;abstract&quot;:&quot;In this paper, we analyze the activity of single fibers in the optic nerve of a frog. Our method is to find what sort of stimulus causes the largest activity in one nerve fiber and then what is the exciting aspect of that stimulus such that variations in everything else cause little change in the response. It has been known for the past 20 years that each fiber is connected not to a few rods and cones in the retina but to very many over a fair area. Our results show that for the most part within that area, it is not the light intensity itself but rather the pattern of local variation of intensity that is the exciting factor. There are four types of fibers, each type concerned with a different sort of pattern. Each type is uniformly distributed over the whole retina of the frog. Thus, there are four distinct parallel distributed channels whereby the frog's eye informs his brain about the visual image in terms of local pattern independent of average illumination. We describe the patterns and show the functional and anatomical separation of the channels. This work has been done on the frog, and our interpretation applies only to the frog.&quot;,&quot;container-title&quot;:&quot;Proceedings of the IRE&quot;,&quot;DOI&quot;:&quot;10.1109/JRPROC.1959.287207&quot;,&quot;ISSN&quot;:&quot;2162-6634&quot;,&quot;issue&quot;:&quot;11&quot;,&quot;note&quot;:&quot;event: Proceedings of the IRE&quot;,&quot;page&quot;:&quot;1940-1951&quot;,&quot;source&quot;:&quot;IEEE Xplore&quot;,&quot;title&quot;:&quot;What the Frog's Eye Tells the Frog's Brain&quot;,&quot;volume&quot;:&quot;47&quot;,&quot;author&quot;:[{&quot;family&quot;:&quot;Lettvin&quot;,&quot;given&quot;:&quot;J. Y.&quot;},{&quot;family&quot;:&quot;Maturana&quot;,&quot;given&quot;:&quot;H. R.&quot;},{&quot;family&quot;:&quot;McCulloch&quot;,&quot;given&quot;:&quot;W. S.&quot;},{&quot;family&quot;:&quot;Pitts&quot;,&quot;given&quot;:&quot;W. H.&quot;}],&quot;issued&quot;:{&quot;date-parts&quot;:[[&quot;1959&quot;,11]]}}}],&quot;schema&quot;:&quot;https://github.com/citation-style-language/schema/raw/master/csl-citation.json&quot;} RNDgbQTNXhdtE"/><text:span text:style-name="T27">, où les séquences de mots utilisées en language naturel nous semblent si familière que, en ayant entendu une partie, nous établissons la suite correctement, n’y prêtant qu’une attention distraite</text:span><text:reference-mark-start text:name="ZOTERO_ITEM CSL_CITATION {&quot;citationID&quot;:&quot;sqWdrGLf&quot;,&quot;properties&quot;:{&quot;formattedCitation&quot;:&quot;(McCulloch)&quot;,&quot;plainCitation&quot;:&quot;(McCulloch)&quot;,&quot;noteIndex&quot;:0},&quot;citationItems&quot;:[{&quot;id&quot;:790,&quot;uris&quot;:[&quot;http://zotero.org/users/local/pqyV8Kj5/items/ZN7JAJVB&quot;],&quot;uri&quot;:[&quot;http://zotero.org/users/local/pqyV8Kj5/items/ZN7JAJVB&quot;],&quot;itemData&quot;:{&quot;id&quot;:790,&quot;type&quot;:&quot;article-journal&quot;,&quot;abstract&quot;:&quot;To make Warren McCulloch&amp;#39;s essay &amp;quot;THE PAST OF A DELUSION&amp;quot; from the year 1953 now available in a German translation is in need to be explained. Den aus dem Jahr 1953 stammenden Aufsatz &amp;quot;THE PAST OF A DELUSION&amp;quot; von Warren McCulloch als Arbeitstext auch in deutscher Sprache zuganglich zu machen, bedarf einer erlauternden Anmerkung. Undoubtedly Warren Sturgis McCulloch is one of the leading scientists of the 20th century. His influence ranges from the early days of the Macy-Conferences over MIT and Biological Computer Lab in Urbana, Illinois to the foundation of the renowned &amp;quot;Santa Fe Institute for Sciences of Complexity&amp;quot;, where one of the more prominent collaborators was the physician, biochemist and biophysicist Stuart Kauffman, a temporary disciple of McCulloch. Before McCulloch returned to the academic world and together with the mathematician Walter Pitts introduced in his most widely known work the theoretical concept of the MCCulloch-Pitts-neuron and verified, that Turing-computable problems are in general computable with a network composed of a finite number of McCulloch-Pitts-neurons, from 1927 to 1934 he worked at Bellevue-Hospital in New York. We mention this, because the essay available here is coined by a selfconcept of a scientist and a physician. Warren Sturgis McCulloch ist unbestritten einer der wichtigsten Wissenschaftler des 20. Jahrhunderts. Sein Einflus reicht von den fruhen Tagen der Macy-Konferenzen uber das MIT und das Biological Computer Lab in Urbana, Illinois, bis hin zur Grundung des renommierten &amp;quot;Santa Fe Institute for Sciences of Complexity&amp;quot;, zu dessen bekannteren Mitarbeitern der Mediziner, Biochemiker und Biophysiker Stuart Kauffman gehorte, zeitweilig ein Schuler McCullochs. 1927 bis 1934, bevor McCulloch, einer der Vater von Kybernetik und Neuroinformatik, in die akademische Welt zuruckkehrte und in seiner wohl bekanntesten Arbeit zusammen mit dem Mathematiker Walter Pitts das theoretische Konzept des McCullochPitts-Neurons einfuhrte und nachwies, dass turing-berechenbare Probleme sich allgemein mit einem endlichen Netz von McCulloch-PittsNeuronen berechnen lassen, arbeitete er als Arzt im Bellevue-Hospital in New York. Wir erwahnen das, weil der hier bereitgestellte Aufsatz uber weite Strecken von einem Selbstverstandnis als Wissenschaftler und Arzt getragen ist. The essay was written for the Chicago Literary Club and is part of the monograph &amp;quot;Embodiments of Mind&amp;quot;, an overall view of McCulloch&amp;#39;s works. The German edition of the monograph &amp;quot;Verkorperungen des Geistes&amp;quot; contains only 13 of the 21 articles of the English original edition, amongst others, also this essay is missing. Der Aufsatz wurde erstellt fur den Chicagoer Literaturverein und ist Bestandteil der Monographie &amp;quot;Embodiments of Mind&amp;quot;, einer Gesamtschau der McCulloch&amp;#39;schen Arbeiten. Die deutsche Ausgabe der Monographie &amp;quot;Verkorperungen des Geistes&amp;quot; enthalt nur 13 der insgesamt 21 Arbeiten der englischen Originalausgabe, u.a. fehlt auch dieser Aufsatz.&quot;,&quot;container-title&quot;:&quot;Chicago Literary Club&quot;,&quot;language&quot;:&quot;en&quot;,&quot;title&quot;:&quot;The Past of a Delusion&quot;,&quot;URL&quot;:&quot;https://web.archive.org/web/20080509163314/http://www.chilit.org/Published%20Papers/56.%20McCulloch%20--%20Delusion.PDF&quot;,&quot;author&quot;:[{&quot;family&quot;:&quot;McCulloch&quot;,&quot;given&quot;:&quot;W.&quot;}],&quot;accessed&quot;:{&quot;date-parts&quot;:[[&quot;2021&quot;,5,14]]},&quot;issued&quot;:{&quot;date-parts&quot;:[[&quot;1953&quot;]]}}}],&quot;schema&quot;:&quot;https://github.com/citation-style-language/schema/raw/master/csl-citation.json&quot;} RND5hRoXp30X1"/><text:span text:style-name="T27">(McCulloch)</text:span><text:reference-mark-end text:name="ZOTERO_ITEM CSL_CITATION {&quot;citationID&quot;:&quot;sqWdrGLf&quot;,&quot;properties&quot;:{&quot;formattedCitation&quot;:&quot;(McCulloch)&quot;,&quot;plainCitation&quot;:&quot;(McCulloch)&quot;,&quot;noteIndex&quot;:0},&quot;citationItems&quot;:[{&quot;id&quot;:790,&quot;uris&quot;:[&quot;http://zotero.org/users/local/pqyV8Kj5/items/ZN7JAJVB&quot;],&quot;uri&quot;:[&quot;http://zotero.org/users/local/pqyV8Kj5/items/ZN7JAJVB&quot;],&quot;itemData&quot;:{&quot;id&quot;:790,&quot;type&quot;:&quot;article-journal&quot;,&quot;abstract&quot;:&quot;To make Warren McCulloch&amp;#39;s essay &amp;quot;THE PAST OF A DELUSION&amp;quot; from the year 1953 now available in a German translation is in need to be explained. Den aus dem Jahr 1953 stammenden Aufsatz &amp;quot;THE PAST OF A DELUSION&amp;quot; von Warren McCulloch als Arbeitstext auch in deutscher Sprache zuganglich zu machen, bedarf einer erlauternden Anmerkung. Undoubtedly Warren Sturgis McCulloch is one of the leading scientists of the 20th century. His influence ranges from the early days of the Macy-Conferences over MIT and Biological Computer Lab in Urbana, Illinois to the foundation of the renowned &amp;quot;Santa Fe Institute for Sciences of Complexity&amp;quot;, where one of the more prominent collaborators was the physician, biochemist and biophysicist Stuart Kauffman, a temporary disciple of McCulloch. Before McCulloch returned to the academic world and together with the mathematician Walter Pitts introduced in his most widely known work the theoretical concept of the MCCulloch-Pitts-neuron and verified, that Turing-computable problems are in general computable with a network composed of a finite number of McCulloch-Pitts-neurons, from 1927 to 1934 he worked at Bellevue-Hospital in New York. We mention this, because the essay available here is coined by a selfconcept of a scientist and a physician. Warren Sturgis McCulloch ist unbestritten einer der wichtigsten Wissenschaftler des 20. Jahrhunderts. Sein Einflus reicht von den fruhen Tagen der Macy-Konferenzen uber das MIT und das Biological Computer Lab in Urbana, Illinois, bis hin zur Grundung des renommierten &amp;quot;Santa Fe Institute for Sciences of Complexity&amp;quot;, zu dessen bekannteren Mitarbeitern der Mediziner, Biochemiker und Biophysiker Stuart Kauffman gehorte, zeitweilig ein Schuler McCullochs. 1927 bis 1934, bevor McCulloch, einer der Vater von Kybernetik und Neuroinformatik, in die akademische Welt zuruckkehrte und in seiner wohl bekanntesten Arbeit zusammen mit dem Mathematiker Walter Pitts das theoretische Konzept des McCullochPitts-Neurons einfuhrte und nachwies, dass turing-berechenbare Probleme sich allgemein mit einem endlichen Netz von McCulloch-PittsNeuronen berechnen lassen, arbeitete er als Arzt im Bellevue-Hospital in New York. Wir erwahnen das, weil der hier bereitgestellte Aufsatz uber weite Strecken von einem Selbstverstandnis als Wissenschaftler und Arzt getragen ist. The essay was written for the Chicago Literary Club and is part of the monograph &amp;quot;Embodiments of Mind&amp;quot;, an overall view of McCulloch&amp;#39;s works. The German edition of the monograph &amp;quot;Verkorperungen des Geistes&amp;quot; contains only 13 of the 21 articles of the English original edition, amongst others, also this essay is missing. Der Aufsatz wurde erstellt fur den Chicagoer Literaturverein und ist Bestandteil der Monographie &amp;quot;Embodiments of Mind&amp;quot;, einer Gesamtschau der McCulloch&amp;#39;schen Arbeiten. Die deutsche Ausgabe der Monographie &amp;quot;Verkorperungen des Geistes&amp;quot; enthalt nur 13 der insgesamt 21 Arbeiten der englischen Originalausgabe, u.a. fehlt auch dieser Aufsatz.&quot;,&quot;container-title&quot;:&quot;Chicago Literary Club&quot;,&quot;language&quot;:&quot;en&quot;,&quot;title&quot;:&quot;The Past of a Delusion&quot;,&quot;URL&quot;:&quot;https://web.archive.org/web/20080509163314/http://www.chilit.org/Published%20Papers/56.%20McCulloch%20--%20Delusion.PDF&quot;,&quot;author&quot;:[{&quot;family&quot;:&quot;McCulloch&quot;,&quot;given&quot;:&quot;W.&quot;}],&quot;accessed&quot;:{&quot;date-parts&quot;:[[&quot;2021&quot;,5,14]]},&quot;issued&quot;:{&quot;date-parts&quot;:[[&quot;1953&quot;]]}}}],&quot;schema&quot;:&quot;https://github.com/citation-style-language/schema/raw/master/csl-citation.json&quot;} RND5hRoXp30X1"/><text:span text:style-name="T27">.</text:span></text:p>
      <text:p text:style-name="P11"/>
      <text:h text:style-name="Heading_20_2" text:outline-level="2">3.4 Des languages protéiformes pour une langue spatialisée</text:h>
      <text:p text:style-name="P11"/>
      <text:p text:style-name="P13"><text:span text:style-name="T27">Ce style diagrammatique se voit directement traduit en des projets d’IA dès le début des années 1950. Le SNARC de Marvin Minsky et Dean Edmonds en 1951</text:span><text:reference-mark-start text:name="ZOTERO_ITEM CSL_CITATION {&quot;citationID&quot;:&quot;Z7lii7ce&quot;,&quot;properties&quot;:{&quot;formattedCitation&quot;:&quot;(Crevier)&quot;,&quot;plainCitation&quot;:&quot;(Crevier)&quot;,&quot;noteIndex&quot;:0},&quot;citationItems&quot;:[{&quot;id&quot;:799,&quot;uris&quot;:[&quot;http://zotero.org/users/local/pqyV8Kj5/items/54T48QU7&quot;],&quot;uri&quot;:[&quot;http://zotero.org/users/local/pqyV8Kj5/items/54T48QU7&quot;],&quot;itemData&quot;:{&quot;id&quot;:799,&quot;type&quot;:&quot;book&quot;,&quot;abstract&quot;:&quot;In the summer of 1956, ten young scientists, some barely out of their doctoral studies, sat down to consider the astounding proposition that \&quot;every aspect of learning or any other feature of intelligence can, in principle, be so precisely described that a machine can be made to simulate it.\&quot; Armed with their own enthusiasm, the excitement of the idea itself, and an infusion of government money, they predicted that the whole range of human intelligence would be programmable within their own lifetimes. Nearly half a century later, the field has grown exponentially - with mixed results.Based on extensive interviews with the major players, including Marvin Minsky, Herbert Simon, Allen Newell, Raj Reddy, and Patrick Winston, AI is part intellectual history, part business history. Rich with anecdotes about the founders and leaders of the field and their celebrated feuds and intellectual gamesmanship, the book chronicles their dramatic successes (\&quot;expert\&quot; systems, robotics, \&quot;smart\&quot; technologies, and even world-class chess playing) and their equally dramatic failures (language processing, learning), and shows how early in the next century researchers hope to teach their computers \&quot;common sense,\&quot; the next necessary breakthrough.The story of AI is an exhilarating saga of new programs and new hardware, yet it is also the story of a slow but steady acquisition of knowledge about how humans think. Daniel Crevier traces AI's emergence from the fields of philosophy, mathematics, psychology, and neurology, chronicling the development of primitive computing devices and ultimately the creation of a brave new world described chiefly in acronyms: SOAR, Cyc, EURISKO, among others.The quest for artificial intelligence raises profound issues about the nature of mind and soul as well as fascinating philosophical questions. Will we humans one day have to share our world with entities smarter than ourselves? And can we rely on these creations to make vital decisions for us - business, scientific, legal, and even moral choices? Crevier discusses these questions with the leaders of AI, and they offer some surprising answers.&quot;,&quot;ISBN&quot;:&quot;978-0-465-02997-6&quot;,&quot;language&quot;:&quot;en&quot;,&quot;note&quot;:&quot;Google-Books-ID: QJNQAAAAMAAJ&quot;,&quot;number-of-pages&quot;:&quot;408&quot;,&quot;publisher&quot;:&quot;Basic Books&quot;,&quot;source&quot;:&quot;Google Books&quot;,&quot;title&quot;:&quot;Ai: The Tumultuous History Of The Search For Artificial Intelligence&quot;,&quot;title-short&quot;:&quot;Ai&quot;,&quot;author&quot;:[{&quot;family&quot;:&quot;Crevier&quot;,&quot;given&quot;:&quot;Daniel&quot;}],&quot;issued&quot;:{&quot;date-parts&quot;:[[&quot;1993&quot;,5,18]]}}}],&quot;schema&quot;:&quot;https://github.com/citation-style-language/schema/raw/master/csl-citation.json&quot;} RNDq78f84EaoS"/><text:span text:style-name="T27">(Crevier)</text:span><text:reference-mark-end text:name="ZOTERO_ITEM CSL_CITATION {&quot;citationID&quot;:&quot;Z7lii7ce&quot;,&quot;properties&quot;:{&quot;formattedCitation&quot;:&quot;(Crevier)&quot;,&quot;plainCitation&quot;:&quot;(Crevier)&quot;,&quot;noteIndex&quot;:0},&quot;citationItems&quot;:[{&quot;id&quot;:799,&quot;uris&quot;:[&quot;http://zotero.org/users/local/pqyV8Kj5/items/54T48QU7&quot;],&quot;uri&quot;:[&quot;http://zotero.org/users/local/pqyV8Kj5/items/54T48QU7&quot;],&quot;itemData&quot;:{&quot;id&quot;:799,&quot;type&quot;:&quot;book&quot;,&quot;abstract&quot;:&quot;In the summer of 1956, ten young scientists, some barely out of their doctoral studies, sat down to consider the astounding proposition that \&quot;every aspect of learning or any other feature of intelligence can, in principle, be so precisely described that a machine can be made to simulate it.\&quot; Armed with their own enthusiasm, the excitement of the idea itself, and an infusion of government money, they predicted that the whole range of human intelligence would be programmable within their own lifetimes. Nearly half a century later, the field has grown exponentially - with mixed results.Based on extensive interviews with the major players, including Marvin Minsky, Herbert Simon, Allen Newell, Raj Reddy, and Patrick Winston, AI is part intellectual history, part business history. Rich with anecdotes about the founders and leaders of the field and their celebrated feuds and intellectual gamesmanship, the book chronicles their dramatic successes (\&quot;expert\&quot; systems, robotics, \&quot;smart\&quot; technologies, and even world-class chess playing) and their equally dramatic failures (language processing, learning), and shows how early in the next century researchers hope to teach their computers \&quot;common sense,\&quot; the next necessary breakthrough.The story of AI is an exhilarating saga of new programs and new hardware, yet it is also the story of a slow but steady acquisition of knowledge about how humans think. Daniel Crevier traces AI's emergence from the fields of philosophy, mathematics, psychology, and neurology, chronicling the development of primitive computing devices and ultimately the creation of a brave new world described chiefly in acronyms: SOAR, Cyc, EURISKO, among others.The quest for artificial intelligence raises profound issues about the nature of mind and soul as well as fascinating philosophical questions. Will we humans one day have to share our world with entities smarter than ourselves? And can we rely on these creations to make vital decisions for us - business, scientific, legal, and even moral choices? Crevier discusses these questions with the leaders of AI, and they offer some surprising answers.&quot;,&quot;ISBN&quot;:&quot;978-0-465-02997-6&quot;,&quot;language&quot;:&quot;en&quot;,&quot;note&quot;:&quot;Google-Books-ID: QJNQAAAAMAAJ&quot;,&quot;number-of-pages&quot;:&quot;408&quot;,&quot;publisher&quot;:&quot;Basic Books&quot;,&quot;source&quot;:&quot;Google Books&quot;,&quot;title&quot;:&quot;Ai: The Tumultuous History Of The Search For Artificial Intelligence&quot;,&quot;title-short&quot;:&quot;Ai&quot;,&quot;author&quot;:[{&quot;family&quot;:&quot;Crevier&quot;,&quot;given&quot;:&quot;Daniel&quot;}],&quot;issued&quot;:{&quot;date-parts&quot;:[[&quot;1993&quot;,5,18]]}}}],&quot;schema&quot;:&quot;https://github.com/citation-style-language/schema/raw/master/csl-citation.json&quot;} RNDq78f84EaoS"/><text:span text:style-name="T27"> et le Mark I Perceptron de Frank Rosenblatt en 1960. Ces deux projets sont plus matière que logiciel, consistant en des enchevêtrements de cables, agissant eux-même comme neurones artificiels. Il s’agit alors de prendre en compte la totalité d’une situation, contrairement à son essentialisation par des moyens symboliques, et d’estimer la conclusion la plus probable, plutôt que celle qui serait mathématiquement vérifiable, cette fois testés sur des standards tels que la sortie d’un labyrinthe.</text:span></text:p>
      <text:p text:style-name="P11"/>
      <text:p text:style-name="P13"><text:span text:style-name="T27">Ici encore, ces premières tentatives se heurtent aux limitations du matériel informatique de l’époque, mais c’est cette approche du language en tant qu’intriquement lié à la neuroplasticité qui prédominera lors de l’émergence de l’apprentissage profond au début des années 2010 qui, après un “hiver de l’IA”, font la part belle à des modèles probabilistiques, à la combinaison de divers algorithmes et à la supervision humaine des résultats</text:span><text:reference-mark-start text:name="ZOTERO_ITEM CSL_CITATION {&quot;citationID&quot;:&quot;asJMkMKo&quot;,&quot;properties&quot;:{&quot;formattedCitation&quot;:&quot;(Nilsson)&quot;,&quot;plainCitation&quot;:&quot;(Nilsson)&quot;,&quot;noteIndex&quot;:0},&quot;citationItems&quot;:[{&quot;id&quot;:788,&quot;uris&quot;:[&quot;http://zotero.org/users/local/pqyV8Kj5/items/YE37CZKI&quot;],&quot;uri&quot;:[&quot;http://zotero.org/users/local/pqyV8Kj5/items/YE37CZKI&quot;],&quot;itemData&quot;:{&quot;id&quot;:788,&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ISBN&quot;:&quot;978-1-139-64282-8&quot;,&quot;language&quot;:&quot;en&quot;,&quot;note&quot;:&quot;Google-Books-ID: nUJdAAAAQBAJ&quot;,&quot;number-of-pages&quot;:&quot;622&quot;,&quot;publisher&quot;:&quot;Cambridge University Press&quot;,&quot;source&quot;:&quot;Google Books&quot;,&quot;title&quot;:&quot;The Quest for Artificial Intelligence&quot;,&quot;author&quot;:[{&quot;family&quot;:&quot;Nilsson&quot;,&quot;given&quot;:&quot;Nils J.&quot;}],&quot;issued&quot;:{&quot;date-parts&quot;:[[&quot;2009&quot;,10,30]]}}}],&quot;schema&quot;:&quot;https://github.com/citation-style-language/schema/raw/master/csl-citation.json&quot;} RND122OtgGlD0"/><text:span text:style-name="T27">(Nilsson)</text:span><text:reference-mark-end text:name="ZOTERO_ITEM CSL_CITATION {&quot;citationID&quot;:&quot;asJMkMKo&quot;,&quot;properties&quot;:{&quot;formattedCitation&quot;:&quot;(Nilsson)&quot;,&quot;plainCitation&quot;:&quot;(Nilsson)&quot;,&quot;noteIndex&quot;:0},&quot;citationItems&quot;:[{&quot;id&quot;:788,&quot;uris&quot;:[&quot;http://zotero.org/users/local/pqyV8Kj5/items/YE37CZKI&quot;],&quot;uri&quot;:[&quot;http://zotero.org/users/local/pqyV8Kj5/items/YE37CZKI&quot;],&quot;itemData&quot;:{&quot;id&quot;:788,&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ISBN&quot;:&quot;978-1-139-64282-8&quot;,&quot;language&quot;:&quot;en&quot;,&quot;note&quot;:&quot;Google-Books-ID: nUJdAAAAQBAJ&quot;,&quot;number-of-pages&quot;:&quot;622&quot;,&quot;publisher&quot;:&quot;Cambridge University Press&quot;,&quot;source&quot;:&quot;Google Books&quot;,&quot;title&quot;:&quot;The Quest for Artificial Intelligence&quot;,&quot;author&quot;:[{&quot;family&quot;:&quot;Nilsson&quot;,&quot;given&quot;:&quot;Nils J.&quot;}],&quot;issued&quot;:{&quot;date-parts&quot;:[[&quot;2009&quot;,10,30]]}}}],&quot;schema&quot;:&quot;https://github.com/citation-style-language/schema/raw/master/csl-citation.json&quot;} RND122OtgGlD0"/><text:span text:style-name="T27">. Cette approche spatiale de l’intelligence et du language se retrouve alors traduite dans les languages utilisés afin d’implémenter ces réseaux neuronaux.</text:span></text:p>
      <text:p text:style-name="P11"/>
      <text:p text:style-name="P7"><text:span text:style-name="T27">Le language Python devient le language de prédilection de cette nouvelle IA, dont sont issus les modèles Transformer, dont GPT-3 fait partie. Par rapport à LISP, on peut identifier une perte de rigueur mathématique pour un gain d’effectivité, laissant les concepts linguistiques se définir </text:span><text:span text:style-name="T40">de facto</text:span><text:span text:style-name="T27"> et </text:span><text:span text:style-name="T40">in situ</text:span><text:span text:style-name="T27">.</text:span></text:p>
      <text:p text:style-name="P13"><text:span text:style-name="T27"><text:line-break/>Tandis que LISP se limite à une seule unité de base, Python permet une interface facile de plusieurs types de données de manière quasi-simultanée (une particularité des </text:span><text:span text:style-name="T40">scripting languages</text:span><text:span text:style-name="T27"> dont Python fait partie). Plus particulièrement, Python permet l’utilisation de </text:span><text:span text:style-name="T40">data-frames</text:span><text:span text:style-name="T27">, ensemble de données manipulées simultanément. Ces </text:span><text:span text:style-name="T40">data-frames</text:span><text:span text:style-name="T27"> conviennent particulièrement à une représentation du language en tant que vecteurs dans un espaces à un très grand nombre de dimensions</text:span><text:reference-mark-start text:name="ZOTERO_ITEM CSL_CITATION {&quot;citationID&quot;:&quot;jjGZZ4Vo&quot;,&quot;properties&quot;:{&quot;formattedCitation&quot;:&quot;(Mikolov et al.)&quot;,&quot;plainCitation&quot;:&quot;(Mikolov et al.)&quot;,&quot;noteIndex&quot;:0},&quot;citationItems&quot;:[{&quot;id&quot;:772,&quot;uris&quot;:[&quot;http://zotero.org/users/local/pqyV8Kj5/items/KBD4VF8C&quot;],&quot;uri&quot;:[&quot;http://zotero.org/users/local/pqyV8Kj5/items/KBD4VF8C&quot;],&quot;itemData&quot;:{&quot;id&quot;:772,&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1&quot;,9,12]]},&quot;issued&quot;:{&quot;date-parts&quot;:[[&quot;2013&quot;,9,6]]}}}],&quot;schema&quot;:&quot;https://github.com/citation-style-language/schema/raw/master/csl-citation.json&quot;} RNDdHLWq3ezGn"/><text:span text:style-name="T27">(Mikolov et al.)</text:span><text:reference-mark-end text:name="ZOTERO_ITEM CSL_CITATION {&quot;citationID&quot;:&quot;jjGZZ4Vo&quot;,&quot;properties&quot;:{&quot;formattedCitation&quot;:&quot;(Mikolov et al.)&quot;,&quot;plainCitation&quot;:&quot;(Mikolov et al.)&quot;,&quot;noteIndex&quot;:0},&quot;citationItems&quot;:[{&quot;id&quot;:772,&quot;uris&quot;:[&quot;http://zotero.org/users/local/pqyV8Kj5/items/KBD4VF8C&quot;],&quot;uri&quot;:[&quot;http://zotero.org/users/local/pqyV8Kj5/items/KBD4VF8C&quot;],&quot;itemData&quot;:{&quot;id&quot;:772,&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1&quot;,9,12]]},&quot;issued&quot;:{&quot;date-parts&quot;:[[&quot;2013&quot;,9,6]]}}}],&quot;schema&quot;:&quot;https://github.com/citation-style-language/schema/raw/master/csl-citation.json&quot;} RNDdHLWq3ezGn"/><text:span text:style-name="T27">. Cette représentation vectorielle implique une continuité du language qui demeurait inexistante, ou du moins compliquée à représenter, dans une conception symbolique des langues naturelles. Un mot, une proposition, une phrase ou un texte sont représentés par un point et une direction, et donc par une relation spatiale à tous les autres mots, propositions, phrases ou textes pouvant potentiellement exister. Cette relation est immédiate et empirique, plutôt qu’une parenté abstraite qui demande la traversée entière d’une structure arborescente afin de connecter deux éléments linguistiques.</text:span></text:p>
      <text:p text:style-name="P7"><text:soft-page-break/><text:span text:style-name="T27">Le style des cybernéticiens faisant la part belle à la communication entre organismes incarnés, Python permet cela en permettant l’utilisation optimale des différents matériaux qui composent un ordinateur. Particulièrement, son implémentation en C permet une communication extrêmement rapide avec le CPU et le GPU, deux unités de calculs—respectivement séquentielle et parallèle. Nous retrouvons aussi, d’une certaine manière, la nécéssité d’une incarnation et d’une situation favorisée par les linguistiques statistiques.</text:span></text:p>
      <text:p text:style-name="P11"/>
      <text:p text:style-name="P7"><text:span text:style-name="T27">C’est à partir de l’environnement fictionnel des recherches en statistique et neurophysiologie, telle que l’idée que le cerveau </text:span><text:span text:style-name="T30">est avant tout un organe matériel et biologique, et qu’il </text:span><text:span text:style-name="T27">est é</text:span><text:span text:style-name="T30">galement</text:span><text:span text:style-name="T27"> une machine de Turing, par d’un style de notation qui permet l’interconnexion and l’incorporation de données externes, et au travers d’outils pratiques qui permettent la manipulation rapide (et donc matérielle) d’une représentation spatiale du language, que se trouve la conception et le développement du modèle GPT-3. Ce postulat du language comme spatial et matériel comporte des implications pour notre conception de l’écrit et du littéraire vers lesquelles nous nous tournons ensuite.</text:span></text:p>
      <text:p text:style-name="P11"/>
      <text:h text:style-name="Heading_20_1" text:outline-level="1">4 Le language matériel</text:h>
      <text:p text:style-name="Text_20_body"/>
      <text:h text:style-name="Heading_20_2" text:outline-level="2">4.1 GPT-3</text:h>
      <text:p text:style-name="Text_20_body">En conséquence d’un changement dans la recherche—changement stylistique, plutôt que fondamental—, et avec l’implémentation Python de GPT-3 par OpenAI, il ne s’agit plus de considérer le language comme une liste atomique d’entités connectées par des liens syntactiques préétablis, mais au contraire <text:s/>comme un espace vectoriel continu à hautes dimensions. Les textes sont représentés comme donnée spatiale, et accédés comme donnée spatiale, avant d’être convertis à nouveau en format lisible de phrase naturel. Au lieu d’assumer une structure pré-existante, telle une grammaire générative, il s’agit de construire un paysage textuel à partir de toutes les relations possibles entre chaque termes extrait du texte.</text:p>
      <text:p text:style-name="Text_20_body">L’architecture Transformer, sur laquelle GPT-3 est donc basée, crée donc un réseau multidirectionnel de relations entre termes extraits d’un corpus gigantesque. Le mécanisme-clé du système est représenté par un <text:span text:style-name="T3">diagramme</text:span><text:span text:style-name="T7">, plutôt que par une liste de symbole: la compréhension et génération du language passe bien par un style statistique et systématique, plutôt que symbolique</text:span><text:reference-mark-start text:name="ZOTERO_ITEM CSL_CITATION {&quot;citationID&quot;:&quot;0CYcBEk3&quot;,&quot;properties&quot;:{&quot;formattedCitation&quot;:&quot;(Vaswani et al.)&quot;,&quot;plainCitation&quot;:&quot;(Vaswani et al.)&quot;,&quot;noteIndex&quot;:0},&quot;citationItems&quot;:[{&quot;id&quot;:804,&quot;uris&quot;:[&quot;http://zotero.org/users/local/pqyV8Kj5/items/V4T89A59&quot;],&quot;uri&quot;:[&quot;http://zotero.org/users/local/pqyV8Kj5/items/V4T89A59&quot;],&quot;itemData&quot;:{&quot;id&quot;:804,&quot;type&quot;:&quot;article-journal&quot;,&quot;abstract&quot;:&quot;The dominant sequence transduction models are based on complex recurrent or convolutional neural networks in an encoder-decoder configuration.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container-title&quot;:&quot;arXiv:1706.03762 [cs]&quot;,&quot;note&quot;:&quot;arXiv: 1706.03762\nversion: 5&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1&quot;,9,14]]},&quot;issued&quot;:{&quot;date-parts&quot;:[[&quot;2017&quot;,12,5]]}}}],&quot;schema&quot;:&quot;https://github.com/citation-style-language/schema/raw/master/csl-citation.json&quot;} RNDWPyWUSayuq"/><text:span text:style-name="T7">(Vaswani et al.)</text:span><text:reference-mark-end text:name="ZOTERO_ITEM CSL_CITATION {&quot;citationID&quot;:&quot;0CYcBEk3&quot;,&quot;properties&quot;:{&quot;formattedCitation&quot;:&quot;(Vaswani et al.)&quot;,&quot;plainCitation&quot;:&quot;(Vaswani et al.)&quot;,&quot;noteIndex&quot;:0},&quot;citationItems&quot;:[{&quot;id&quot;:804,&quot;uris&quot;:[&quot;http://zotero.org/users/local/pqyV8Kj5/items/V4T89A59&quot;],&quot;uri&quot;:[&quot;http://zotero.org/users/local/pqyV8Kj5/items/V4T89A59&quot;],&quot;itemData&quot;:{&quot;id&quot;:804,&quot;type&quot;:&quot;article-journal&quot;,&quot;abstract&quot;:&quot;The dominant sequence transduction models are based on complex recurrent or convolutional neural networks in an encoder-decoder configuration. The best performing models also connect the encoder and decoder through an attention mechanism. We propose a new simple network architecture, the Transformer, based solely on attention mechanisms, dispensing with recurrence and convolutions entirely. Experiments on two machine translation tasks show these models to be superior in quality while being more parallelizable and requiring significantly less time to train. Our model achieves 28.4 BLEU on the WMT 2014 English-to-German translation task, improving over the existing best results, including ensembles by over 2 BLEU. On the WMT 2014 English-to-French translation task, our model establishes a new single-model state-of-the-art BLEU score of 41.8 after training for 3.5 days on eight GPUs, a small fraction of the training costs of the best models from the literature. We show that the Transformer generalizes well to other tasks by applying it successfully to English constituency parsing both with large and limited training data.&quot;,&quot;container-title&quot;:&quot;arXiv:1706.03762 [cs]&quot;,&quot;note&quot;:&quot;arXiv: 1706.03762\nversion: 5&quot;,&quot;source&quot;:&quot;arXiv.org&quot;,&quot;title&quot;:&quot;Attention Is All You Need&quot;,&quot;URL&quot;:&quot;http://arxiv.org/abs/1706.03762&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Lukasz&quot;},{&quot;family&quot;:&quot;Polosukhin&quot;,&quot;given&quot;:&quot;Illia&quot;}],&quot;accessed&quot;:{&quot;date-parts&quot;:[[&quot;2021&quot;,9,14]]},&quot;issued&quot;:{&quot;date-parts&quot;:[[&quot;2017&quot;,12,5]]}}}],&quot;schema&quot;:&quot;https://github.com/citation-style-language/schema/raw/master/csl-citation.json&quot;} RNDWPyWUSayuq"/><text:span text:style-name="T7">. Il est désormais possible d’explorer ce terrain linguistique, comme le font déjà certains </text:span><text:span text:style-name="T27">projets</text:span><text:span text:style-name="T7"> expérimentaux, </text:span><text:span text:style-name="T23">notamment </text:span><text:span text:style-name="T5">Compasses</text:span><text:span text:style-name="T23"> d’Allison Parrish, </text:span><text:span text:style-name="T5">1 the road</text:span><text:span text:style-name="T23"> de Ross Goodwin, ou le jeu </text:span><text:span text:style-name="T5">AI Dungeon</text:span><text:span text:style-name="T23"> par Latitude</text:span><text:span text:style-name="T7">.</text:span></text:p>
      <text:p text:style-name="Text_20_body"/>
      <text:h text:style-name="Heading_20_2" text:outline-level="2">4.2 Une littérature étendue</text:h>
      <text:p text:style-name="Text_20_body"/>
      <text:p text:style-name="Text_20_body">Quelles sont les conséquences d’un texte généré automatiquement, et dont la qualité égale celle d’un <text:soft-page-break/>auteur humain? La première est celle d’une <text:span text:style-name="T31">reconception</text:span> des barrières de genre. Tandis qu’une approche symbolique se focalisait sur des catégories de texte spécifiques (problèmes de logique, analyse de littérature de jeunesse, conversation dans un environnement contrôlé), l’approche statistique de GPT-3 n’établit pas de distinction entre types de texte; au contraire, c’est la quantité de matière textuelle qui prime<text:note text:id="ftn37" text:note-class="footnote"><text:note-citation>1</text:note-citation><text:note-body><text:p text:style-name="P1">GPT-3 est entraîné sur 175 milliards de paramètres, dix fois plus importants que le deuxième plus grand modèle, Turing NLG.</text:p></text:note-body></text:note>. Si la définition du genre n’est pas théorique, elle est néanmoins pratique: statistiquement, certaines phrases vont ensemble, d’autres n’apparaissent jamais dans un même texte.</text:p>
      <text:p text:style-name="Text_20_body">En ce qui concerne la question de la créativité d’une IA de ce type, un style de la statistique nécéssite forcément un corpus pré-existant, ce qui implique alors un résultat reposant exclusivement sur la recombination de données passées. De par cette approche, la question de la construction artificielle d’un raisonnement, et donc possiblement de création nouvelle, trouve une réponse limitée<text:reference-mark-start text:name="ZOTERO_ITEM CSL_CITATION {&quot;citationID&quot;:&quot;bG8GDg49&quot;,&quot;properties&quot;:{&quot;formattedCitation&quot;:&quot;(Marcus and Davis; Bender et al.)&quot;,&quot;plainCitation&quot;:&quot;(Marcus and Davis; Bender et al.)&quot;,&quot;noteIndex&quot;:0},&quot;citationItems&quot;:[{&quot;id&quot;:810,&quot;uris&quot;:[&quot;http://zotero.org/users/local/pqyV8Kj5/items/QDKHJ77W&quot;],&quot;uri&quot;:[&quot;http://zotero.org/users/local/pqyV8Kj5/items/QDKHJ77W&quot;],&quot;itemData&quot;:{&quot;id&quot;:810,&quot;type&quot;:&quot;webpage&quot;,&quot;abstract&quot;:&quot;Tests show that the popular AI still has a poor grasp of reality.&quot;,&quot;container-title&quot;:&quot;MIT Technology Review&quot;,&quot;language&quot;:&quot;en&quot;,&quot;title&quot;:&quot;GPT-3, Bloviator: OpenAI’s language generator has no idea what it’s talking about&quot;,&quot;title-short&quot;:&quot;GPT-3, Bloviator&quot;,&quot;URL&quot;:&quot;https://www.technologyreview.com/2020/08/22/1007539/gpt3-openai-language-generator-artificial-intelligence-ai-opinion/&quot;,&quot;author&quot;:[{&quot;family&quot;:&quot;Marcus&quot;,&quot;given&quot;:&quot;Gary&quot;},{&quot;family&quot;:&quot;Davis&quot;,&quot;given&quot;:&quot;Ernest&quot;}],&quot;accessed&quot;:{&quot;date-parts&quot;:[[&quot;2021&quot;,4,14]]},&quot;issued&quot;:{&quot;date-parts&quot;:[[&quot;2020&quot;,8,20]]}}},{&quot;id&quot;:812,&quot;uris&quot;:[&quot;http://zotero.org/users/local/pqyV8Kj5/items/U9GXQ2Z8&quot;],&quot;uri&quot;:[&quot;http://zotero.org/users/local/pqyV8Kj5/items/U9GXQ2Z8&quot;],&quot;itemData&quot;:{&quot;id&quot;:812,&quot;type&quot;:&quot;paper-conference&quot;,&quot;abstract&quot;:&quot;The past 3 years of work in NLP have been characterized by the development and deployment of ever larger language models, especially for English. BERT, its variants, GPT-2/3, and others, most recently Switch-C, have pushed the boundaries of the possible both through architectural innovations and through sheer size. Using these pretrained models and the methodology of fine-tuning them for specific tasks, researchers have extended the state of the art on a wide array of tasks as measured by leaderboards on specific benchmarks for English. In this paper, we take a step back and ask: How big is too big? What are the possible risks associated with this technology and what paths are available for mitigating those risks? We provide recommendations including weighing the environmental and financial costs first, investing resources into curating and carefully documenting datasets rather than ingesting everything on the web, carrying out pre-development exercises evaluating how the planned approach fits into research and development goals and supports stakeholder values, and encouraging research directions beyond ever larger language models.&quot;,&quot;collection-title&quot;:&quot;FAccT '21&quot;,&quot;container-title&quot;:&quot;Proceedings of the 2021 ACM Conference on Fairness, Accountability, and Transparency&quot;,&quot;DOI&quot;:&quot;10.1145/3442188.3445922&quot;,&quot;event-place&quot;:&quot;New York, NY, USA&quot;,&quot;ISBN&quot;:&quot;978-1-4503-8309-7&quot;,&quot;page&quot;:&quot;610–623&quot;,&quot;publisher&quot;:&quot;Association for Computing Machinery&quot;,&quot;publisher-place&quot;:&quot;New York, NY, USA&quot;,&quot;source&quot;:&quot;ACM Digital Library&quot;,&quot;title&quot;:&quot;On the Dangers of Stochastic Parrots: Can Language Models Be Too Big? &amp;#x1f99c;&quot;,&quot;title-short&quot;:&quot;On the Dangers of Stochastic Parrots&quot;,&quot;URL&quot;:&quot;https://doi.org/10.1145/3442188.3445922&quot;,&quot;author&quot;:[{&quot;family&quot;:&quot;Bender&quot;,&quot;given&quot;:&quot;Emily M.&quot;},{&quot;family&quot;:&quot;Gebru&quot;,&quot;given&quot;:&quot;Timnit&quot;},{&quot;family&quot;:&quot;McMillan-Major&quot;,&quot;given&quot;:&quot;Angelina&quot;},{&quot;family&quot;:&quot;Shmitchell&quot;,&quot;given&quot;:&quot;Shmargaret&quot;}],&quot;accessed&quot;:{&quot;date-parts&quot;:[[&quot;2021&quot;,9,14]]},&quot;issued&quot;:{&quot;date-parts&quot;:[[&quot;2021&quot;,3,3]]}}}],&quot;schema&quot;:&quot;https://github.com/citation-style-language/schema/raw/master/csl-citation.json&quot;} RNDYFxt3dadZH"/>(Marcus and Davis; Bender et al.)<text:reference-mark-end text:name="ZOTERO_ITEM CSL_CITATION {&quot;citationID&quot;:&quot;bG8GDg49&quot;,&quot;properties&quot;:{&quot;formattedCitation&quot;:&quot;(Marcus and Davis; Bender et al.)&quot;,&quot;plainCitation&quot;:&quot;(Marcus and Davis; Bender et al.)&quot;,&quot;noteIndex&quot;:0},&quot;citationItems&quot;:[{&quot;id&quot;:810,&quot;uris&quot;:[&quot;http://zotero.org/users/local/pqyV8Kj5/items/QDKHJ77W&quot;],&quot;uri&quot;:[&quot;http://zotero.org/users/local/pqyV8Kj5/items/QDKHJ77W&quot;],&quot;itemData&quot;:{&quot;id&quot;:810,&quot;type&quot;:&quot;webpage&quot;,&quot;abstract&quot;:&quot;Tests show that the popular AI still has a poor grasp of reality.&quot;,&quot;container-title&quot;:&quot;MIT Technology Review&quot;,&quot;language&quot;:&quot;en&quot;,&quot;title&quot;:&quot;GPT-3, Bloviator: OpenAI’s language generator has no idea what it’s talking about&quot;,&quot;title-short&quot;:&quot;GPT-3, Bloviator&quot;,&quot;URL&quot;:&quot;https://www.technologyreview.com/2020/08/22/1007539/gpt3-openai-language-generator-artificial-intelligence-ai-opinion/&quot;,&quot;author&quot;:[{&quot;family&quot;:&quot;Marcus&quot;,&quot;given&quot;:&quot;Gary&quot;},{&quot;family&quot;:&quot;Davis&quot;,&quot;given&quot;:&quot;Ernest&quot;}],&quot;accessed&quot;:{&quot;date-parts&quot;:[[&quot;2021&quot;,4,14]]},&quot;issued&quot;:{&quot;date-parts&quot;:[[&quot;2020&quot;,8,20]]}}},{&quot;id&quot;:812,&quot;uris&quot;:[&quot;http://zotero.org/users/local/pqyV8Kj5/items/U9GXQ2Z8&quot;],&quot;uri&quot;:[&quot;http://zotero.org/users/local/pqyV8Kj5/items/U9GXQ2Z8&quot;],&quot;itemData&quot;:{&quot;id&quot;:812,&quot;type&quot;:&quot;paper-conference&quot;,&quot;abstract&quot;:&quot;The past 3 years of work in NLP have been characterized by the development and deployment of ever larger language models, especially for English. BERT, its variants, GPT-2/3, and others, most recently Switch-C, have pushed the boundaries of the possible both through architectural innovations and through sheer size. Using these pretrained models and the methodology of fine-tuning them for specific tasks, researchers have extended the state of the art on a wide array of tasks as measured by leaderboards on specific benchmarks for English. In this paper, we take a step back and ask: How big is too big? What are the possible risks associated with this technology and what paths are available for mitigating those risks? We provide recommendations including weighing the environmental and financial costs first, investing resources into curating and carefully documenting datasets rather than ingesting everything on the web, carrying out pre-development exercises evaluating how the planned approach fits into research and development goals and supports stakeholder values, and encouraging research directions beyond ever larger language models.&quot;,&quot;collection-title&quot;:&quot;FAccT '21&quot;,&quot;container-title&quot;:&quot;Proceedings of the 2021 ACM Conference on Fairness, Accountability, and Transparency&quot;,&quot;DOI&quot;:&quot;10.1145/3442188.3445922&quot;,&quot;event-place&quot;:&quot;New York, NY, USA&quot;,&quot;ISBN&quot;:&quot;978-1-4503-8309-7&quot;,&quot;page&quot;:&quot;610–623&quot;,&quot;publisher&quot;:&quot;Association for Computing Machinery&quot;,&quot;publisher-place&quot;:&quot;New York, NY, USA&quot;,&quot;source&quot;:&quot;ACM Digital Library&quot;,&quot;title&quot;:&quot;On the Dangers of Stochastic Parrots: Can Language Models Be Too Big? &amp;#x1f99c;&quot;,&quot;title-short&quot;:&quot;On the Dangers of Stochastic Parrots&quot;,&quot;URL&quot;:&quot;https://doi.org/10.1145/3442188.3445922&quot;,&quot;author&quot;:[{&quot;family&quot;:&quot;Bender&quot;,&quot;given&quot;:&quot;Emily M.&quot;},{&quot;family&quot;:&quot;Gebru&quot;,&quot;given&quot;:&quot;Timnit&quot;},{&quot;family&quot;:&quot;McMillan-Major&quot;,&quot;given&quot;:&quot;Angelina&quot;},{&quot;family&quot;:&quot;Shmitchell&quot;,&quot;given&quot;:&quot;Shmargaret&quot;}],&quot;accessed&quot;:{&quot;date-parts&quot;:[[&quot;2021&quot;,9,14]]},&quot;issued&quot;:{&quot;date-parts&quot;:[[&quot;2021&quot;,3,3]]}}}],&quot;schema&quot;:&quot;https://github.com/citation-style-language/schema/raw/master/csl-citation.json&quot;} RNDYFxt3dadZH"/>. Puisqu’ils sont extraits d’un ensemble donné, les textes de GPT-3 ressemblent d’avantage à un poème Dada porteur de sens et de cohérence qu’à un texte communiquant une idée.</text:p>
      <text:p text:style-name="Text_20_body"><text:span text:style-name="T31">Enfin, l’approche statistique nous montre la différence qui existe entre lire et écrire. Il est effectivement possible de générer des articles de presse, ou des romans, entiers, sans pour autant pouvoir commenter le contenu de ces articles par le même algorithme. Les buts avérés de cette recherche indiquent que ces deux domaines sont bien disjoints et ne sont pas le point fort de GPT-3.</text:span></text:p>
      <text:p text:style-name="P15"/>
      <text:h text:style-name="Heading_20_1" text:outline-level="1">5 Conclusion</text:h>
      <text:p text:style-name="P15"/>
      <text:p text:style-name="P16"><text:span text:style-name="T31">L’émergence de GPT-3 </text:span><text:span text:style-name="T33">peut donc être considérée comme</text:span><text:span text:style-name="T32"> </text:span><text:span text:style-name="T31">le fruit d’un changement de style dans la recherche scientifique. Autant l’approche symbolique que l’approche statistique existent au sein d’environnements fictionels, de buts avérés, de notations et d’outils différents, qui manifestent différentes conceptions du language. Dépassant la conception strictement symbolique du language qui trouve un écho dans le domaine de la linguistique générative, l’approche statistique considère d’avantage le language comme une matière existant dans l’espace, dont la représentation conditionne alors la manipulation, afin d’obtenir des résultats—certes excellents—dans un domaine bien particulier. Si les avancées technologiques nous proposent de questionner nos conceptions actuelles du language et du texte, </text:span><text:span text:style-name="T34">notamment sur les questions de délimitation des genres, et du rôle des textes passés comme influence des textes futurs,</text:span><text:span text:style-name="T31"> c’est </text:span><text:span text:style-name="T54">aussi</text:span><text:span text:style-name="T31"> </text:span><text:span text:style-name="T56">l’influence</text:span><text:span text:style-name="T31"> d’un style particulier </text:span><text:span text:style-name="T37">sur les réalisations techniques contemporaines </text:span><text:span text:style-name="T31">qu’il faut </text:span><text:span text:style-name="T57">retenir </text:span><text:span text:style-name="T31">afin d’en mesurer les opportunités et les limitations.</text:span></text:p>
      <text:p text:style-name="P16"><text:span text:style-name="T31"/></text:p>
      <text:h text:style-name="P3" text:outline-level="1">Bibliographie</text:h>
      <text:p text:style-name="Text_20_body"/>
      <text:section text:style-name="Sect1" text:name="ZOTERO_BIBL {&quot;uncited&quot;:[],&quot;omitted&quot;:[],&quot;custom&quot;:[]} CSL_BIBLIOGRAPHY RNDYiEtfxwWig">
        <text:p text:style-name="Bibliography_20_1">Bender, Emily M., et al. “On the Dangers of Stochastic Parrots: Can Language Models Be Too Big?” <text:span text:style-name="T2">Proceedings of the 2021 ACM Conference on Fairness, Accountability, and Transparency</text:span>, Association for Computing Machinery, 2021, pp. 610–23. <text:span text:style-name="T2">ACM Digital Library</text:span>, https://doi.org/10.1145/3442188.3445922.</text:p>
        <text:p text:style-name="Bibliography_20_1">Chomsky, Noam. “Syntactic Structures.” <text:span text:style-name="T2">Syntactic Structures</text:span>, De Gruyter Mouton, 2020. <text:span text:style-name="T2">www.degruyter.com</text:span>, https://doi.org/10.1515/9783112316009.</text:p>
        <text:p text:style-name="Bibliography_20_1">Collins, H. M. (Harry M. )., and T. J. (Trevor J. ). Pinch. <text:span text:style-name="T2">The Golem : What You Should Know about Science</text:span>. Cambridge [England] ; New York, NY : Cambridge University Press, 1998. <text:span text:style-name="T2">Internet Archive</text:span>, http://archive.org/details/golemwhatyoushou00coll.</text:p>
        <text:p text:style-name="Bibliography_20_1">Crevier, Daniel. <text:span text:style-name="T2">Ai: The Tumultuous History Of The Search For Artificial Intelligence</text:span>. Basic Books, 1993.</text:p>
        <text:p text:style-name="Bibliography_20_1">Floyd, Juliet. “Wittgenstein and Turing.” <text:span text:style-name="T2">Philosophy of Logic and Mathematics: Proceedings of the 41st International Ludwig Wittgenstein Symposium</text:span>, De Gruyter, 2019, pp. 263–96. <text:span text:style-name="T2">www.degruyter.com</text:span>, https://doi.org/10.1515/9783110657883-016.</text:p>
        <text:p text:style-name="Bibliography_20_1">Genette, Gérard. <text:span text:style-name="T2">Fiction &amp; Diction</text:span>. Cornell University Press, 1993.</text:p>
        <text:p text:style-name="Bibliography_20_1">Goody, Jack. <text:span text:style-name="T2">The Domestication of the Savage Mind</text:span>. Cambridge University Press, 1977.</text:p>
        <text:p text:style-name="Bibliography_20_1">GPT-3. “A Robot Wrote This Entire Article. Are You Scared yet, Human? | GPT-3.” <text:span text:style-name="T2">The Guardian</text:span>, 8 Sept. 2020, http://www.theguardian.com/commentisfree/2020/sep/08/robot-wrote-this-article-gpt-3.</text:p>
        <text:p text:style-name="Bibliography_20_1">Granger, Gilles-Gaston. <text:span text:style-name="T2">Essai d’une philosophie du style</text:span>. 0 edition, JACOB, 1988.</text:p>
        <text:p text:style-name="Bibliography_20_1">Hacking, Ian. “Styles of Scientific Thinking or Reasoning: A New Analytical Tool for Historians and Philosophers of the Sciences.” <text:span text:style-name="T2">Trends in the Historiography of Science</text:span>, edited by Kostas Gavroglu et al., Springer Netherlands, 1994, pp. 31–48. <text:span text:style-name="T2">Springer Link</text:span>, https://doi.org/10.1007/978-94-017-3596-4_3.</text:p>
        <text:p text:style-name="Bibliography_20_1">Krämer, Sybille. “‘The Mind’s Eye’: Visualizing the Non-Visual and the ‘Epistemology of the Line.’” <text:span text:style-name="T2">Volume 2 Volume 2</text:span>, De Gruyter, 2013, pp. 275–94. <text:span text:style-name="T2">www.degruyter.com</text:span>, https://doi.org/10.1515/9783110330496.275.</text:p>
        <text:p text:style-name="Bibliography_20_1">Latour, Bruno. <text:span text:style-name="T2">Science in Action: How to Follow Scientists and Engineers Through Society</text:span>. Harvard University Press, 1987.</text:p>
        <text:p text:style-name="Bibliography_20_1">Lettvin, J. Y., et al. “What the Frog’s Eye Tells the Frog’s Brain.” <text:span text:style-name="T2">Proceedings of the IRE</text:span>, vol. 47, no. 11, Nov. 1959, pp. 1940–51. <text:span text:style-name="T2">IEEE Xplore</text:span>, https://doi.org/10.1109/JRPROC.1959.287207.</text:p>
        <text:p text:style-name="Bibliography_20_1">Marcus, Gary, and Ernest Davis. “GPT-3, Bloviator: OpenAI’s Language Generator Has No Idea What It’s Talking about.” <text:span text:style-name="T2">MIT Technology Review</text:span>, 20 Aug. 2020, https://www.technologyreview.com/2020/08/22/1007539/gpt3-openai-language-generator-artificial-intelligence-ai-opinion/.</text:p>
        <text:p text:style-name="Bibliography_20_1">McCarthy, John, Marvin Minsky, et al. <text:span text:style-name="T2">A Proposal for the Dartmouth Summer Research Project on Artificial Intelligence.</text:span> Self-published, Aug. 1955, https://web.archive.org/web/20070826230310/http://www-formal.stanford.edu/jmc/history/dartmouth/dartmouth.html.</text:p>
        <text:p text:style-name="Bibliography_20_1">McCarthy, John, Michael I. Levin, et al. <text:span text:style-name="T2">LISP 1.5 Programmer’s Manual</text:span>. MIT Press, 1965.</text:p>
        <text:p text:style-name="Bibliography_20_1">McCulloch, W. “The Past of a Delusion.” <text:span text:style-name="T2">Chicago Literary Club</text:span>, 1953, https://web.archive.org/web/20080509163314/http://www.chilit.org/Published%20Papers/56.%20McCulloch%20--%20Delusion.PDF.</text:p>
        <text:p text:style-name="Bibliography_20_1">McCulloch, Warren S., and Walter Pitts. “A Logical Calculus of the Ideas Immanent in Nervous Activity.” <text:span text:style-name="T2">Bulletin of Mathematical Biology</text:span>, vol. 52, no. 1, Jan. 1990, pp. 99–115. <text:span text:style-name="T2">Springer Link</text:span>, <text:soft-page-break/>https://doi.org/10.1007/BF02459570.</text:p>
        <text:p text:style-name="Bibliography_20_1">Mikolov, Tomas, et al. “Efficient Estimation of Word Representations in Vector Space.” <text:span text:style-name="T2">ArXiv:1301.3781 [Cs]</text:span>, Sept. 2013. <text:span text:style-name="T2">arXiv.org</text:span>, http://arxiv.org/abs/1301.3781.</text:p>
        <text:p text:style-name="Bibliography_20_1">Newell, A., and F. M. Tonge. “An Introduction to Information Processing Language V.” <text:span text:style-name="T2">Communications of the ACM</text:span>, vol. 3, no. 4, Apr. 1960, pp. 205–11. <text:span text:style-name="T2">April 1960</text:span>, https://doi.org/10.1145/367177.367205.</text:p>
        <text:p text:style-name="Bibliography_20_1">Nilsson, Nils J. <text:span text:style-name="T2">The Quest for Artificial Intelligence</text:span>. Cambridge University Press, 2009.</text:p>
        <text:p text:style-name="Bibliography_20_1">Preziosi, Donald. <text:span text:style-name="T2">The Art of Art History: A Critical Anthology</text:span>. New Edition, Oxford University Press, 2009.</text:p>
        <text:p text:style-name="Bibliography_20_1">Russell, Bertrand. “Logical Positivism.” <text:span text:style-name="T2">Revue Internationale de Philosophie</text:span>, vol. 4, no. 11, Revue Internationale de Philosophie, 1950, pp. 3–19.</text:p>
        <text:p text:style-name="Bibliography_20_1">Sack, Warren. <text:span text:style-name="T2">The Software Arts</text:span>. MIT Press, 2019.</text:p>
        <text:p text:style-name="Bibliography_20_1">Samuel, Arthur L. “Programming Computers to Play Games.” <text:span text:style-name="T2">Advances in Computers</text:span>, edited by Franz L. Alt, vol. 1, Elsevier, 1960, pp. 165–92. <text:span text:style-name="T2">ScienceDirect</text:span>, https://doi.org/10.1016/S0065-2458(08)60608-7.</text:p>
        <text:p text:style-name="Bibliography_20_1">Sebeok, Thomas A. <text:span text:style-name="T2">Style in Language</text:span>. Cambridge (Mass.) : Massachusetts Institute of Technology, 1966. <text:span text:style-name="T2">Internet Archive</text:span>, http://archive.org/details/styleinlanguage00sebe.</text:p>
        <text:p text:style-name="Bibliography_20_1">Star, Susan Leigh. “Craft vs. Commodity, Mess vs. Transcendence:” <text:span text:style-name="T2">The Right Tools for the Job</text:span>, edited by Adele E. Clarke and Joan H. Fujimura, Princeton University Press, 1992, pp. 257–86, http://www.jstor.org/stable/j.ctt7zv5cv.13. JSTOR.</text:p>
        <text:p text:style-name="Bibliography_20_1">Vaswani, Ashish, et al. “Attention Is All You Need.” <text:span text:style-name="T2">ArXiv:1706.03762 [Cs]</text:span>, 5, Dec. 2017. <text:span text:style-name="T2">arXiv.org</text:span>, http://arxiv.org/abs/1706.03762.</text:p>
        <text:p text:style-name="Bibliography_20_1">Weinberg, Richard A. “Intelligence and IQ: Landmark Issues and Great Debates.” <text:span text:style-name="T2">American Psychologist</text:span>, vol. 44, no. 2, American Psychological Association, 1989, pp. 98–104. <text:span text:style-name="T2">APA PsycNet</text:span>, https://doi.org/10.1037/0003-066X.44.2.98.</text:p>
        <text:p text:style-name="Bibliography_20_1">Wiener, Norbert. <text:span text:style-name="T2">Cybernetics Or Control and Communication in the Animal and the Machine</text:span>. MIT Press, 1961.</text:p>
        <text:p text:style-name="Bibliography_20_1">---. “Generalized Harmonic Analysis.” <text:span text:style-name="T2">Acta Mathematica</text:span>, vol. 55, no. none, Institut Mittag-Leffler, Jan. 1930, pp. 117–258. <text:span text:style-name="T2">Project Euclid</text:span>, https://doi.org/10.1007/BF02546511.</text:p>
        <text:p text:style-name="Bibliography_20_1">---. <text:span text:style-name="T2">The Fourier Integral and Certain of Its Applications</text:span>. CUP Archive, 1988.</text:p>
        <text:p text:style-name="Bibliography_20_1">Williams, Sam. <text:span text:style-name="T2">Arguing A.I. : The Battle for Twenty-First-Century Science</text:span>. New York : AtRandom.com, 2002. <text:span text:style-name="T2">Internet Archive</text:span>, http://archive.org/details/arguingai00samw.</text:p>
        <text:p text:style-name="Bibliography_20_1">Winograd, Terry. <text:span text:style-name="T2">Procedures as a Representation for Data in a Computer Program for Understanding Natural Language</text:span>. Jan. 1971. <text:span text:style-name="T2">dspace.mit.edu</text:span>, https://dspace.mit.edu/handle/1721.1/7095.</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TC" svg:font-family="'Noto Sans CJK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T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T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TC" style:font-family-asian="'Noto Sans CJK TC'"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TC" style:font-family-asian="'Noto Sans CJK T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DejaVu Sans" style:font-family-complex="'DejaVu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family-generic="swiss" style:font-pitch="variable" fo:font-size="16pt" fo:font-weight="bold" style:font-size-asian="16pt" style:font-weight-asian="bold" style:font-size-complex="16pt" style:font-weight-complex="bold"/>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1-09-15T09:46:33.608819590</dc:date>
    <meta:editing-cycles>206</meta:editing-cycles>
    <meta:editing-duration>P1DT7H19M40S</meta:editing-duration>
    <meta:generator>LibreOffice/7.2.0.4$Linux_X86_64 LibreOffice_project/20$Build-4</meta:generator>
    <meta:document-statistic meta:table-count="0" meta:image-count="0" meta:object-count="0" meta:page-count="10" meta:paragraph-count="90" meta:word-count="4622" meta:character-count="32804" meta:non-whitespace-character-count="28296"/>
    <meta:user-defined meta:name="AppVersion">15.0000</meta:user-defined>
    <meta:user-defined meta:name="ZOTERO_PREF_1">&lt;data data-version="3" zotero-version="5.0.96.3"&gt;&lt;session id="F0JOiqiA"/&gt;&lt;style id="http://www.zotero.org/styles/modern-language-association" locale="en-US" hasBibliography="1" bibliographyStyleHasBeenSet="1"/&gt;&lt;prefs&gt;&lt;pref name="fieldType" value="Referenc</meta:user-defined>
    <meta:user-defined meta:name="ZOTERO_PREF_2">eMark"/&gt;&lt;pref name="automaticJournalAbbreviations" value="true"/&gt;&lt;/prefs&gt;&lt;/data&gt;</meta:user-defined>
  </office:meta>
</office:document-meta>
</file>